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9cm"/>
    </style:style>
    <style:style style:name="co3" style:family="table-column">
      <style:table-column-properties fo:break-before="auto" style:column-width="0.524cm"/>
    </style:style>
    <style:style style:name="co4" style:family="table-column">
      <style:table-column-properties fo:break-before="auto" style:column-width="9.931cm"/>
    </style:style>
    <style:style style:name="co5" style:family="table-column">
      <style:table-column-properties fo:break-before="auto" style:column-width="1.083cm"/>
    </style:style>
    <style:style style:name="co6" style:family="table-column">
      <style:table-column-properties fo:break-before="auto" style:column-width="2.521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4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38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38"/>
    <style:style style:name="ce4" style:family="table-cell" style:parent-style-name="Default" style:data-style-name="N38">
      <style:table-cell-properties fo:border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able-cell-properties style:rotation-angle="0"/>
    </style:style>
    <style:style style:name="ce9" style:family="table-cell" style:parent-style-name="Default" style:data-style-name="N37"/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1" style:family="table-cell" style:parent-style-name="Default">
      <style:text-properties style:font-name="Liberation Sans" style:font-name-asian="Droid Sans" style:font-name-complex="FreeSans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10"/>
    <style:style style:name="ce14" style:family="table-cell" style:parent-style-name="Default" style:data-style-name="N10">
      <style:table-cell-properties fo:border="non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2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997" table:default-cell-style-name="Default"/>
        <table:table-row table:style-name="ro2">
          <table:table-cell table:number-columns-repeated="1024"/>
        </table:table-row>
        <table:table-row table:style-name="ro2">
          <table:table-cell table:number-columns-repeated="26"/>
          <table:table-cell table:style-name="ce2" office:value-type="string">
            <text:p>Values</text:p>
          </table:table-cell>
          <table:table-cell table:style-name="ce2" office:value-type="string">
            <text:p>Threshold</text:p>
          </table:table-cell>
          <table:table-cell table:style-name="ce2" office:value-type="string">
            <text:p>Max</text:p>
          </table:table-cell>
          <table:table-cell table:number-columns-repeated="995"/>
        </table:table-row>
        <table:table-row table:style-name="ro2">
          <table:table-cell table:number-columns-repeated="26"/>
          <table:table-cell table:style-name="ce12" office:value-type="string">
            <text:p>1 – 1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50">
            <text:p>150</text:p>
          </table:table-cell>
          <table:table-cell table:number-columns-repeated="995"/>
        </table:table-row>
        <table:table-row table:style-name="ro2">
          <table:table-cell/>
          <table:table-cell table:style-name="ce2" office:value-type="string">
            <text:p>Gewichtung</text:p>
          </table:table-cell>
          <table:table-cell table:number-columns-repeated="16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2"/>
          <table:table-cell table:number-columns-repeated="997"/>
        </table:table-row>
        <table:table-row table:style-name="ro4">
          <table:table-cell table:number-columns-repeated="2"/>
          <table:table-cell table:style-name="ce6" office:value-type="string">
            <text:p>Traurigkeit</text:p>
          </table:table-cell>
          <table:table-cell table:style-name="ce6" office:value-type="string">
            <text:p>Wut</text:p>
          </table:table-cell>
          <table:table-cell table:style-name="ce6" office:value-type="string">
            <text:p>Langeweile</text:p>
          </table:table-cell>
          <table:table-cell table:style-name="ce6" office:value-type="string">
            <text:p>Erschöpfung</text:p>
          </table:table-cell>
          <table:table-cell table:style-name="ce6" office:value-type="string">
            <text:p>Motivationslosigkeit</text:p>
          </table:table-cell>
          <table:table-cell table:style-name="ce6" office:value-type="string">
            <text:p>Einsamkeit</text:p>
          </table:table-cell>
          <table:table-cell table:style-name="ce6" office:value-type="string">
            <text:p>Zurückweisung</text:p>
          </table:table-cell>
          <table:table-cell table:style-name="ce6" office:value-type="string">
            <text:p>Fehlende Körpernähe</text:p>
          </table:table-cell>
          <table:table-cell table:style-name="ce6" office:value-type="string">
            <text:p>Schuldgefühl</text:p>
          </table:table-cell>
          <table:table-cell table:style-name="ce6" office:value-type="string">
            <text:p>Frustration</text:p>
          </table:table-cell>
          <table:table-cell table:style-name="ce6" office:value-type="string">
            <text:p>Neid</text:p>
          </table:table-cell>
          <table:table-cell table:style-name="ce6" office:value-type="string">
            <text:p>Druck</text:p>
          </table:table-cell>
          <table:table-cell table:style-name="ce6" office:value-type="string">
            <text:p>Hilflosigkeit</text:p>
          </table:table-cell>
          <table:table-cell table:style-name="ce6" office:value-type="string">
            <text:p>Wertlosigkeit</text:p>
          </table:table-cell>
          <table:table-cell table:style-name="ce6" office:value-type="string">
            <text:p>Konzentrationsschwierigkeiten</text:p>
          </table:table-cell>
          <table:table-cell table:style-name="ce6" office:value-type="string">
            <text:p>Inneres Brennen</text:p>
          </table:table-cell>
          <table:table-cell table:style-name="ce6" office:value-type="string">
            <text:p>Angst</text:p>
          </table:table-cell>
          <table:table-cell table:style-name="ce6" office:value-type="string">
            <text:p>Schwere</text:p>
          </table:table-cell>
          <table:table-cell table:style-name="ce6" office:value-type="string">
            <text:p>Fehlende Bezugsperson</text:p>
          </table:table-cell>
          <table:table-cell table:style-name="ce6" office:value-type="string">
            <text:p>Blockierung/Depression</text:p>
          </table:table-cell>
          <table:table-cell table:style-name="ce6" office:value-type="string">
            <text:p>Egalitäre Haltung</text:p>
          </table:table-cell>
          <table:table-cell table:style-name="ce6" office:value-type="string">
            <text:p>Suizidialität</text:p>
          </table:table-cell>
          <table:table-cell table:style-name="ce8" office:value-type="string">
            <text:p>Beschreibung</text:p>
          </table:table-cell>
          <table:table-cell table:style-name="ce2" office:value-type="string">
            <text:p>Total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1-01">
            <text:p>Mittwoch, 01. Januar 2014</text:p>
          </table:table-cell>
          <table:table-cell table:number-columns-repeated="22"/>
          <table:table-cell/>
          <table:table-cell table:formula="of:=[.C6]*[.$C$4]+[.D6]*[.$D$4]+[.E6]*[.$E$4]+[.F6]*[.$F$4]+[.G6]*[.$G$4]+[.H6]*[.$H$4]+[.I6]*[.$I$4]+[.J6]*[.$J$4]+[.K6]*[.$K$4]+[.L6]*[.$L$4]+[.M6]*[.$M$4]+[.N6]*[.$N$4]+[.O6]*[.$O$4]+[.P6]*[.$P$4]+[.Q6]*[.$Q$4]+[.R6]*[.$R$4]+[.S6]*[.$S$4]+[.T6]*[.$T$4]+[.U6]*[.$U$4]+[.V6]*[.$V$4]+[.W6]*[.$W$4]+[.X6]*[.$X$4]" office:value-type="float" office:value="0">
            <text:p>0</text:p>
          </table:table-cell>
          <table:table-cell table:style-name="ce13"/>
          <table:table-cell table:number-columns-repeated="997"/>
        </table:table-row>
        <table:table-row table:style-name="ro2">
          <table:table-cell/>
          <table:table-cell table:style-name="ce3" office:value-type="date" office:date-value="2014-01-02">
            <text:p>Donnerstag, 02. Januar 2014</text:p>
          </table:table-cell>
          <table:table-cell table:number-columns-repeated="22"/>
          <table:table-cell/>
          <table:table-cell table:formula="of:=[.C7]*[.$C$4]+[.D7]*[.$D$4]+[.E7]*[.$E$4]+[.F7]*[.$F$4]+[.G7]*[.$G$4]+[.H7]*[.$H$4]+[.I7]*[.$I$4]+[.J7]*[.$J$4]+[.K7]*[.$K$4]+[.L7]*[.$L$4]+[.M7]*[.$M$4]+[.N7]*[.$N$4]+[.O7]*[.$O$4]+[.P7]*[.$P$4]+[.Q7]*[.$Q$4]+[.R7]*[.$R$4]+[.S7]*[.$S$4]+[.T7]*[.$T$4]+[.U7]*[.$U$4]+[.V7]*[.$V$4]+[.W7]*[.$W$4]+[.X7]*[.$X$4]" office:value-type="float" office:value="0">
            <text:p>0</text:p>
          </table:table-cell>
          <table:table-cell table:style-name="ce13"/>
          <table:table-cell table:number-columns-repeated="997"/>
        </table:table-row>
        <table:table-row table:style-name="ro2">
          <table:table-cell/>
          <table:table-cell table:style-name="ce3" office:value-type="date" office:date-value="2014-01-03">
            <text:p>Freitag, 03. Januar 2014</text:p>
          </table:table-cell>
          <table:table-cell table:number-columns-repeated="22"/>
          <table:table-cell/>
          <table:table-cell table:formula="of:=[.C8]*[.$C$4]+[.D8]*[.$D$4]+[.E8]*[.$E$4]+[.F8]*[.$F$4]+[.G8]*[.$G$4]+[.H8]*[.$H$4]+[.I8]*[.$I$4]+[.J8]*[.$J$4]+[.K8]*[.$K$4]+[.L8]*[.$L$4]+[.M8]*[.$M$4]+[.N8]*[.$N$4]+[.O8]*[.$O$4]+[.P8]*[.$P$4]+[.Q8]*[.$Q$4]+[.R8]*[.$R$4]+[.S8]*[.$S$4]+[.T8]*[.$T$4]+[.U8]*[.$U$4]+[.V8]*[.$V$4]+[.W8]*[.$W$4]+[.X8]*[.$X$4]" office:value-type="float" office:value="0">
            <text:p>0</text:p>
          </table:table-cell>
          <table:table-cell table:style-name="ce13"/>
          <table:table-cell table:number-columns-repeated="997"/>
        </table:table-row>
        <table:table-row table:style-name="ro2">
          <table:table-cell/>
          <table:table-cell table:style-name="ce3" office:value-type="date" office:date-value="2014-01-04">
            <text:p>Samstag, 04. Januar 2014</text:p>
          </table:table-cell>
          <table:table-cell table:number-columns-repeated="22"/>
          <table:table-cell/>
          <table:table-cell table:formula="of:=[.C9]*[.$C$4]+[.D9]*[.$D$4]+[.E9]*[.$E$4]+[.F9]*[.$F$4]+[.G9]*[.$G$4]+[.H9]*[.$H$4]+[.I9]*[.$I$4]+[.J9]*[.$J$4]+[.K9]*[.$K$4]+[.L9]*[.$L$4]+[.M9]*[.$M$4]+[.N9]*[.$N$4]+[.O9]*[.$O$4]+[.P9]*[.$P$4]+[.Q9]*[.$Q$4]+[.R9]*[.$R$4]+[.S9]*[.$S$4]+[.T9]*[.$T$4]+[.U9]*[.$U$4]+[.V9]*[.$V$4]+[.W9]*[.$W$4]+[.X9]*[.$X$4]" office:value-type="float" office:value="0">
            <text:p>0</text:p>
          </table:table-cell>
          <table:table-cell table:style-name="ce13"/>
          <table:table-cell table:number-columns-repeated="997"/>
        </table:table-row>
        <table:table-row table:style-name="ro2">
          <table:table-cell/>
          <table:table-cell table:style-name="ce3" office:value-type="date" office:date-value="2014-01-05">
            <text:p>Sonntag, 05. Januar 2014</text:p>
          </table:table-cell>
          <table:table-cell table:number-columns-repeated="22"/>
          <table:table-cell/>
          <table:table-cell table:formula="of:=[.C10]*[.$C$4]+[.D10]*[.$D$4]+[.E10]*[.$E$4]+[.F10]*[.$F$4]+[.G10]*[.$G$4]+[.H10]*[.$H$4]+[.I10]*[.$I$4]+[.J10]*[.$J$4]+[.K10]*[.$K$4]+[.L10]*[.$L$4]+[.M10]*[.$M$4]+[.N10]*[.$N$4]+[.O10]*[.$O$4]+[.P10]*[.$P$4]+[.Q10]*[.$Q$4]+[.R10]*[.$R$4]+[.S10]*[.$S$4]+[.T10]*[.$T$4]+[.U10]*[.$U$4]+[.V10]*[.$V$4]+[.W10]*[.$W$4]+[.X10]*[.$X$4]" office:value-type="float" office:value="0">
            <text:p>0</text:p>
          </table:table-cell>
          <table:table-cell table:style-name="ce13"/>
          <table:table-cell table:number-columns-repeated="997"/>
        </table:table-row>
        <table:table-row table:style-name="ro2">
          <table:table-cell/>
          <table:table-cell table:style-name="ce3" office:value-type="date" office:date-value="2014-01-06">
            <text:p>Montag, 06. Januar 2014</text:p>
          </table:table-cell>
          <table:table-cell table:number-columns-repeated="22"/>
          <table:table-cell/>
          <table:table-cell table:formula="of:=[.C11]*[.$C$4]+[.D11]*[.$D$4]+[.E11]*[.$E$4]+[.F11]*[.$F$4]+[.G11]*[.$G$4]+[.H11]*[.$H$4]+[.I11]*[.$I$4]+[.J11]*[.$J$4]+[.K11]*[.$K$4]+[.L11]*[.$L$4]+[.M11]*[.$M$4]+[.N11]*[.$N$4]+[.O11]*[.$O$4]+[.P11]*[.$P$4]+[.Q11]*[.$Q$4]+[.R11]*[.$R$4]+[.S11]*[.$S$4]+[.T11]*[.$T$4]+[.U11]*[.$U$4]+[.V11]*[.$V$4]+[.W11]*[.$W$4]+[.X11]*[.$X$4]" office:value-type="float" office:value="0">
            <text:p>0</text:p>
          </table:table-cell>
          <table:table-cell table:style-name="ce13"/>
          <table:table-cell table:number-columns-repeated="997"/>
        </table:table-row>
        <table:table-row table:style-name="ro2">
          <table:table-cell/>
          <table:table-cell table:style-name="ce3" office:value-type="date" office:date-value="2014-01-07">
            <text:p>Dienstag, 07. Januar 2014</text:p>
          </table:table-cell>
          <table:table-cell table:number-columns-repeated="22"/>
          <table:table-cell/>
          <table:table-cell table:formula="of:=[.C12]*[.$C$4]+[.D12]*[.$D$4]+[.E12]*[.$E$4]+[.F12]*[.$F$4]+[.G12]*[.$G$4]+[.H12]*[.$H$4]+[.I12]*[.$I$4]+[.J12]*[.$J$4]+[.K12]*[.$K$4]+[.L12]*[.$L$4]+[.M12]*[.$M$4]+[.N12]*[.$N$4]+[.O12]*[.$O$4]+[.P12]*[.$P$4]+[.Q12]*[.$Q$4]+[.R12]*[.$R$4]+[.S12]*[.$S$4]+[.T12]*[.$T$4]+[.U12]*[.$U$4]+[.V12]*[.$V$4]+[.W12]*[.$W$4]+[.X12]*[.$X$4]" office:value-type="float" office:value="0">
            <text:p>0</text:p>
          </table:table-cell>
          <table:table-cell table:style-name="ce13"/>
          <table:table-cell table:number-columns-repeated="997"/>
        </table:table-row>
        <table:table-row table:style-name="ro2">
          <table:table-cell/>
          <table:table-cell table:style-name="ce3" office:value-type="date" office:date-value="2014-01-08">
            <text:p>Mittwoch, 08. Januar 2014</text:p>
          </table:table-cell>
          <table:table-cell table:number-columns-repeated="22"/>
          <table:table-cell/>
          <table:table-cell table:formula="of:=[.C13]*[.$C$4]+[.D13]*[.$D$4]+[.E13]*[.$E$4]+[.F13]*[.$F$4]+[.G13]*[.$G$4]+[.H13]*[.$H$4]+[.I13]*[.$I$4]+[.J13]*[.$J$4]+[.K13]*[.$K$4]+[.L13]*[.$L$4]+[.M13]*[.$M$4]+[.N13]*[.$N$4]+[.O13]*[.$O$4]+[.P13]*[.$P$4]+[.Q13]*[.$Q$4]+[.R13]*[.$R$4]+[.S13]*[.$S$4]+[.T13]*[.$T$4]+[.U13]*[.$U$4]+[.V13]*[.$V$4]+[.W13]*[.$W$4]+[.X13]*[.$X$4]" office:value-type="float" office:value="0">
            <text:p>0</text:p>
          </table:table-cell>
          <table:table-cell table:style-name="ce13"/>
          <table:table-cell table:number-columns-repeated="997"/>
        </table:table-row>
        <table:table-row table:style-name="ro2">
          <table:table-cell/>
          <table:table-cell table:style-name="ce3" office:value-type="date" office:date-value="2014-01-09">
            <text:p>Donnerstag, 09. Januar 2014</text:p>
          </table:table-cell>
          <table:table-cell table:number-columns-repeated="22"/>
          <table:table-cell/>
          <table:table-cell table:formula="of:=[.C14]*[.$C$4]+[.D14]*[.$D$4]+[.E14]*[.$E$4]+[.F14]*[.$F$4]+[.G14]*[.$G$4]+[.H14]*[.$H$4]+[.I14]*[.$I$4]+[.J14]*[.$J$4]+[.K14]*[.$K$4]+[.L14]*[.$L$4]+[.M14]*[.$M$4]+[.N14]*[.$N$4]+[.O14]*[.$O$4]+[.P14]*[.$P$4]+[.Q14]*[.$Q$4]+[.R14]*[.$R$4]+[.S14]*[.$S$4]+[.T14]*[.$T$4]+[.U14]*[.$U$4]+[.V14]*[.$V$4]+[.W14]*[.$W$4]+[.X14]*[.$X$4]" office:value-type="float" office:value="0">
            <text:p>0</text:p>
          </table:table-cell>
          <table:table-cell table:style-name="ce13"/>
          <table:table-cell table:number-columns-repeated="997"/>
        </table:table-row>
        <table:table-row table:style-name="ro2">
          <table:table-cell/>
          <table:table-cell table:style-name="ce3" office:value-type="date" office:date-value="2014-01-10">
            <text:p>Freitag, 10. Januar 2014</text:p>
          </table:table-cell>
          <table:table-cell table:number-columns-repeated="22"/>
          <table:table-cell/>
          <table:table-cell table:formula="of:=[.C15]*[.$C$4]+[.D15]*[.$D$4]+[.E15]*[.$E$4]+[.F15]*[.$F$4]+[.G15]*[.$G$4]+[.H15]*[.$H$4]+[.I15]*[.$I$4]+[.J15]*[.$J$4]+[.K15]*[.$K$4]+[.L15]*[.$L$4]+[.M15]*[.$M$4]+[.N15]*[.$N$4]+[.O15]*[.$O$4]+[.P15]*[.$P$4]+[.Q15]*[.$Q$4]+[.R15]*[.$R$4]+[.S15]*[.$S$4]+[.T15]*[.$T$4]+[.U15]*[.$U$4]+[.V15]*[.$V$4]+[.W15]*[.$W$4]+[.X15]*[.$X$4]" office:value-type="float" office:value="0">
            <text:p>0</text:p>
          </table:table-cell>
          <table:table-cell table:style-name="ce13"/>
          <table:table-cell table:number-columns-repeated="997"/>
        </table:table-row>
        <table:table-row table:style-name="ro2">
          <table:table-cell/>
          <table:table-cell table:style-name="ce3" office:value-type="date" office:date-value="2014-01-11">
            <text:p>Samstag, 11. Januar 2014</text:p>
          </table:table-cell>
          <table:table-cell table:number-columns-repeated="22"/>
          <table:table-cell/>
          <table:table-cell table:formula="of:=[.C16]*[.$C$4]+[.D16]*[.$D$4]+[.E16]*[.$E$4]+[.F16]*[.$F$4]+[.G16]*[.$G$4]+[.H16]*[.$H$4]+[.I16]*[.$I$4]+[.J16]*[.$J$4]+[.K16]*[.$K$4]+[.L16]*[.$L$4]+[.M16]*[.$M$4]+[.N16]*[.$N$4]+[.O16]*[.$O$4]+[.P16]*[.$P$4]+[.Q16]*[.$Q$4]+[.R16]*[.$R$4]+[.S16]*[.$S$4]+[.T16]*[.$T$4]+[.U16]*[.$U$4]+[.V16]*[.$V$4]+[.W16]*[.$W$4]+[.X16]*[.$X$4]" office:value-type="float" office:value="0">
            <text:p>0</text:p>
          </table:table-cell>
          <table:table-cell table:style-name="ce13"/>
          <table:table-cell table:number-columns-repeated="997"/>
        </table:table-row>
        <table:table-row table:style-name="ro2">
          <table:table-cell/>
          <table:table-cell table:style-name="ce3" office:value-type="date" office:date-value="2014-01-12">
            <text:p>Sonntag, 12. Januar 2014</text:p>
          </table:table-cell>
          <table:table-cell table:number-columns-repeated="22"/>
          <table:table-cell/>
          <table:table-cell table:formula="of:=[.C17]*[.$C$4]+[.D17]*[.$D$4]+[.E17]*[.$E$4]+[.F17]*[.$F$4]+[.G17]*[.$G$4]+[.H17]*[.$H$4]+[.I17]*[.$I$4]+[.J17]*[.$J$4]+[.K17]*[.$K$4]+[.L17]*[.$L$4]+[.M17]*[.$M$4]+[.N17]*[.$N$4]+[.O17]*[.$O$4]+[.P17]*[.$P$4]+[.Q17]*[.$Q$4]+[.R17]*[.$R$4]+[.S17]*[.$S$4]+[.T17]*[.$T$4]+[.U17]*[.$U$4]+[.V17]*[.$V$4]+[.W17]*[.$W$4]+[.X17]*[.$X$4]" office:value-type="float" office:value="0">
            <text:p>0</text:p>
          </table:table-cell>
          <table:table-cell table:style-name="ce13"/>
          <table:table-cell table:number-columns-repeated="997"/>
        </table:table-row>
        <table:table-row table:style-name="ro2">
          <table:table-cell/>
          <table:table-cell table:style-name="ce3" office:value-type="date" office:date-value="2014-01-13">
            <text:p>Montag, 13. Januar 2014</text:p>
          </table:table-cell>
          <table:table-cell table:number-columns-repeated="22"/>
          <table:table-cell/>
          <table:table-cell table:formula="of:=[.C18]*[.$C$4]+[.D18]*[.$D$4]+[.E18]*[.$E$4]+[.F18]*[.$F$4]+[.G18]*[.$G$4]+[.H18]*[.$H$4]+[.I18]*[.$I$4]+[.J18]*[.$J$4]+[.K18]*[.$K$4]+[.L18]*[.$L$4]+[.M18]*[.$M$4]+[.N18]*[.$N$4]+[.O18]*[.$O$4]+[.P18]*[.$P$4]+[.Q18]*[.$Q$4]+[.R18]*[.$R$4]+[.S18]*[.$S$4]+[.T18]*[.$T$4]+[.U18]*[.$U$4]+[.V18]*[.$V$4]+[.W18]*[.$W$4]+[.X18]*[.$X$4]" office:value-type="float" office:value="0">
            <text:p>0</text:p>
          </table:table-cell>
          <table:table-cell table:style-name="ce13"/>
          <table:table-cell table:number-columns-repeated="997"/>
        </table:table-row>
        <table:table-row table:style-name="ro2">
          <table:table-cell/>
          <table:table-cell table:style-name="ce3" office:value-type="date" office:date-value="2014-01-14">
            <text:p>Dienstag, 14. Januar 2014</text:p>
          </table:table-cell>
          <table:table-cell table:number-columns-repeated="22"/>
          <table:table-cell/>
          <table:table-cell table:formula="of:=[.C19]*[.$C$4]+[.D19]*[.$D$4]+[.E19]*[.$E$4]+[.F19]*[.$F$4]+[.G19]*[.$G$4]+[.H19]*[.$H$4]+[.I19]*[.$I$4]+[.J19]*[.$J$4]+[.K19]*[.$K$4]+[.L19]*[.$L$4]+[.M19]*[.$M$4]+[.N19]*[.$N$4]+[.O19]*[.$O$4]+[.P19]*[.$P$4]+[.Q19]*[.$Q$4]+[.R19]*[.$R$4]+[.S19]*[.$S$4]+[.T19]*[.$T$4]+[.U19]*[.$U$4]+[.V19]*[.$V$4]+[.W19]*[.$W$4]+[.X19]*[.$X$4]" office:value-type="float" office:value="0">
            <text:p>0</text:p>
          </table:table-cell>
          <table:table-cell table:style-name="ce13"/>
          <table:table-cell table:number-columns-repeated="997"/>
        </table:table-row>
        <table:table-row table:style-name="ro2">
          <table:table-cell/>
          <table:table-cell table:style-name="ce3" office:value-type="date" office:date-value="2014-01-15">
            <text:p>Mittwoch, 15. Januar 2014</text:p>
          </table:table-cell>
          <table:table-cell table:number-columns-repeated="22"/>
          <table:table-cell/>
          <table:table-cell table:formula="of:=[.C20]*[.$C$4]+[.D20]*[.$D$4]+[.E20]*[.$E$4]+[.F20]*[.$F$4]+[.G20]*[.$G$4]+[.H20]*[.$H$4]+[.I20]*[.$I$4]+[.J20]*[.$J$4]+[.K20]*[.$K$4]+[.L20]*[.$L$4]+[.M20]*[.$M$4]+[.N20]*[.$N$4]+[.O20]*[.$O$4]+[.P20]*[.$P$4]+[.Q20]*[.$Q$4]+[.R20]*[.$R$4]+[.S20]*[.$S$4]+[.T20]*[.$T$4]+[.U20]*[.$U$4]+[.V20]*[.$V$4]+[.W20]*[.$W$4]+[.X20]*[.$X$4]" office:value-type="float" office:value="0">
            <text:p>0</text:p>
          </table:table-cell>
          <table:table-cell table:style-name="ce13"/>
          <table:table-cell table:number-columns-repeated="997"/>
        </table:table-row>
        <table:table-row table:style-name="ro2">
          <table:table-cell/>
          <table:table-cell table:style-name="ce3" office:value-type="date" office:date-value="2014-01-16">
            <text:p>Donnerstag, 16. Januar 2014</text:p>
          </table:table-cell>
          <table:table-cell table:number-columns-repeated="22"/>
          <table:table-cell/>
          <table:table-cell table:formula="of:=[.C21]*[.$C$4]+[.D21]*[.$D$4]+[.E21]*[.$E$4]+[.F21]*[.$F$4]+[.G21]*[.$G$4]+[.H21]*[.$H$4]+[.I21]*[.$I$4]+[.J21]*[.$J$4]+[.K21]*[.$K$4]+[.L21]*[.$L$4]+[.M21]*[.$M$4]+[.N21]*[.$N$4]+[.O21]*[.$O$4]+[.P21]*[.$P$4]+[.Q21]*[.$Q$4]+[.R21]*[.$R$4]+[.S21]*[.$S$4]+[.T21]*[.$T$4]+[.U21]*[.$U$4]+[.V21]*[.$V$4]+[.W21]*[.$W$4]+[.X21]*[.$X$4]" office:value-type="float" office:value="0">
            <text:p>0</text:p>
          </table:table-cell>
          <table:table-cell table:style-name="ce13"/>
          <table:table-cell table:number-columns-repeated="997"/>
        </table:table-row>
        <table:table-row table:style-name="ro2">
          <table:table-cell/>
          <table:table-cell table:style-name="ce3" office:value-type="date" office:date-value="2014-01-17">
            <text:p>Freitag, 17. Januar 2014</text:p>
          </table:table-cell>
          <table:table-cell table:number-columns-repeated="22"/>
          <table:table-cell/>
          <table:table-cell table:formula="of:=[.C22]*[.$C$4]+[.D22]*[.$D$4]+[.E22]*[.$E$4]+[.F22]*[.$F$4]+[.G22]*[.$G$4]+[.H22]*[.$H$4]+[.I22]*[.$I$4]+[.J22]*[.$J$4]+[.K22]*[.$K$4]+[.L22]*[.$L$4]+[.M22]*[.$M$4]+[.N22]*[.$N$4]+[.O22]*[.$O$4]+[.P22]*[.$P$4]+[.Q22]*[.$Q$4]+[.R22]*[.$R$4]+[.S22]*[.$S$4]+[.T22]*[.$T$4]+[.U22]*[.$U$4]+[.V22]*[.$V$4]+[.W22]*[.$W$4]+[.X22]*[.$X$4]" office:value-type="float" office:value="0">
            <text:p>0</text:p>
          </table:table-cell>
          <table:table-cell table:style-name="ce13"/>
          <table:table-cell table:number-columns-repeated="997"/>
        </table:table-row>
        <table:table-row table:style-name="ro2">
          <table:table-cell table:style-name="ce1"/>
          <table:table-cell table:style-name="ce3" office:value-type="date" office:date-value="2014-01-18">
            <text:p>Samstag, 18. Januar 2014</text:p>
          </table:table-cell>
          <table:table-cell table:number-columns-repeated="22" table:style-name="ce7"/>
          <table:table-cell table:style-name="ce1"/>
          <table:table-cell table:style-name="ce1" table:formula="of:=[.C23]*[.$C$4]+[.D23]*[.$D$4]+[.E23]*[.$E$4]+[.F23]*[.$F$4]+[.G23]*[.$G$4]+[.H23]*[.$H$4]+[.I23]*[.$I$4]+[.J23]*[.$J$4]+[.K23]*[.$K$4]+[.L23]*[.$L$4]+[.M23]*[.$M$4]+[.N23]*[.$N$4]+[.O23]*[.$O$4]+[.P23]*[.$P$4]+[.Q23]*[.$Q$4]+[.R23]*[.$R$4]+[.S23]*[.$S$4]+[.T23]*[.$T$4]+[.U23]*[.$U$4]+[.V23]*[.$V$4]+[.W23]*[.$W$4]+[.X23]*[.$X$4]" office:value-type="float" office:value="0">
            <text:p>0</text:p>
          </table:table-cell>
          <table:table-cell table:style-name="ce14"/>
          <table:table-cell table:style-name="ce1" table:number-columns-repeated="997"/>
        </table:table-row>
        <table:table-row table:style-name="ro2">
          <table:table-cell/>
          <table:table-cell table:style-name="ce3" office:value-type="date" office:date-value="2014-01-19">
            <text:p>Sonntag, 19. Januar 2014</text:p>
          </table:table-cell>
          <table:table-cell table:number-columns-repeated="22"/>
          <table:table-cell/>
          <table:table-cell table:formula="of:=[.C24]*[.$C$4]+[.D24]*[.$D$4]+[.E24]*[.$E$4]+[.F24]*[.$F$4]+[.G24]*[.$G$4]+[.H24]*[.$H$4]+[.I24]*[.$I$4]+[.J24]*[.$J$4]+[.K24]*[.$K$4]+[.L24]*[.$L$4]+[.M24]*[.$M$4]+[.N24]*[.$N$4]+[.O24]*[.$O$4]+[.P24]*[.$P$4]+[.Q24]*[.$Q$4]+[.R24]*[.$R$4]+[.S24]*[.$S$4]+[.T24]*[.$T$4]+[.U24]*[.$U$4]+[.V24]*[.$V$4]+[.W24]*[.$W$4]+[.X24]*[.$X$4]" office:value-type="float" office:value="0">
            <text:p>0</text:p>
          </table:table-cell>
          <table:table-cell table:style-name="ce13"/>
          <table:table-cell table:number-columns-repeated="997"/>
        </table:table-row>
        <table:table-row table:style-name="ro2">
          <table:table-cell/>
          <table:table-cell table:style-name="ce3" office:value-type="date" office:date-value="2014-01-20">
            <text:p>Montag, 20. Januar 2014</text:p>
          </table:table-cell>
          <table:table-cell table:number-columns-repeated="22"/>
          <table:table-cell/>
          <table:table-cell table:formula="of:=[.C25]*[.$C$4]+[.D25]*[.$D$4]+[.E25]*[.$E$4]+[.F25]*[.$F$4]+[.G25]*[.$G$4]+[.H25]*[.$H$4]+[.I25]*[.$I$4]+[.J25]*[.$J$4]+[.K25]*[.$K$4]+[.L25]*[.$L$4]+[.M25]*[.$M$4]+[.N25]*[.$N$4]+[.O25]*[.$O$4]+[.P25]*[.$P$4]+[.Q25]*[.$Q$4]+[.R25]*[.$R$4]+[.S25]*[.$S$4]+[.T25]*[.$T$4]+[.U25]*[.$U$4]+[.V25]*[.$V$4]+[.W25]*[.$W$4]+[.X25]*[.$X$4]" office:value-type="float" office:value="0">
            <text:p>0</text:p>
          </table:table-cell>
          <table:table-cell table:style-name="ce13"/>
          <table:table-cell table:number-columns-repeated="997"/>
        </table:table-row>
        <table:table-row table:style-name="ro2">
          <table:table-cell/>
          <table:table-cell table:style-name="ce3" office:value-type="date" office:date-value="2014-01-21">
            <text:p>Dienstag, 21. Januar 2014</text:p>
          </table:table-cell>
          <table:table-cell table:number-columns-repeated="22"/>
          <table:table-cell/>
          <table:table-cell table:formula="of:=[.C26]*[.$C$4]+[.D26]*[.$D$4]+[.E26]*[.$E$4]+[.F26]*[.$F$4]+[.G26]*[.$G$4]+[.H26]*[.$H$4]+[.I26]*[.$I$4]+[.J26]*[.$J$4]+[.K26]*[.$K$4]+[.L26]*[.$L$4]+[.M26]*[.$M$4]+[.N26]*[.$N$4]+[.O26]*[.$O$4]+[.P26]*[.$P$4]+[.Q26]*[.$Q$4]+[.R26]*[.$R$4]+[.S26]*[.$S$4]+[.T26]*[.$T$4]+[.U26]*[.$U$4]+[.V26]*[.$V$4]+[.W26]*[.$W$4]+[.X2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1-22">
            <text:p>Mittwoch, 22. Januar 2014</text:p>
          </table:table-cell>
          <table:table-cell table:number-columns-repeated="22"/>
          <table:table-cell/>
          <table:table-cell table:formula="of:=[.C27]*[.$C$4]+[.D27]*[.$D$4]+[.E27]*[.$E$4]+[.F27]*[.$F$4]+[.G27]*[.$G$4]+[.H27]*[.$H$4]+[.I27]*[.$I$4]+[.J27]*[.$J$4]+[.K27]*[.$K$4]+[.L27]*[.$L$4]+[.M27]*[.$M$4]+[.N27]*[.$N$4]+[.O27]*[.$O$4]+[.P27]*[.$P$4]+[.Q27]*[.$Q$4]+[.R27]*[.$R$4]+[.S27]*[.$S$4]+[.T27]*[.$T$4]+[.U27]*[.$U$4]+[.V27]*[.$V$4]+[.W27]*[.$W$4]+[.X2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1-23">
            <text:p>Donnerstag, 23. Januar 2014</text:p>
          </table:table-cell>
          <table:table-cell table:number-columns-repeated="22"/>
          <table:table-cell/>
          <table:table-cell table:formula="of:=[.C28]*[.$C$4]+[.D28]*[.$D$4]+[.E28]*[.$E$4]+[.F28]*[.$F$4]+[.G28]*[.$G$4]+[.H28]*[.$H$4]+[.I28]*[.$I$4]+[.J28]*[.$J$4]+[.K28]*[.$K$4]+[.L28]*[.$L$4]+[.M28]*[.$M$4]+[.N28]*[.$N$4]+[.O28]*[.$O$4]+[.P28]*[.$P$4]+[.Q28]*[.$Q$4]+[.R28]*[.$R$4]+[.S28]*[.$S$4]+[.T28]*[.$T$4]+[.U28]*[.$U$4]+[.V28]*[.$V$4]+[.W28]*[.$W$4]+[.X2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1-24">
            <text:p>Freitag, 24. Januar 2014</text:p>
          </table:table-cell>
          <table:table-cell table:number-columns-repeated="22"/>
          <table:table-cell/>
          <table:table-cell table:formula="of:=[.C29]*[.$C$4]+[.D29]*[.$D$4]+[.E29]*[.$E$4]+[.F29]*[.$F$4]+[.G29]*[.$G$4]+[.H29]*[.$H$4]+[.I29]*[.$I$4]+[.J29]*[.$J$4]+[.K29]*[.$K$4]+[.L29]*[.$L$4]+[.M29]*[.$M$4]+[.N29]*[.$N$4]+[.O29]*[.$O$4]+[.P29]*[.$P$4]+[.Q29]*[.$Q$4]+[.R29]*[.$R$4]+[.S29]*[.$S$4]+[.T29]*[.$T$4]+[.U29]*[.$U$4]+[.V29]*[.$V$4]+[.W29]*[.$W$4]+[.X2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1-25">
            <text:p>Samstag, 25. Januar 2014</text:p>
          </table:table-cell>
          <table:table-cell table:number-columns-repeated="22"/>
          <table:table-cell/>
          <table:table-cell table:formula="of:=[.C30]*[.$C$4]+[.D30]*[.$D$4]+[.E30]*[.$E$4]+[.F30]*[.$F$4]+[.G30]*[.$G$4]+[.H30]*[.$H$4]+[.I30]*[.$I$4]+[.J30]*[.$J$4]+[.K30]*[.$K$4]+[.L30]*[.$L$4]+[.M30]*[.$M$4]+[.N30]*[.$N$4]+[.O30]*[.$O$4]+[.P30]*[.$P$4]+[.Q30]*[.$Q$4]+[.R30]*[.$R$4]+[.S30]*[.$S$4]+[.T30]*[.$T$4]+[.U30]*[.$U$4]+[.V30]*[.$V$4]+[.W30]*[.$W$4]+[.X3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1-26">
            <text:p>Sonntag, 26. Januar 2014</text:p>
          </table:table-cell>
          <table:table-cell table:number-columns-repeated="22"/>
          <table:table-cell/>
          <table:table-cell table:formula="of:=[.C31]*[.$C$4]+[.D31]*[.$D$4]+[.E31]*[.$E$4]+[.F31]*[.$F$4]+[.G31]*[.$G$4]+[.H31]*[.$H$4]+[.I31]*[.$I$4]+[.J31]*[.$J$4]+[.K31]*[.$K$4]+[.L31]*[.$L$4]+[.M31]*[.$M$4]+[.N31]*[.$N$4]+[.O31]*[.$O$4]+[.P31]*[.$P$4]+[.Q31]*[.$Q$4]+[.R31]*[.$R$4]+[.S31]*[.$S$4]+[.T31]*[.$T$4]+[.U31]*[.$U$4]+[.V31]*[.$V$4]+[.W31]*[.$W$4]+[.X3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1-27">
            <text:p>Montag, 27. Januar 2014</text:p>
          </table:table-cell>
          <table:table-cell table:number-columns-repeated="22"/>
          <table:table-cell/>
          <table:table-cell table:formula="of:=[.C32]*[.$C$4]+[.D32]*[.$D$4]+[.E32]*[.$E$4]+[.F32]*[.$F$4]+[.G32]*[.$G$4]+[.H32]*[.$H$4]+[.I32]*[.$I$4]+[.J32]*[.$J$4]+[.K32]*[.$K$4]+[.L32]*[.$L$4]+[.M32]*[.$M$4]+[.N32]*[.$N$4]+[.O32]*[.$O$4]+[.P32]*[.$P$4]+[.Q32]*[.$Q$4]+[.R32]*[.$R$4]+[.S32]*[.$S$4]+[.T32]*[.$T$4]+[.U32]*[.$U$4]+[.V32]*[.$V$4]+[.W32]*[.$W$4]+[.X3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1-28">
            <text:p>Dienstag, 28. Januar 2014</text:p>
          </table:table-cell>
          <table:table-cell table:number-columns-repeated="22"/>
          <table:table-cell/>
          <table:table-cell table:formula="of:=[.C33]*[.$C$4]+[.D33]*[.$D$4]+[.E33]*[.$E$4]+[.F33]*[.$F$4]+[.G33]*[.$G$4]+[.H33]*[.$H$4]+[.I33]*[.$I$4]+[.J33]*[.$J$4]+[.K33]*[.$K$4]+[.L33]*[.$L$4]+[.M33]*[.$M$4]+[.N33]*[.$N$4]+[.O33]*[.$O$4]+[.P33]*[.$P$4]+[.Q33]*[.$Q$4]+[.R33]*[.$R$4]+[.S33]*[.$S$4]+[.T33]*[.$T$4]+[.U33]*[.$U$4]+[.V33]*[.$V$4]+[.W33]*[.$W$4]+[.X3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1-29">
            <text:p>Mittwoch, 29. Januar 2014</text:p>
          </table:table-cell>
          <table:table-cell table:number-columns-repeated="22"/>
          <table:table-cell/>
          <table:table-cell table:formula="of:=[.C34]*[.$C$4]+[.D34]*[.$D$4]+[.E34]*[.$E$4]+[.F34]*[.$F$4]+[.G34]*[.$G$4]+[.H34]*[.$H$4]+[.I34]*[.$I$4]+[.J34]*[.$J$4]+[.K34]*[.$K$4]+[.L34]*[.$L$4]+[.M34]*[.$M$4]+[.N34]*[.$N$4]+[.O34]*[.$O$4]+[.P34]*[.$P$4]+[.Q34]*[.$Q$4]+[.R34]*[.$R$4]+[.S34]*[.$S$4]+[.T34]*[.$T$4]+[.U34]*[.$U$4]+[.V34]*[.$V$4]+[.W34]*[.$W$4]+[.X34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1-30">
            <text:p>Donnerstag, 30. Januar 2014</text:p>
          </table:table-cell>
          <table:table-cell table:number-columns-repeated="22"/>
          <table:table-cell/>
          <table:table-cell table:formula="of:=[.C35]*[.$C$4]+[.D35]*[.$D$4]+[.E35]*[.$E$4]+[.F35]*[.$F$4]+[.G35]*[.$G$4]+[.H35]*[.$H$4]+[.I35]*[.$I$4]+[.J35]*[.$J$4]+[.K35]*[.$K$4]+[.L35]*[.$L$4]+[.M35]*[.$M$4]+[.N35]*[.$N$4]+[.O35]*[.$O$4]+[.P35]*[.$P$4]+[.Q35]*[.$Q$4]+[.R35]*[.$R$4]+[.S35]*[.$S$4]+[.T35]*[.$T$4]+[.U35]*[.$U$4]+[.V35]*[.$V$4]+[.W35]*[.$W$4]+[.X3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1-31">
            <text:p>Freitag, 31. Januar 2014</text:p>
          </table:table-cell>
          <table:table-cell table:number-columns-repeated="22"/>
          <table:table-cell/>
          <table:table-cell table:formula="of:=[.C36]*[.$C$4]+[.D36]*[.$D$4]+[.E36]*[.$E$4]+[.F36]*[.$F$4]+[.G36]*[.$G$4]+[.H36]*[.$H$4]+[.I36]*[.$I$4]+[.J36]*[.$J$4]+[.K36]*[.$K$4]+[.L36]*[.$L$4]+[.M36]*[.$M$4]+[.N36]*[.$N$4]+[.O36]*[.$O$4]+[.P36]*[.$P$4]+[.Q36]*[.$Q$4]+[.R36]*[.$R$4]+[.S36]*[.$S$4]+[.T36]*[.$T$4]+[.U36]*[.$U$4]+[.V36]*[.$V$4]+[.W36]*[.$W$4]+[.X3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2-01">
            <text:p>Samstag, 01. Februar 2014</text:p>
          </table:table-cell>
          <table:table-cell table:number-columns-repeated="22"/>
          <table:table-cell/>
          <table:table-cell table:formula="of:=[.C37]*[.$C$4]+[.D37]*[.$D$4]+[.E37]*[.$E$4]+[.F37]*[.$F$4]+[.G37]*[.$G$4]+[.H37]*[.$H$4]+[.I37]*[.$I$4]+[.J37]*[.$J$4]+[.K37]*[.$K$4]+[.L37]*[.$L$4]+[.M37]*[.$M$4]+[.N37]*[.$N$4]+[.O37]*[.$O$4]+[.P37]*[.$P$4]+[.Q37]*[.$Q$4]+[.R37]*[.$R$4]+[.S37]*[.$S$4]+[.T37]*[.$T$4]+[.U37]*[.$U$4]+[.V37]*[.$V$4]+[.W37]*[.$W$4]+[.X3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2-02">
            <text:p>Sonntag, 02. Februar 2014</text:p>
          </table:table-cell>
          <table:table-cell table:number-columns-repeated="22"/>
          <table:table-cell/>
          <table:table-cell table:formula="of:=[.C38]*[.$C$4]+[.D38]*[.$D$4]+[.E38]*[.$E$4]+[.F38]*[.$F$4]+[.G38]*[.$G$4]+[.H38]*[.$H$4]+[.I38]*[.$I$4]+[.J38]*[.$J$4]+[.K38]*[.$K$4]+[.L38]*[.$L$4]+[.M38]*[.$M$4]+[.N38]*[.$N$4]+[.O38]*[.$O$4]+[.P38]*[.$P$4]+[.Q38]*[.$Q$4]+[.R38]*[.$R$4]+[.S38]*[.$S$4]+[.T38]*[.$T$4]+[.U38]*[.$U$4]+[.V38]*[.$V$4]+[.W38]*[.$W$4]+[.X3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2-03">
            <text:p>Montag, 03. Februar 2014</text:p>
          </table:table-cell>
          <table:table-cell table:number-columns-repeated="22"/>
          <table:table-cell/>
          <table:table-cell table:formula="of:=[.C39]*[.$C$4]+[.D39]*[.$D$4]+[.E39]*[.$E$4]+[.F39]*[.$F$4]+[.G39]*[.$G$4]+[.H39]*[.$H$4]+[.I39]*[.$I$4]+[.J39]*[.$J$4]+[.K39]*[.$K$4]+[.L39]*[.$L$4]+[.M39]*[.$M$4]+[.N39]*[.$N$4]+[.O39]*[.$O$4]+[.P39]*[.$P$4]+[.Q39]*[.$Q$4]+[.R39]*[.$R$4]+[.S39]*[.$S$4]+[.T39]*[.$T$4]+[.U39]*[.$U$4]+[.V39]*[.$V$4]+[.W39]*[.$W$4]+[.X3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2-04">
            <text:p>Dienstag, 04. Februar 2014</text:p>
          </table:table-cell>
          <table:table-cell table:number-columns-repeated="22"/>
          <table:table-cell/>
          <table:table-cell table:formula="of:=[.C40]*[.$C$4]+[.D40]*[.$D$4]+[.E40]*[.$E$4]+[.F40]*[.$F$4]+[.G40]*[.$G$4]+[.H40]*[.$H$4]+[.I40]*[.$I$4]+[.J40]*[.$J$4]+[.K40]*[.$K$4]+[.L40]*[.$L$4]+[.M40]*[.$M$4]+[.N40]*[.$N$4]+[.O40]*[.$O$4]+[.P40]*[.$P$4]+[.Q40]*[.$Q$4]+[.R40]*[.$R$4]+[.S40]*[.$S$4]+[.T40]*[.$T$4]+[.U40]*[.$U$4]+[.V40]*[.$V$4]+[.W40]*[.$W$4]+[.X4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2-05">
            <text:p>Mittwoch, 05. Februar 2014</text:p>
          </table:table-cell>
          <table:table-cell table:number-columns-repeated="22"/>
          <table:table-cell/>
          <table:table-cell table:formula="of:=[.C41]*[.$C$4]+[.D41]*[.$D$4]+[.E41]*[.$E$4]+[.F41]*[.$F$4]+[.G41]*[.$G$4]+[.H41]*[.$H$4]+[.I41]*[.$I$4]+[.J41]*[.$J$4]+[.K41]*[.$K$4]+[.L41]*[.$L$4]+[.M41]*[.$M$4]+[.N41]*[.$N$4]+[.O41]*[.$O$4]+[.P41]*[.$P$4]+[.Q41]*[.$Q$4]+[.R41]*[.$R$4]+[.S41]*[.$S$4]+[.T41]*[.$T$4]+[.U41]*[.$U$4]+[.V41]*[.$V$4]+[.W41]*[.$W$4]+[.X4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2-06">
            <text:p>Donnerstag, 06. Februar 2014</text:p>
          </table:table-cell>
          <table:table-cell table:number-columns-repeated="22"/>
          <table:table-cell/>
          <table:table-cell table:formula="of:=[.C42]*[.$C$4]+[.D42]*[.$D$4]+[.E42]*[.$E$4]+[.F42]*[.$F$4]+[.G42]*[.$G$4]+[.H42]*[.$H$4]+[.I42]*[.$I$4]+[.J42]*[.$J$4]+[.K42]*[.$K$4]+[.L42]*[.$L$4]+[.M42]*[.$M$4]+[.N42]*[.$N$4]+[.O42]*[.$O$4]+[.P42]*[.$P$4]+[.Q42]*[.$Q$4]+[.R42]*[.$R$4]+[.S42]*[.$S$4]+[.T42]*[.$T$4]+[.U42]*[.$U$4]+[.V42]*[.$V$4]+[.W42]*[.$W$4]+[.X4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2-07">
            <text:p>Freitag, 07. Februar 2014</text:p>
          </table:table-cell>
          <table:table-cell table:number-columns-repeated="22"/>
          <table:table-cell/>
          <table:table-cell table:formula="of:=[.C43]*[.$C$4]+[.D43]*[.$D$4]+[.E43]*[.$E$4]+[.F43]*[.$F$4]+[.G43]*[.$G$4]+[.H43]*[.$H$4]+[.I43]*[.$I$4]+[.J43]*[.$J$4]+[.K43]*[.$K$4]+[.L43]*[.$L$4]+[.M43]*[.$M$4]+[.N43]*[.$N$4]+[.O43]*[.$O$4]+[.P43]*[.$P$4]+[.Q43]*[.$Q$4]+[.R43]*[.$R$4]+[.S43]*[.$S$4]+[.T43]*[.$T$4]+[.U43]*[.$U$4]+[.V43]*[.$V$4]+[.W43]*[.$W$4]+[.X4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2-08">
            <text:p>Samstag, 08. Februar 2014</text:p>
          </table:table-cell>
          <table:table-cell table:number-columns-repeated="22"/>
          <table:table-cell/>
          <table:table-cell table:formula="of:=[.C44]*[.$C$4]+[.D44]*[.$D$4]+[.E44]*[.$E$4]+[.F44]*[.$F$4]+[.G44]*[.$G$4]+[.H44]*[.$H$4]+[.I44]*[.$I$4]+[.J44]*[.$J$4]+[.K44]*[.$K$4]+[.L44]*[.$L$4]+[.M44]*[.$M$4]+[.N44]*[.$N$4]+[.O44]*[.$O$4]+[.P44]*[.$P$4]+[.Q44]*[.$Q$4]+[.R44]*[.$R$4]+[.S44]*[.$S$4]+[.T44]*[.$T$4]+[.U44]*[.$U$4]+[.V44]*[.$V$4]+[.W44]*[.$W$4]+[.X44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2-09">
            <text:p>Sonntag, 09. Februar 2014</text:p>
          </table:table-cell>
          <table:table-cell table:number-columns-repeated="22"/>
          <table:table-cell/>
          <table:table-cell table:formula="of:=[.C45]*[.$C$4]+[.D45]*[.$D$4]+[.E45]*[.$E$4]+[.F45]*[.$F$4]+[.G45]*[.$G$4]+[.H45]*[.$H$4]+[.I45]*[.$I$4]+[.J45]*[.$J$4]+[.K45]*[.$K$4]+[.L45]*[.$L$4]+[.M45]*[.$M$4]+[.N45]*[.$N$4]+[.O45]*[.$O$4]+[.P45]*[.$P$4]+[.Q45]*[.$Q$4]+[.R45]*[.$R$4]+[.S45]*[.$S$4]+[.T45]*[.$T$4]+[.U45]*[.$U$4]+[.V45]*[.$V$4]+[.W45]*[.$W$4]+[.X4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2-10">
            <text:p>Montag, 10. Februar 2014</text:p>
          </table:table-cell>
          <table:table-cell table:number-columns-repeated="22"/>
          <table:table-cell/>
          <table:table-cell table:formula="of:=[.C46]*[.$C$4]+[.D46]*[.$D$4]+[.E46]*[.$E$4]+[.F46]*[.$F$4]+[.G46]*[.$G$4]+[.H46]*[.$H$4]+[.I46]*[.$I$4]+[.J46]*[.$J$4]+[.K46]*[.$K$4]+[.L46]*[.$L$4]+[.M46]*[.$M$4]+[.N46]*[.$N$4]+[.O46]*[.$O$4]+[.P46]*[.$P$4]+[.Q46]*[.$Q$4]+[.R46]*[.$R$4]+[.S46]*[.$S$4]+[.T46]*[.$T$4]+[.U46]*[.$U$4]+[.V46]*[.$V$4]+[.W46]*[.$W$4]+[.X4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2-11">
            <text:p>Dienstag, 11. Februar 2014</text:p>
          </table:table-cell>
          <table:table-cell table:number-columns-repeated="22"/>
          <table:table-cell/>
          <table:table-cell table:formula="of:=[.C47]*[.$C$4]+[.D47]*[.$D$4]+[.E47]*[.$E$4]+[.F47]*[.$F$4]+[.G47]*[.$G$4]+[.H47]*[.$H$4]+[.I47]*[.$I$4]+[.J47]*[.$J$4]+[.K47]*[.$K$4]+[.L47]*[.$L$4]+[.M47]*[.$M$4]+[.N47]*[.$N$4]+[.O47]*[.$O$4]+[.P47]*[.$P$4]+[.Q47]*[.$Q$4]+[.R47]*[.$R$4]+[.S47]*[.$S$4]+[.T47]*[.$T$4]+[.U47]*[.$U$4]+[.V47]*[.$V$4]+[.W47]*[.$W$4]+[.X4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2-12">
            <text:p>Mittwoch, 12. Februar 2014</text:p>
          </table:table-cell>
          <table:table-cell table:number-columns-repeated="22"/>
          <table:table-cell/>
          <table:table-cell table:formula="of:=[.C48]*[.$C$4]+[.D48]*[.$D$4]+[.E48]*[.$E$4]+[.F48]*[.$F$4]+[.G48]*[.$G$4]+[.H48]*[.$H$4]+[.I48]*[.$I$4]+[.J48]*[.$J$4]+[.K48]*[.$K$4]+[.L48]*[.$L$4]+[.M48]*[.$M$4]+[.N48]*[.$N$4]+[.O48]*[.$O$4]+[.P48]*[.$P$4]+[.Q48]*[.$Q$4]+[.R48]*[.$R$4]+[.S48]*[.$S$4]+[.T48]*[.$T$4]+[.U48]*[.$U$4]+[.V48]*[.$V$4]+[.W48]*[.$W$4]+[.X4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2-13">
            <text:p>Donnerstag, 13. Februar 2014</text:p>
          </table:table-cell>
          <table:table-cell table:number-columns-repeated="22"/>
          <table:table-cell/>
          <table:table-cell table:formula="of:=[.C49]*[.$C$4]+[.D49]*[.$D$4]+[.E49]*[.$E$4]+[.F49]*[.$F$4]+[.G49]*[.$G$4]+[.H49]*[.$H$4]+[.I49]*[.$I$4]+[.J49]*[.$J$4]+[.K49]*[.$K$4]+[.L49]*[.$L$4]+[.M49]*[.$M$4]+[.N49]*[.$N$4]+[.O49]*[.$O$4]+[.P49]*[.$P$4]+[.Q49]*[.$Q$4]+[.R49]*[.$R$4]+[.S49]*[.$S$4]+[.T49]*[.$T$4]+[.U49]*[.$U$4]+[.V49]*[.$V$4]+[.W49]*[.$W$4]+[.X4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2-14">
            <text:p>Freitag, 14. Februar 2014</text:p>
          </table:table-cell>
          <table:table-cell table:number-columns-repeated="22"/>
          <table:table-cell/>
          <table:table-cell table:formula="of:=[.C50]*[.$C$4]+[.D50]*[.$D$4]+[.E50]*[.$E$4]+[.F50]*[.$F$4]+[.G50]*[.$G$4]+[.H50]*[.$H$4]+[.I50]*[.$I$4]+[.J50]*[.$J$4]+[.K50]*[.$K$4]+[.L50]*[.$L$4]+[.M50]*[.$M$4]+[.N50]*[.$N$4]+[.O50]*[.$O$4]+[.P50]*[.$P$4]+[.Q50]*[.$Q$4]+[.R50]*[.$R$4]+[.S50]*[.$S$4]+[.T50]*[.$T$4]+[.U50]*[.$U$4]+[.V50]*[.$V$4]+[.W50]*[.$W$4]+[.X5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2-15">
            <text:p>Samstag, 15. Februar 2014</text:p>
          </table:table-cell>
          <table:table-cell table:number-columns-repeated="22"/>
          <table:table-cell/>
          <table:table-cell table:formula="of:=[.C51]*[.$C$4]+[.D51]*[.$D$4]+[.E51]*[.$E$4]+[.F51]*[.$F$4]+[.G51]*[.$G$4]+[.H51]*[.$H$4]+[.I51]*[.$I$4]+[.J51]*[.$J$4]+[.K51]*[.$K$4]+[.L51]*[.$L$4]+[.M51]*[.$M$4]+[.N51]*[.$N$4]+[.O51]*[.$O$4]+[.P51]*[.$P$4]+[.Q51]*[.$Q$4]+[.R51]*[.$R$4]+[.S51]*[.$S$4]+[.T51]*[.$T$4]+[.U51]*[.$U$4]+[.V51]*[.$V$4]+[.W51]*[.$W$4]+[.X5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2-16">
            <text:p>Sonntag, 16. Februar 2014</text:p>
          </table:table-cell>
          <table:table-cell table:number-columns-repeated="22"/>
          <table:table-cell/>
          <table:table-cell table:formula="of:=[.C52]*[.$C$4]+[.D52]*[.$D$4]+[.E52]*[.$E$4]+[.F52]*[.$F$4]+[.G52]*[.$G$4]+[.H52]*[.$H$4]+[.I52]*[.$I$4]+[.J52]*[.$J$4]+[.K52]*[.$K$4]+[.L52]*[.$L$4]+[.M52]*[.$M$4]+[.N52]*[.$N$4]+[.O52]*[.$O$4]+[.P52]*[.$P$4]+[.Q52]*[.$Q$4]+[.R52]*[.$R$4]+[.S52]*[.$S$4]+[.T52]*[.$T$4]+[.U52]*[.$U$4]+[.V52]*[.$V$4]+[.W52]*[.$W$4]+[.X5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2-17">
            <text:p>Montag, 17. Februar 2014</text:p>
          </table:table-cell>
          <table:table-cell table:number-columns-repeated="22"/>
          <table:table-cell/>
          <table:table-cell table:formula="of:=[.C53]*[.$C$4]+[.D53]*[.$D$4]+[.E53]*[.$E$4]+[.F53]*[.$F$4]+[.G53]*[.$G$4]+[.H53]*[.$H$4]+[.I53]*[.$I$4]+[.J53]*[.$J$4]+[.K53]*[.$K$4]+[.L53]*[.$L$4]+[.M53]*[.$M$4]+[.N53]*[.$N$4]+[.O53]*[.$O$4]+[.P53]*[.$P$4]+[.Q53]*[.$Q$4]+[.R53]*[.$R$4]+[.S53]*[.$S$4]+[.T53]*[.$T$4]+[.U53]*[.$U$4]+[.V53]*[.$V$4]+[.W53]*[.$W$4]+[.X5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2-18">
            <text:p>Dienstag, 18. Februar 2014</text:p>
          </table:table-cell>
          <table:table-cell table:number-columns-repeated="22"/>
          <table:table-cell/>
          <table:table-cell table:formula="of:=[.C54]*[.$C$4]+[.D54]*[.$D$4]+[.E54]*[.$E$4]+[.F54]*[.$F$4]+[.G54]*[.$G$4]+[.H54]*[.$H$4]+[.I54]*[.$I$4]+[.J54]*[.$J$4]+[.K54]*[.$K$4]+[.L54]*[.$L$4]+[.M54]*[.$M$4]+[.N54]*[.$N$4]+[.O54]*[.$O$4]+[.P54]*[.$P$4]+[.Q54]*[.$Q$4]+[.R54]*[.$R$4]+[.S54]*[.$S$4]+[.T54]*[.$T$4]+[.U54]*[.$U$4]+[.V54]*[.$V$4]+[.W54]*[.$W$4]+[.X54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2-19">
            <text:p>Mittwoch, 19. Februar 2014</text:p>
          </table:table-cell>
          <table:table-cell table:number-columns-repeated="22"/>
          <table:table-cell/>
          <table:table-cell table:formula="of:=[.C55]*[.$C$4]+[.D55]*[.$D$4]+[.E55]*[.$E$4]+[.F55]*[.$F$4]+[.G55]*[.$G$4]+[.H55]*[.$H$4]+[.I55]*[.$I$4]+[.J55]*[.$J$4]+[.K55]*[.$K$4]+[.L55]*[.$L$4]+[.M55]*[.$M$4]+[.N55]*[.$N$4]+[.O55]*[.$O$4]+[.P55]*[.$P$4]+[.Q55]*[.$Q$4]+[.R55]*[.$R$4]+[.S55]*[.$S$4]+[.T55]*[.$T$4]+[.U55]*[.$U$4]+[.V55]*[.$V$4]+[.W55]*[.$W$4]+[.X5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2-20">
            <text:p>Donnerstag, 20. Februar 2014</text:p>
          </table:table-cell>
          <table:table-cell table:number-columns-repeated="22"/>
          <table:table-cell/>
          <table:table-cell table:formula="of:=[.C56]*[.$C$4]+[.D56]*[.$D$4]+[.E56]*[.$E$4]+[.F56]*[.$F$4]+[.G56]*[.$G$4]+[.H56]*[.$H$4]+[.I56]*[.$I$4]+[.J56]*[.$J$4]+[.K56]*[.$K$4]+[.L56]*[.$L$4]+[.M56]*[.$M$4]+[.N56]*[.$N$4]+[.O56]*[.$O$4]+[.P56]*[.$P$4]+[.Q56]*[.$Q$4]+[.R56]*[.$R$4]+[.S56]*[.$S$4]+[.T56]*[.$T$4]+[.U56]*[.$U$4]+[.V56]*[.$V$4]+[.W56]*[.$W$4]+[.X5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2-21">
            <text:p>Freitag, 21. Februar 2014</text:p>
          </table:table-cell>
          <table:table-cell table:number-columns-repeated="22"/>
          <table:table-cell/>
          <table:table-cell table:formula="of:=[.C57]*[.$C$4]+[.D57]*[.$D$4]+[.E57]*[.$E$4]+[.F57]*[.$F$4]+[.G57]*[.$G$4]+[.H57]*[.$H$4]+[.I57]*[.$I$4]+[.J57]*[.$J$4]+[.K57]*[.$K$4]+[.L57]*[.$L$4]+[.M57]*[.$M$4]+[.N57]*[.$N$4]+[.O57]*[.$O$4]+[.P57]*[.$P$4]+[.Q57]*[.$Q$4]+[.R57]*[.$R$4]+[.S57]*[.$S$4]+[.T57]*[.$T$4]+[.U57]*[.$U$4]+[.V57]*[.$V$4]+[.W57]*[.$W$4]+[.X5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2-22">
            <text:p>Samstag, 22. Februar 2014</text:p>
          </table:table-cell>
          <table:table-cell table:number-columns-repeated="22"/>
          <table:table-cell/>
          <table:table-cell table:formula="of:=[.C58]*[.$C$4]+[.D58]*[.$D$4]+[.E58]*[.$E$4]+[.F58]*[.$F$4]+[.G58]*[.$G$4]+[.H58]*[.$H$4]+[.I58]*[.$I$4]+[.J58]*[.$J$4]+[.K58]*[.$K$4]+[.L58]*[.$L$4]+[.M58]*[.$M$4]+[.N58]*[.$N$4]+[.O58]*[.$O$4]+[.P58]*[.$P$4]+[.Q58]*[.$Q$4]+[.R58]*[.$R$4]+[.S58]*[.$S$4]+[.T58]*[.$T$4]+[.U58]*[.$U$4]+[.V58]*[.$V$4]+[.W58]*[.$W$4]+[.X5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2-23">
            <text:p>Sonntag, 23. Februar 2014</text:p>
          </table:table-cell>
          <table:table-cell table:number-columns-repeated="22"/>
          <table:table-cell/>
          <table:table-cell table:formula="of:=[.C59]*[.$C$4]+[.D59]*[.$D$4]+[.E59]*[.$E$4]+[.F59]*[.$F$4]+[.G59]*[.$G$4]+[.H59]*[.$H$4]+[.I59]*[.$I$4]+[.J59]*[.$J$4]+[.K59]*[.$K$4]+[.L59]*[.$L$4]+[.M59]*[.$M$4]+[.N59]*[.$N$4]+[.O59]*[.$O$4]+[.P59]*[.$P$4]+[.Q59]*[.$Q$4]+[.R59]*[.$R$4]+[.S59]*[.$S$4]+[.T59]*[.$T$4]+[.U59]*[.$U$4]+[.V59]*[.$V$4]+[.W59]*[.$W$4]+[.X5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2-24">
            <text:p>Montag, 24. Februar 2014</text:p>
          </table:table-cell>
          <table:table-cell table:number-columns-repeated="22"/>
          <table:table-cell/>
          <table:table-cell table:formula="of:=[.C60]*[.$C$4]+[.D60]*[.$D$4]+[.E60]*[.$E$4]+[.F60]*[.$F$4]+[.G60]*[.$G$4]+[.H60]*[.$H$4]+[.I60]*[.$I$4]+[.J60]*[.$J$4]+[.K60]*[.$K$4]+[.L60]*[.$L$4]+[.M60]*[.$M$4]+[.N60]*[.$N$4]+[.O60]*[.$O$4]+[.P60]*[.$P$4]+[.Q60]*[.$Q$4]+[.R60]*[.$R$4]+[.S60]*[.$S$4]+[.T60]*[.$T$4]+[.U60]*[.$U$4]+[.V60]*[.$V$4]+[.W60]*[.$W$4]+[.X6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2-25">
            <text:p>Dienstag, 25. Februar 2014</text:p>
          </table:table-cell>
          <table:table-cell table:number-columns-repeated="22"/>
          <table:table-cell/>
          <table:table-cell table:formula="of:=[.C61]*[.$C$4]+[.D61]*[.$D$4]+[.E61]*[.$E$4]+[.F61]*[.$F$4]+[.G61]*[.$G$4]+[.H61]*[.$H$4]+[.I61]*[.$I$4]+[.J61]*[.$J$4]+[.K61]*[.$K$4]+[.L61]*[.$L$4]+[.M61]*[.$M$4]+[.N61]*[.$N$4]+[.O61]*[.$O$4]+[.P61]*[.$P$4]+[.Q61]*[.$Q$4]+[.R61]*[.$R$4]+[.S61]*[.$S$4]+[.T61]*[.$T$4]+[.U61]*[.$U$4]+[.V61]*[.$V$4]+[.W61]*[.$W$4]+[.X6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2-26">
            <text:p>Mittwoch, 26. Februar 2014</text:p>
          </table:table-cell>
          <table:table-cell table:number-columns-repeated="22"/>
          <table:table-cell/>
          <table:table-cell table:formula="of:=[.C62]*[.$C$4]+[.D62]*[.$D$4]+[.E62]*[.$E$4]+[.F62]*[.$F$4]+[.G62]*[.$G$4]+[.H62]*[.$H$4]+[.I62]*[.$I$4]+[.J62]*[.$J$4]+[.K62]*[.$K$4]+[.L62]*[.$L$4]+[.M62]*[.$M$4]+[.N62]*[.$N$4]+[.O62]*[.$O$4]+[.P62]*[.$P$4]+[.Q62]*[.$Q$4]+[.R62]*[.$R$4]+[.S62]*[.$S$4]+[.T62]*[.$T$4]+[.U62]*[.$U$4]+[.V62]*[.$V$4]+[.W62]*[.$W$4]+[.X6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2-27">
            <text:p>Donnerstag, 27. Februar 2014</text:p>
          </table:table-cell>
          <table:table-cell table:number-columns-repeated="22"/>
          <table:table-cell/>
          <table:table-cell table:formula="of:=[.C63]*[.$C$4]+[.D63]*[.$D$4]+[.E63]*[.$E$4]+[.F63]*[.$F$4]+[.G63]*[.$G$4]+[.H63]*[.$H$4]+[.I63]*[.$I$4]+[.J63]*[.$J$4]+[.K63]*[.$K$4]+[.L63]*[.$L$4]+[.M63]*[.$M$4]+[.N63]*[.$N$4]+[.O63]*[.$O$4]+[.P63]*[.$P$4]+[.Q63]*[.$Q$4]+[.R63]*[.$R$4]+[.S63]*[.$S$4]+[.T63]*[.$T$4]+[.U63]*[.$U$4]+[.V63]*[.$V$4]+[.W63]*[.$W$4]+[.X6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1"/>
          <table:table-cell table:style-name="ce4" office:value-type="date" office:date-value="2014-02-28">
            <text:p>Freitag, 28. Februar 2014</text:p>
          </table:table-cell>
          <table:table-cell table:number-columns-repeated="22" table:style-name="ce7"/>
          <table:table-cell table:style-name="ce1"/>
          <table:table-cell table:style-name="ce1" table:formula="of:=[.C64]*[.$C$4]+[.D64]*[.$D$4]+[.E64]*[.$E$4]+[.F64]*[.$F$4]+[.G64]*[.$G$4]+[.H64]*[.$H$4]+[.I64]*[.$I$4]+[.J64]*[.$J$4]+[.K64]*[.$K$4]+[.L64]*[.$L$4]+[.M64]*[.$M$4]+[.N64]*[.$N$4]+[.O64]*[.$O$4]+[.P64]*[.$P$4]+[.Q64]*[.$Q$4]+[.R64]*[.$R$4]+[.S64]*[.$S$4]+[.T64]*[.$T$4]+[.U64]*[.$U$4]+[.V64]*[.$V$4]+[.W64]*[.$W$4]+[.X64]*[.$X$4]" office:value-type="float" office:value="0">
            <text:p>0</text:p>
          </table:table-cell>
          <table:table-cell table:style-name="ce1" table:number-columns-repeated="998"/>
        </table:table-row>
        <table:table-row table:style-name="ro2">
          <table:table-cell/>
          <table:table-cell table:style-name="ce3" office:value-type="date" office:date-value="2014-03-01">
            <text:p>Samstag, 01. März 2014</text:p>
          </table:table-cell>
          <table:table-cell table:number-columns-repeated="22"/>
          <table:table-cell/>
          <table:table-cell table:formula="of:=[.C65]*[.$C$4]+[.D65]*[.$D$4]+[.E65]*[.$E$4]+[.F65]*[.$F$4]+[.G65]*[.$G$4]+[.H65]*[.$H$4]+[.I65]*[.$I$4]+[.J65]*[.$J$4]+[.K65]*[.$K$4]+[.L65]*[.$L$4]+[.M65]*[.$M$4]+[.N65]*[.$N$4]+[.O65]*[.$O$4]+[.P65]*[.$P$4]+[.Q65]*[.$Q$4]+[.R65]*[.$R$4]+[.S65]*[.$S$4]+[.T65]*[.$T$4]+[.U65]*[.$U$4]+[.V65]*[.$V$4]+[.W65]*[.$W$4]+[.X6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3-02">
            <text:p>Sonntag, 02. März 2014</text:p>
          </table:table-cell>
          <table:table-cell table:number-columns-repeated="22"/>
          <table:table-cell/>
          <table:table-cell table:formula="of:=[.C66]*[.$C$4]+[.D66]*[.$D$4]+[.E66]*[.$E$4]+[.F66]*[.$F$4]+[.G66]*[.$G$4]+[.H66]*[.$H$4]+[.I66]*[.$I$4]+[.J66]*[.$J$4]+[.K66]*[.$K$4]+[.L66]*[.$L$4]+[.M66]*[.$M$4]+[.N66]*[.$N$4]+[.O66]*[.$O$4]+[.P66]*[.$P$4]+[.Q66]*[.$Q$4]+[.R66]*[.$R$4]+[.S66]*[.$S$4]+[.T66]*[.$T$4]+[.U66]*[.$U$4]+[.V66]*[.$V$4]+[.W66]*[.$W$4]+[.X6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3-03">
            <text:p>Montag, 03. März 2014</text:p>
          </table:table-cell>
          <table:table-cell table:number-columns-repeated="22"/>
          <table:table-cell/>
          <table:table-cell table:formula="of:=[.C67]*[.$C$4]+[.D67]*[.$D$4]+[.E67]*[.$E$4]+[.F67]*[.$F$4]+[.G67]*[.$G$4]+[.H67]*[.$H$4]+[.I67]*[.$I$4]+[.J67]*[.$J$4]+[.K67]*[.$K$4]+[.L67]*[.$L$4]+[.M67]*[.$M$4]+[.N67]*[.$N$4]+[.O67]*[.$O$4]+[.P67]*[.$P$4]+[.Q67]*[.$Q$4]+[.R67]*[.$R$4]+[.S67]*[.$S$4]+[.T67]*[.$T$4]+[.U67]*[.$U$4]+[.V67]*[.$V$4]+[.W67]*[.$W$4]+[.X6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3-04">
            <text:p>Dienstag, 04. März 2014</text:p>
          </table:table-cell>
          <table:table-cell table:number-columns-repeated="22"/>
          <table:table-cell/>
          <table:table-cell table:formula="of:=[.C68]*[.$C$4]+[.D68]*[.$D$4]+[.E68]*[.$E$4]+[.F68]*[.$F$4]+[.G68]*[.$G$4]+[.H68]*[.$H$4]+[.I68]*[.$I$4]+[.J68]*[.$J$4]+[.K68]*[.$K$4]+[.L68]*[.$L$4]+[.M68]*[.$M$4]+[.N68]*[.$N$4]+[.O68]*[.$O$4]+[.P68]*[.$P$4]+[.Q68]*[.$Q$4]+[.R68]*[.$R$4]+[.S68]*[.$S$4]+[.T68]*[.$T$4]+[.U68]*[.$U$4]+[.V68]*[.$V$4]+[.W68]*[.$W$4]+[.X6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3-05">
            <text:p>Mittwoch, 05. März 2014</text:p>
          </table:table-cell>
          <table:table-cell table:number-columns-repeated="22"/>
          <table:table-cell/>
          <table:table-cell table:formula="of:=[.C69]*[.$C$4]+[.D69]*[.$D$4]+[.E69]*[.$E$4]+[.F69]*[.$F$4]+[.G69]*[.$G$4]+[.H69]*[.$H$4]+[.I69]*[.$I$4]+[.J69]*[.$J$4]+[.K69]*[.$K$4]+[.L69]*[.$L$4]+[.M69]*[.$M$4]+[.N69]*[.$N$4]+[.O69]*[.$O$4]+[.P69]*[.$P$4]+[.Q69]*[.$Q$4]+[.R69]*[.$R$4]+[.S69]*[.$S$4]+[.T69]*[.$T$4]+[.U69]*[.$U$4]+[.V69]*[.$V$4]+[.W69]*[.$W$4]+[.X6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3-06">
            <text:p>Donnerstag, 06. März 2014</text:p>
          </table:table-cell>
          <table:table-cell table:number-columns-repeated="22"/>
          <table:table-cell/>
          <table:table-cell table:formula="of:=[.C70]*[.$C$4]+[.D70]*[.$D$4]+[.E70]*[.$E$4]+[.F70]*[.$F$4]+[.G70]*[.$G$4]+[.H70]*[.$H$4]+[.I70]*[.$I$4]+[.J70]*[.$J$4]+[.K70]*[.$K$4]+[.L70]*[.$L$4]+[.M70]*[.$M$4]+[.N70]*[.$N$4]+[.O70]*[.$O$4]+[.P70]*[.$P$4]+[.Q70]*[.$Q$4]+[.R70]*[.$R$4]+[.S70]*[.$S$4]+[.T70]*[.$T$4]+[.U70]*[.$U$4]+[.V70]*[.$V$4]+[.W70]*[.$W$4]+[.X7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3-07">
            <text:p>Freitag, 07. März 2014</text:p>
          </table:table-cell>
          <table:table-cell table:number-columns-repeated="22"/>
          <table:table-cell/>
          <table:table-cell table:formula="of:=[.C71]*[.$C$4]+[.D71]*[.$D$4]+[.E71]*[.$E$4]+[.F71]*[.$F$4]+[.G71]*[.$G$4]+[.H71]*[.$H$4]+[.I71]*[.$I$4]+[.J71]*[.$J$4]+[.K71]*[.$K$4]+[.L71]*[.$L$4]+[.M71]*[.$M$4]+[.N71]*[.$N$4]+[.O71]*[.$O$4]+[.P71]*[.$P$4]+[.Q71]*[.$Q$4]+[.R71]*[.$R$4]+[.S71]*[.$S$4]+[.T71]*[.$T$4]+[.U71]*[.$U$4]+[.V71]*[.$V$4]+[.W71]*[.$W$4]+[.X7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3-08">
            <text:p>Samstag, 08. März 2014</text:p>
          </table:table-cell>
          <table:table-cell table:number-columns-repeated="22"/>
          <table:table-cell/>
          <table:table-cell table:formula="of:=[.C72]*[.$C$4]+[.D72]*[.$D$4]+[.E72]*[.$E$4]+[.F72]*[.$F$4]+[.G72]*[.$G$4]+[.H72]*[.$H$4]+[.I72]*[.$I$4]+[.J72]*[.$J$4]+[.K72]*[.$K$4]+[.L72]*[.$L$4]+[.M72]*[.$M$4]+[.N72]*[.$N$4]+[.O72]*[.$O$4]+[.P72]*[.$P$4]+[.Q72]*[.$Q$4]+[.R72]*[.$R$4]+[.S72]*[.$S$4]+[.T72]*[.$T$4]+[.U72]*[.$U$4]+[.V72]*[.$V$4]+[.W72]*[.$W$4]+[.X7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3-09">
            <text:p>Sonntag, 09. März 2014</text:p>
          </table:table-cell>
          <table:table-cell table:number-columns-repeated="22"/>
          <table:table-cell/>
          <table:table-cell table:formula="of:=[.C73]*[.$C$4]+[.D73]*[.$D$4]+[.E73]*[.$E$4]+[.F73]*[.$F$4]+[.G73]*[.$G$4]+[.H73]*[.$H$4]+[.I73]*[.$I$4]+[.J73]*[.$J$4]+[.K73]*[.$K$4]+[.L73]*[.$L$4]+[.M73]*[.$M$4]+[.N73]*[.$N$4]+[.O73]*[.$O$4]+[.P73]*[.$P$4]+[.Q73]*[.$Q$4]+[.R73]*[.$R$4]+[.S73]*[.$S$4]+[.T73]*[.$T$4]+[.U73]*[.$U$4]+[.V73]*[.$V$4]+[.W73]*[.$W$4]+[.X7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3-10">
            <text:p>Montag, 10. März 2014</text:p>
          </table:table-cell>
          <table:table-cell table:number-columns-repeated="22"/>
          <table:table-cell/>
          <table:table-cell table:formula="of:=[.C74]*[.$C$4]+[.D74]*[.$D$4]+[.E74]*[.$E$4]+[.F74]*[.$F$4]+[.G74]*[.$G$4]+[.H74]*[.$H$4]+[.I74]*[.$I$4]+[.J74]*[.$J$4]+[.K74]*[.$K$4]+[.L74]*[.$L$4]+[.M74]*[.$M$4]+[.N74]*[.$N$4]+[.O74]*[.$O$4]+[.P74]*[.$P$4]+[.Q74]*[.$Q$4]+[.R74]*[.$R$4]+[.S74]*[.$S$4]+[.T74]*[.$T$4]+[.U74]*[.$U$4]+[.V74]*[.$V$4]+[.W74]*[.$W$4]+[.X74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3-11">
            <text:p>Dienstag, 11. März 2014</text:p>
          </table:table-cell>
          <table:table-cell table:number-columns-repeated="22"/>
          <table:table-cell/>
          <table:table-cell table:formula="of:=[.C75]*[.$C$4]+[.D75]*[.$D$4]+[.E75]*[.$E$4]+[.F75]*[.$F$4]+[.G75]*[.$G$4]+[.H75]*[.$H$4]+[.I75]*[.$I$4]+[.J75]*[.$J$4]+[.K75]*[.$K$4]+[.L75]*[.$L$4]+[.M75]*[.$M$4]+[.N75]*[.$N$4]+[.O75]*[.$O$4]+[.P75]*[.$P$4]+[.Q75]*[.$Q$4]+[.R75]*[.$R$4]+[.S75]*[.$S$4]+[.T75]*[.$T$4]+[.U75]*[.$U$4]+[.V75]*[.$V$4]+[.W75]*[.$W$4]+[.X7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3-12">
            <text:p>Mittwoch, 12. März 2014</text:p>
          </table:table-cell>
          <table:table-cell table:number-columns-repeated="22"/>
          <table:table-cell/>
          <table:table-cell table:formula="of:=[.C76]*[.$C$4]+[.D76]*[.$D$4]+[.E76]*[.$E$4]+[.F76]*[.$F$4]+[.G76]*[.$G$4]+[.H76]*[.$H$4]+[.I76]*[.$I$4]+[.J76]*[.$J$4]+[.K76]*[.$K$4]+[.L76]*[.$L$4]+[.M76]*[.$M$4]+[.N76]*[.$N$4]+[.O76]*[.$O$4]+[.P76]*[.$P$4]+[.Q76]*[.$Q$4]+[.R76]*[.$R$4]+[.S76]*[.$S$4]+[.T76]*[.$T$4]+[.U76]*[.$U$4]+[.V76]*[.$V$4]+[.W76]*[.$W$4]+[.X7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3-13">
            <text:p>Donnerstag, 13. März 2014</text:p>
          </table:table-cell>
          <table:table-cell table:number-columns-repeated="22"/>
          <table:table-cell/>
          <table:table-cell table:formula="of:=[.C77]*[.$C$4]+[.D77]*[.$D$4]+[.E77]*[.$E$4]+[.F77]*[.$F$4]+[.G77]*[.$G$4]+[.H77]*[.$H$4]+[.I77]*[.$I$4]+[.J77]*[.$J$4]+[.K77]*[.$K$4]+[.L77]*[.$L$4]+[.M77]*[.$M$4]+[.N77]*[.$N$4]+[.O77]*[.$O$4]+[.P77]*[.$P$4]+[.Q77]*[.$Q$4]+[.R77]*[.$R$4]+[.S77]*[.$S$4]+[.T77]*[.$T$4]+[.U77]*[.$U$4]+[.V77]*[.$V$4]+[.W77]*[.$W$4]+[.X7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3-14">
            <text:p>Freitag, 14. März 2014</text:p>
          </table:table-cell>
          <table:table-cell table:number-columns-repeated="22"/>
          <table:table-cell/>
          <table:table-cell table:formula="of:=[.C78]*[.$C$4]+[.D78]*[.$D$4]+[.E78]*[.$E$4]+[.F78]*[.$F$4]+[.G78]*[.$G$4]+[.H78]*[.$H$4]+[.I78]*[.$I$4]+[.J78]*[.$J$4]+[.K78]*[.$K$4]+[.L78]*[.$L$4]+[.M78]*[.$M$4]+[.N78]*[.$N$4]+[.O78]*[.$O$4]+[.P78]*[.$P$4]+[.Q78]*[.$Q$4]+[.R78]*[.$R$4]+[.S78]*[.$S$4]+[.T78]*[.$T$4]+[.U78]*[.$U$4]+[.V78]*[.$V$4]+[.W78]*[.$W$4]+[.X7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3-15">
            <text:p>Samstag, 15. März 2014</text:p>
          </table:table-cell>
          <table:table-cell table:number-columns-repeated="22"/>
          <table:table-cell/>
          <table:table-cell table:formula="of:=[.C79]*[.$C$4]+[.D79]*[.$D$4]+[.E79]*[.$E$4]+[.F79]*[.$F$4]+[.G79]*[.$G$4]+[.H79]*[.$H$4]+[.I79]*[.$I$4]+[.J79]*[.$J$4]+[.K79]*[.$K$4]+[.L79]*[.$L$4]+[.M79]*[.$M$4]+[.N79]*[.$N$4]+[.O79]*[.$O$4]+[.P79]*[.$P$4]+[.Q79]*[.$Q$4]+[.R79]*[.$R$4]+[.S79]*[.$S$4]+[.T79]*[.$T$4]+[.U79]*[.$U$4]+[.V79]*[.$V$4]+[.W79]*[.$W$4]+[.X7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3-16">
            <text:p>Sonntag, 16. März 2014</text:p>
          </table:table-cell>
          <table:table-cell table:number-columns-repeated="22"/>
          <table:table-cell/>
          <table:table-cell table:formula="of:=[.C80]*[.$C$4]+[.D80]*[.$D$4]+[.E80]*[.$E$4]+[.F80]*[.$F$4]+[.G80]*[.$G$4]+[.H80]*[.$H$4]+[.I80]*[.$I$4]+[.J80]*[.$J$4]+[.K80]*[.$K$4]+[.L80]*[.$L$4]+[.M80]*[.$M$4]+[.N80]*[.$N$4]+[.O80]*[.$O$4]+[.P80]*[.$P$4]+[.Q80]*[.$Q$4]+[.R80]*[.$R$4]+[.S80]*[.$S$4]+[.T80]*[.$T$4]+[.U80]*[.$U$4]+[.V80]*[.$V$4]+[.W80]*[.$W$4]+[.X8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3-17">
            <text:p>Montag, 17. März 2014</text:p>
          </table:table-cell>
          <table:table-cell table:number-columns-repeated="22"/>
          <table:table-cell/>
          <table:table-cell table:formula="of:=[.C81]*[.$C$4]+[.D81]*[.$D$4]+[.E81]*[.$E$4]+[.F81]*[.$F$4]+[.G81]*[.$G$4]+[.H81]*[.$H$4]+[.I81]*[.$I$4]+[.J81]*[.$J$4]+[.K81]*[.$K$4]+[.L81]*[.$L$4]+[.M81]*[.$M$4]+[.N81]*[.$N$4]+[.O81]*[.$O$4]+[.P81]*[.$P$4]+[.Q81]*[.$Q$4]+[.R81]*[.$R$4]+[.S81]*[.$S$4]+[.T81]*[.$T$4]+[.U81]*[.$U$4]+[.V81]*[.$V$4]+[.W81]*[.$W$4]+[.X8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3-18">
            <text:p>Dienstag, 18. März 2014</text:p>
          </table:table-cell>
          <table:table-cell table:number-columns-repeated="22"/>
          <table:table-cell/>
          <table:table-cell table:formula="of:=[.C82]*[.$C$4]+[.D82]*[.$D$4]+[.E82]*[.$E$4]+[.F82]*[.$F$4]+[.G82]*[.$G$4]+[.H82]*[.$H$4]+[.I82]*[.$I$4]+[.J82]*[.$J$4]+[.K82]*[.$K$4]+[.L82]*[.$L$4]+[.M82]*[.$M$4]+[.N82]*[.$N$4]+[.O82]*[.$O$4]+[.P82]*[.$P$4]+[.Q82]*[.$Q$4]+[.R82]*[.$R$4]+[.S82]*[.$S$4]+[.T82]*[.$T$4]+[.U82]*[.$U$4]+[.V82]*[.$V$4]+[.W82]*[.$W$4]+[.X8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3-19">
            <text:p>Mittwoch, 19. März 2014</text:p>
          </table:table-cell>
          <table:table-cell table:number-columns-repeated="22"/>
          <table:table-cell/>
          <table:table-cell table:formula="of:=[.C83]*[.$C$4]+[.D83]*[.$D$4]+[.E83]*[.$E$4]+[.F83]*[.$F$4]+[.G83]*[.$G$4]+[.H83]*[.$H$4]+[.I83]*[.$I$4]+[.J83]*[.$J$4]+[.K83]*[.$K$4]+[.L83]*[.$L$4]+[.M83]*[.$M$4]+[.N83]*[.$N$4]+[.O83]*[.$O$4]+[.P83]*[.$P$4]+[.Q83]*[.$Q$4]+[.R83]*[.$R$4]+[.S83]*[.$S$4]+[.T83]*[.$T$4]+[.U83]*[.$U$4]+[.V83]*[.$V$4]+[.W83]*[.$W$4]+[.X8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3-20">
            <text:p>Donnerstag, 20. März 2014</text:p>
          </table:table-cell>
          <table:table-cell table:number-columns-repeated="22"/>
          <table:table-cell/>
          <table:table-cell table:formula="of:=[.C84]*[.$C$4]+[.D84]*[.$D$4]+[.E84]*[.$E$4]+[.F84]*[.$F$4]+[.G84]*[.$G$4]+[.H84]*[.$H$4]+[.I84]*[.$I$4]+[.J84]*[.$J$4]+[.K84]*[.$K$4]+[.L84]*[.$L$4]+[.M84]*[.$M$4]+[.N84]*[.$N$4]+[.O84]*[.$O$4]+[.P84]*[.$P$4]+[.Q84]*[.$Q$4]+[.R84]*[.$R$4]+[.S84]*[.$S$4]+[.T84]*[.$T$4]+[.U84]*[.$U$4]+[.V84]*[.$V$4]+[.W84]*[.$W$4]+[.X84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3-21">
            <text:p>Freitag, 21. März 2014</text:p>
          </table:table-cell>
          <table:table-cell table:number-columns-repeated="22"/>
          <table:table-cell/>
          <table:table-cell table:formula="of:=[.C85]*[.$C$4]+[.D85]*[.$D$4]+[.E85]*[.$E$4]+[.F85]*[.$F$4]+[.G85]*[.$G$4]+[.H85]*[.$H$4]+[.I85]*[.$I$4]+[.J85]*[.$J$4]+[.K85]*[.$K$4]+[.L85]*[.$L$4]+[.M85]*[.$M$4]+[.N85]*[.$N$4]+[.O85]*[.$O$4]+[.P85]*[.$P$4]+[.Q85]*[.$Q$4]+[.R85]*[.$R$4]+[.S85]*[.$S$4]+[.T85]*[.$T$4]+[.U85]*[.$U$4]+[.V85]*[.$V$4]+[.W85]*[.$W$4]+[.X8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3-22">
            <text:p>Samstag, 22. März 2014</text:p>
          </table:table-cell>
          <table:table-cell table:number-columns-repeated="22"/>
          <table:table-cell/>
          <table:table-cell table:formula="of:=[.C86]*[.$C$4]+[.D86]*[.$D$4]+[.E86]*[.$E$4]+[.F86]*[.$F$4]+[.G86]*[.$G$4]+[.H86]*[.$H$4]+[.I86]*[.$I$4]+[.J86]*[.$J$4]+[.K86]*[.$K$4]+[.L86]*[.$L$4]+[.M86]*[.$M$4]+[.N86]*[.$N$4]+[.O86]*[.$O$4]+[.P86]*[.$P$4]+[.Q86]*[.$Q$4]+[.R86]*[.$R$4]+[.S86]*[.$S$4]+[.T86]*[.$T$4]+[.U86]*[.$U$4]+[.V86]*[.$V$4]+[.W86]*[.$W$4]+[.X8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3-23">
            <text:p>Sonntag, 23. März 2014</text:p>
          </table:table-cell>
          <table:table-cell table:number-columns-repeated="22"/>
          <table:table-cell/>
          <table:table-cell table:formula="of:=[.C87]*[.$C$4]+[.D87]*[.$D$4]+[.E87]*[.$E$4]+[.F87]*[.$F$4]+[.G87]*[.$G$4]+[.H87]*[.$H$4]+[.I87]*[.$I$4]+[.J87]*[.$J$4]+[.K87]*[.$K$4]+[.L87]*[.$L$4]+[.M87]*[.$M$4]+[.N87]*[.$N$4]+[.O87]*[.$O$4]+[.P87]*[.$P$4]+[.Q87]*[.$Q$4]+[.R87]*[.$R$4]+[.S87]*[.$S$4]+[.T87]*[.$T$4]+[.U87]*[.$U$4]+[.V87]*[.$V$4]+[.W87]*[.$W$4]+[.X8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3-24">
            <text:p>Montag, 24. März 2014</text:p>
          </table:table-cell>
          <table:table-cell table:number-columns-repeated="22"/>
          <table:table-cell/>
          <table:table-cell table:formula="of:=[.C88]*[.$C$4]+[.D88]*[.$D$4]+[.E88]*[.$E$4]+[.F88]*[.$F$4]+[.G88]*[.$G$4]+[.H88]*[.$H$4]+[.I88]*[.$I$4]+[.J88]*[.$J$4]+[.K88]*[.$K$4]+[.L88]*[.$L$4]+[.M88]*[.$M$4]+[.N88]*[.$N$4]+[.O88]*[.$O$4]+[.P88]*[.$P$4]+[.Q88]*[.$Q$4]+[.R88]*[.$R$4]+[.S88]*[.$S$4]+[.T88]*[.$T$4]+[.U88]*[.$U$4]+[.V88]*[.$V$4]+[.W88]*[.$W$4]+[.X8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3-25">
            <text:p>Dienstag, 25. März 2014</text:p>
          </table:table-cell>
          <table:table-cell table:number-columns-repeated="22"/>
          <table:table-cell/>
          <table:table-cell table:formula="of:=[.C89]*[.$C$4]+[.D89]*[.$D$4]+[.E89]*[.$E$4]+[.F89]*[.$F$4]+[.G89]*[.$G$4]+[.H89]*[.$H$4]+[.I89]*[.$I$4]+[.J89]*[.$J$4]+[.K89]*[.$K$4]+[.L89]*[.$L$4]+[.M89]*[.$M$4]+[.N89]*[.$N$4]+[.O89]*[.$O$4]+[.P89]*[.$P$4]+[.Q89]*[.$Q$4]+[.R89]*[.$R$4]+[.S89]*[.$S$4]+[.T89]*[.$T$4]+[.U89]*[.$U$4]+[.V89]*[.$V$4]+[.W89]*[.$W$4]+[.X8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3-26">
            <text:p>Mittwoch, 26. März 2014</text:p>
          </table:table-cell>
          <table:table-cell table:number-columns-repeated="22"/>
          <table:table-cell/>
          <table:table-cell table:formula="of:=[.C90]*[.$C$4]+[.D90]*[.$D$4]+[.E90]*[.$E$4]+[.F90]*[.$F$4]+[.G90]*[.$G$4]+[.H90]*[.$H$4]+[.I90]*[.$I$4]+[.J90]*[.$J$4]+[.K90]*[.$K$4]+[.L90]*[.$L$4]+[.M90]*[.$M$4]+[.N90]*[.$N$4]+[.O90]*[.$O$4]+[.P90]*[.$P$4]+[.Q90]*[.$Q$4]+[.R90]*[.$R$4]+[.S90]*[.$S$4]+[.T90]*[.$T$4]+[.U90]*[.$U$4]+[.V90]*[.$V$4]+[.W90]*[.$W$4]+[.X9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3-27">
            <text:p>Donnerstag, 27. März 2014</text:p>
          </table:table-cell>
          <table:table-cell table:number-columns-repeated="22"/>
          <table:table-cell/>
          <table:table-cell table:formula="of:=[.C91]*[.$C$4]+[.D91]*[.$D$4]+[.E91]*[.$E$4]+[.F91]*[.$F$4]+[.G91]*[.$G$4]+[.H91]*[.$H$4]+[.I91]*[.$I$4]+[.J91]*[.$J$4]+[.K91]*[.$K$4]+[.L91]*[.$L$4]+[.M91]*[.$M$4]+[.N91]*[.$N$4]+[.O91]*[.$O$4]+[.P91]*[.$P$4]+[.Q91]*[.$Q$4]+[.R91]*[.$R$4]+[.S91]*[.$S$4]+[.T91]*[.$T$4]+[.U91]*[.$U$4]+[.V91]*[.$V$4]+[.W91]*[.$W$4]+[.X9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3-28">
            <text:p>Freitag, 28. März 2014</text:p>
          </table:table-cell>
          <table:table-cell table:number-columns-repeated="22"/>
          <table:table-cell/>
          <table:table-cell table:formula="of:=[.C92]*[.$C$4]+[.D92]*[.$D$4]+[.E92]*[.$E$4]+[.F92]*[.$F$4]+[.G92]*[.$G$4]+[.H92]*[.$H$4]+[.I92]*[.$I$4]+[.J92]*[.$J$4]+[.K92]*[.$K$4]+[.L92]*[.$L$4]+[.M92]*[.$M$4]+[.N92]*[.$N$4]+[.O92]*[.$O$4]+[.P92]*[.$P$4]+[.Q92]*[.$Q$4]+[.R92]*[.$R$4]+[.S92]*[.$S$4]+[.T92]*[.$T$4]+[.U92]*[.$U$4]+[.V92]*[.$V$4]+[.W92]*[.$W$4]+[.X9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3-29">
            <text:p>Samstag, 29. März 2014</text:p>
          </table:table-cell>
          <table:table-cell table:number-columns-repeated="22"/>
          <table:table-cell/>
          <table:table-cell table:formula="of:=[.C93]*[.$C$4]+[.D93]*[.$D$4]+[.E93]*[.$E$4]+[.F93]*[.$F$4]+[.G93]*[.$G$4]+[.H93]*[.$H$4]+[.I93]*[.$I$4]+[.J93]*[.$J$4]+[.K93]*[.$K$4]+[.L93]*[.$L$4]+[.M93]*[.$M$4]+[.N93]*[.$N$4]+[.O93]*[.$O$4]+[.P93]*[.$P$4]+[.Q93]*[.$Q$4]+[.R93]*[.$R$4]+[.S93]*[.$S$4]+[.T93]*[.$T$4]+[.U93]*[.$U$4]+[.V93]*[.$V$4]+[.W93]*[.$W$4]+[.X9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3-30">
            <text:p>Sonntag, 30. März 2014</text:p>
          </table:table-cell>
          <table:table-cell table:number-columns-repeated="22"/>
          <table:table-cell/>
          <table:table-cell table:formula="of:=[.C94]*[.$C$4]+[.D94]*[.$D$4]+[.E94]*[.$E$4]+[.F94]*[.$F$4]+[.G94]*[.$G$4]+[.H94]*[.$H$4]+[.I94]*[.$I$4]+[.J94]*[.$J$4]+[.K94]*[.$K$4]+[.L94]*[.$L$4]+[.M94]*[.$M$4]+[.N94]*[.$N$4]+[.O94]*[.$O$4]+[.P94]*[.$P$4]+[.Q94]*[.$Q$4]+[.R94]*[.$R$4]+[.S94]*[.$S$4]+[.T94]*[.$T$4]+[.U94]*[.$U$4]+[.V94]*[.$V$4]+[.W94]*[.$W$4]+[.X94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3-31">
            <text:p>Montag, 31. März 2014</text:p>
          </table:table-cell>
          <table:table-cell table:number-columns-repeated="22"/>
          <table:table-cell/>
          <table:table-cell table:formula="of:=[.C95]*[.$C$4]+[.D95]*[.$D$4]+[.E95]*[.$E$4]+[.F95]*[.$F$4]+[.G95]*[.$G$4]+[.H95]*[.$H$4]+[.I95]*[.$I$4]+[.J95]*[.$J$4]+[.K95]*[.$K$4]+[.L95]*[.$L$4]+[.M95]*[.$M$4]+[.N95]*[.$N$4]+[.O95]*[.$O$4]+[.P95]*[.$P$4]+[.Q95]*[.$Q$4]+[.R95]*[.$R$4]+[.S95]*[.$S$4]+[.T95]*[.$T$4]+[.U95]*[.$U$4]+[.V95]*[.$V$4]+[.W95]*[.$W$4]+[.X9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4-01">
            <text:p>Dienstag, 01. April 2014</text:p>
          </table:table-cell>
          <table:table-cell table:number-columns-repeated="22"/>
          <table:table-cell/>
          <table:table-cell table:formula="of:=[.C96]*[.$C$4]+[.D96]*[.$D$4]+[.E96]*[.$E$4]+[.F96]*[.$F$4]+[.G96]*[.$G$4]+[.H96]*[.$H$4]+[.I96]*[.$I$4]+[.J96]*[.$J$4]+[.K96]*[.$K$4]+[.L96]*[.$L$4]+[.M96]*[.$M$4]+[.N96]*[.$N$4]+[.O96]*[.$O$4]+[.P96]*[.$P$4]+[.Q96]*[.$Q$4]+[.R96]*[.$R$4]+[.S96]*[.$S$4]+[.T96]*[.$T$4]+[.U96]*[.$U$4]+[.V96]*[.$V$4]+[.W96]*[.$W$4]+[.X9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4-02">
            <text:p>Mittwoch, 02. April 2014</text:p>
          </table:table-cell>
          <table:table-cell table:number-columns-repeated="22"/>
          <table:table-cell/>
          <table:table-cell table:formula="of:=[.C97]*[.$C$4]+[.D97]*[.$D$4]+[.E97]*[.$E$4]+[.F97]*[.$F$4]+[.G97]*[.$G$4]+[.H97]*[.$H$4]+[.I97]*[.$I$4]+[.J97]*[.$J$4]+[.K97]*[.$K$4]+[.L97]*[.$L$4]+[.M97]*[.$M$4]+[.N97]*[.$N$4]+[.O97]*[.$O$4]+[.P97]*[.$P$4]+[.Q97]*[.$Q$4]+[.R97]*[.$R$4]+[.S97]*[.$S$4]+[.T97]*[.$T$4]+[.U97]*[.$U$4]+[.V97]*[.$V$4]+[.W97]*[.$W$4]+[.X9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4-03">
            <text:p>Donnerstag, 03. April 2014</text:p>
          </table:table-cell>
          <table:table-cell table:number-columns-repeated="22"/>
          <table:table-cell/>
          <table:table-cell table:formula="of:=[.C98]*[.$C$4]+[.D98]*[.$D$4]+[.E98]*[.$E$4]+[.F98]*[.$F$4]+[.G98]*[.$G$4]+[.H98]*[.$H$4]+[.I98]*[.$I$4]+[.J98]*[.$J$4]+[.K98]*[.$K$4]+[.L98]*[.$L$4]+[.M98]*[.$M$4]+[.N98]*[.$N$4]+[.O98]*[.$O$4]+[.P98]*[.$P$4]+[.Q98]*[.$Q$4]+[.R98]*[.$R$4]+[.S98]*[.$S$4]+[.T98]*[.$T$4]+[.U98]*[.$U$4]+[.V98]*[.$V$4]+[.W98]*[.$W$4]+[.X9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4-04">
            <text:p>Freitag, 04. April 2014</text:p>
          </table:table-cell>
          <table:table-cell table:number-columns-repeated="22"/>
          <table:table-cell/>
          <table:table-cell table:formula="of:=[.C99]*[.$C$4]+[.D99]*[.$D$4]+[.E99]*[.$E$4]+[.F99]*[.$F$4]+[.G99]*[.$G$4]+[.H99]*[.$H$4]+[.I99]*[.$I$4]+[.J99]*[.$J$4]+[.K99]*[.$K$4]+[.L99]*[.$L$4]+[.M99]*[.$M$4]+[.N99]*[.$N$4]+[.O99]*[.$O$4]+[.P99]*[.$P$4]+[.Q99]*[.$Q$4]+[.R99]*[.$R$4]+[.S99]*[.$S$4]+[.T99]*[.$T$4]+[.U99]*[.$U$4]+[.V99]*[.$V$4]+[.W99]*[.$W$4]+[.X9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4-05">
            <text:p>Samstag, 05. April 2014</text:p>
          </table:table-cell>
          <table:table-cell table:number-columns-repeated="22"/>
          <table:table-cell/>
          <table:table-cell table:formula="of:=[.C100]*[.$C$4]+[.D100]*[.$D$4]+[.E100]*[.$E$4]+[.F100]*[.$F$4]+[.G100]*[.$G$4]+[.H100]*[.$H$4]+[.I100]*[.$I$4]+[.J100]*[.$J$4]+[.K100]*[.$K$4]+[.L100]*[.$L$4]+[.M100]*[.$M$4]+[.N100]*[.$N$4]+[.O100]*[.$O$4]+[.P100]*[.$P$4]+[.Q100]*[.$Q$4]+[.R100]*[.$R$4]+[.S100]*[.$S$4]+[.T100]*[.$T$4]+[.U100]*[.$U$4]+[.V100]*[.$V$4]+[.W100]*[.$W$4]+[.X10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4-06">
            <text:p>Sonntag, 06. April 2014</text:p>
          </table:table-cell>
          <table:table-cell table:number-columns-repeated="22"/>
          <table:table-cell/>
          <table:table-cell table:formula="of:=[.C101]*[.$C$4]+[.D101]*[.$D$4]+[.E101]*[.$E$4]+[.F101]*[.$F$4]+[.G101]*[.$G$4]+[.H101]*[.$H$4]+[.I101]*[.$I$4]+[.J101]*[.$J$4]+[.K101]*[.$K$4]+[.L101]*[.$L$4]+[.M101]*[.$M$4]+[.N101]*[.$N$4]+[.O101]*[.$O$4]+[.P101]*[.$P$4]+[.Q101]*[.$Q$4]+[.R101]*[.$R$4]+[.S101]*[.$S$4]+[.T101]*[.$T$4]+[.U101]*[.$U$4]+[.V101]*[.$V$4]+[.W101]*[.$W$4]+[.X10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4-07">
            <text:p>Montag, 07. April 2014</text:p>
          </table:table-cell>
          <table:table-cell table:number-columns-repeated="22"/>
          <table:table-cell/>
          <table:table-cell table:formula="of:=[.C102]*[.$C$4]+[.D102]*[.$D$4]+[.E102]*[.$E$4]+[.F102]*[.$F$4]+[.G102]*[.$G$4]+[.H102]*[.$H$4]+[.I102]*[.$I$4]+[.J102]*[.$J$4]+[.K102]*[.$K$4]+[.L102]*[.$L$4]+[.M102]*[.$M$4]+[.N102]*[.$N$4]+[.O102]*[.$O$4]+[.P102]*[.$P$4]+[.Q102]*[.$Q$4]+[.R102]*[.$R$4]+[.S102]*[.$S$4]+[.T102]*[.$T$4]+[.U102]*[.$U$4]+[.V102]*[.$V$4]+[.W102]*[.$W$4]+[.X10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4-08">
            <text:p>Dienstag, 08. April 2014</text:p>
          </table:table-cell>
          <table:table-cell table:number-columns-repeated="22"/>
          <table:table-cell/>
          <table:table-cell table:formula="of:=[.C103]*[.$C$4]+[.D103]*[.$D$4]+[.E103]*[.$E$4]+[.F103]*[.$F$4]+[.G103]*[.$G$4]+[.H103]*[.$H$4]+[.I103]*[.$I$4]+[.J103]*[.$J$4]+[.K103]*[.$K$4]+[.L103]*[.$L$4]+[.M103]*[.$M$4]+[.N103]*[.$N$4]+[.O103]*[.$O$4]+[.P103]*[.$P$4]+[.Q103]*[.$Q$4]+[.R103]*[.$R$4]+[.S103]*[.$S$4]+[.T103]*[.$T$4]+[.U103]*[.$U$4]+[.V103]*[.$V$4]+[.W103]*[.$W$4]+[.X10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4-09">
            <text:p>Mittwoch, 09. April 2014</text:p>
          </table:table-cell>
          <table:table-cell table:number-columns-repeated="22"/>
          <table:table-cell/>
          <table:table-cell table:formula="of:=[.C104]*[.$C$4]+[.D104]*[.$D$4]+[.E104]*[.$E$4]+[.F104]*[.$F$4]+[.G104]*[.$G$4]+[.H104]*[.$H$4]+[.I104]*[.$I$4]+[.J104]*[.$J$4]+[.K104]*[.$K$4]+[.L104]*[.$L$4]+[.M104]*[.$M$4]+[.N104]*[.$N$4]+[.O104]*[.$O$4]+[.P104]*[.$P$4]+[.Q104]*[.$Q$4]+[.R104]*[.$R$4]+[.S104]*[.$S$4]+[.T104]*[.$T$4]+[.U104]*[.$U$4]+[.V104]*[.$V$4]+[.W104]*[.$W$4]+[.X104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4-10">
            <text:p>Donnerstag, 10. April 2014</text:p>
          </table:table-cell>
          <table:table-cell table:number-columns-repeated="22"/>
          <table:table-cell/>
          <table:table-cell table:formula="of:=[.C105]*[.$C$4]+[.D105]*[.$D$4]+[.E105]*[.$E$4]+[.F105]*[.$F$4]+[.G105]*[.$G$4]+[.H105]*[.$H$4]+[.I105]*[.$I$4]+[.J105]*[.$J$4]+[.K105]*[.$K$4]+[.L105]*[.$L$4]+[.M105]*[.$M$4]+[.N105]*[.$N$4]+[.O105]*[.$O$4]+[.P105]*[.$P$4]+[.Q105]*[.$Q$4]+[.R105]*[.$R$4]+[.S105]*[.$S$4]+[.T105]*[.$T$4]+[.U105]*[.$U$4]+[.V105]*[.$V$4]+[.W105]*[.$W$4]+[.X10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4-11">
            <text:p>Freitag, 11. April 2014</text:p>
          </table:table-cell>
          <table:table-cell table:number-columns-repeated="22"/>
          <table:table-cell/>
          <table:table-cell table:formula="of:=[.C106]*[.$C$4]+[.D106]*[.$D$4]+[.E106]*[.$E$4]+[.F106]*[.$F$4]+[.G106]*[.$G$4]+[.H106]*[.$H$4]+[.I106]*[.$I$4]+[.J106]*[.$J$4]+[.K106]*[.$K$4]+[.L106]*[.$L$4]+[.M106]*[.$M$4]+[.N106]*[.$N$4]+[.O106]*[.$O$4]+[.P106]*[.$P$4]+[.Q106]*[.$Q$4]+[.R106]*[.$R$4]+[.S106]*[.$S$4]+[.T106]*[.$T$4]+[.U106]*[.$U$4]+[.V106]*[.$V$4]+[.W106]*[.$W$4]+[.X10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4-12">
            <text:p>Samstag, 12. April 2014</text:p>
          </table:table-cell>
          <table:table-cell table:number-columns-repeated="22"/>
          <table:table-cell/>
          <table:table-cell table:formula="of:=[.C107]*[.$C$4]+[.D107]*[.$D$4]+[.E107]*[.$E$4]+[.F107]*[.$F$4]+[.G107]*[.$G$4]+[.H107]*[.$H$4]+[.I107]*[.$I$4]+[.J107]*[.$J$4]+[.K107]*[.$K$4]+[.L107]*[.$L$4]+[.M107]*[.$M$4]+[.N107]*[.$N$4]+[.O107]*[.$O$4]+[.P107]*[.$P$4]+[.Q107]*[.$Q$4]+[.R107]*[.$R$4]+[.S107]*[.$S$4]+[.T107]*[.$T$4]+[.U107]*[.$U$4]+[.V107]*[.$V$4]+[.W107]*[.$W$4]+[.X10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4-13">
            <text:p>Sonntag, 13. April 2014</text:p>
          </table:table-cell>
          <table:table-cell table:number-columns-repeated="22"/>
          <table:table-cell/>
          <table:table-cell table:formula="of:=[.C108]*[.$C$4]+[.D108]*[.$D$4]+[.E108]*[.$E$4]+[.F108]*[.$F$4]+[.G108]*[.$G$4]+[.H108]*[.$H$4]+[.I108]*[.$I$4]+[.J108]*[.$J$4]+[.K108]*[.$K$4]+[.L108]*[.$L$4]+[.M108]*[.$M$4]+[.N108]*[.$N$4]+[.O108]*[.$O$4]+[.P108]*[.$P$4]+[.Q108]*[.$Q$4]+[.R108]*[.$R$4]+[.S108]*[.$S$4]+[.T108]*[.$T$4]+[.U108]*[.$U$4]+[.V108]*[.$V$4]+[.W108]*[.$W$4]+[.X10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4-14">
            <text:p>Montag, 14. April 2014</text:p>
          </table:table-cell>
          <table:table-cell table:number-columns-repeated="22"/>
          <table:table-cell/>
          <table:table-cell table:formula="of:=[.C109]*[.$C$4]+[.D109]*[.$D$4]+[.E109]*[.$E$4]+[.F109]*[.$F$4]+[.G109]*[.$G$4]+[.H109]*[.$H$4]+[.I109]*[.$I$4]+[.J109]*[.$J$4]+[.K109]*[.$K$4]+[.L109]*[.$L$4]+[.M109]*[.$M$4]+[.N109]*[.$N$4]+[.O109]*[.$O$4]+[.P109]*[.$P$4]+[.Q109]*[.$Q$4]+[.R109]*[.$R$4]+[.S109]*[.$S$4]+[.T109]*[.$T$4]+[.U109]*[.$U$4]+[.V109]*[.$V$4]+[.W109]*[.$W$4]+[.X10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4-15">
            <text:p>Dienstag, 15. April 2014</text:p>
          </table:table-cell>
          <table:table-cell table:number-columns-repeated="22"/>
          <table:table-cell/>
          <table:table-cell table:formula="of:=[.C110]*[.$C$4]+[.D110]*[.$D$4]+[.E110]*[.$E$4]+[.F110]*[.$F$4]+[.G110]*[.$G$4]+[.H110]*[.$H$4]+[.I110]*[.$I$4]+[.J110]*[.$J$4]+[.K110]*[.$K$4]+[.L110]*[.$L$4]+[.M110]*[.$M$4]+[.N110]*[.$N$4]+[.O110]*[.$O$4]+[.P110]*[.$P$4]+[.Q110]*[.$Q$4]+[.R110]*[.$R$4]+[.S110]*[.$S$4]+[.T110]*[.$T$4]+[.U110]*[.$U$4]+[.V110]*[.$V$4]+[.W110]*[.$W$4]+[.X11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4-16">
            <text:p>Mittwoch, 16. April 2014</text:p>
          </table:table-cell>
          <table:table-cell table:number-columns-repeated="22"/>
          <table:table-cell/>
          <table:table-cell table:formula="of:=[.C111]*[.$C$4]+[.D111]*[.$D$4]+[.E111]*[.$E$4]+[.F111]*[.$F$4]+[.G111]*[.$G$4]+[.H111]*[.$H$4]+[.I111]*[.$I$4]+[.J111]*[.$J$4]+[.K111]*[.$K$4]+[.L111]*[.$L$4]+[.M111]*[.$M$4]+[.N111]*[.$N$4]+[.O111]*[.$O$4]+[.P111]*[.$P$4]+[.Q111]*[.$Q$4]+[.R111]*[.$R$4]+[.S111]*[.$S$4]+[.T111]*[.$T$4]+[.U111]*[.$U$4]+[.V111]*[.$V$4]+[.W111]*[.$W$4]+[.X11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4-17">
            <text:p>Donnerstag, 17. April 2014</text:p>
          </table:table-cell>
          <table:table-cell table:number-columns-repeated="22"/>
          <table:table-cell/>
          <table:table-cell table:formula="of:=[.C112]*[.$C$4]+[.D112]*[.$D$4]+[.E112]*[.$E$4]+[.F112]*[.$F$4]+[.G112]*[.$G$4]+[.H112]*[.$H$4]+[.I112]*[.$I$4]+[.J112]*[.$J$4]+[.K112]*[.$K$4]+[.L112]*[.$L$4]+[.M112]*[.$M$4]+[.N112]*[.$N$4]+[.O112]*[.$O$4]+[.P112]*[.$P$4]+[.Q112]*[.$Q$4]+[.R112]*[.$R$4]+[.S112]*[.$S$4]+[.T112]*[.$T$4]+[.U112]*[.$U$4]+[.V112]*[.$V$4]+[.W112]*[.$W$4]+[.X11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4-18">
            <text:p>Freitag, 18. April 2014</text:p>
          </table:table-cell>
          <table:table-cell table:number-columns-repeated="22"/>
          <table:table-cell/>
          <table:table-cell table:formula="of:=[.C113]*[.$C$4]+[.D113]*[.$D$4]+[.E113]*[.$E$4]+[.F113]*[.$F$4]+[.G113]*[.$G$4]+[.H113]*[.$H$4]+[.I113]*[.$I$4]+[.J113]*[.$J$4]+[.K113]*[.$K$4]+[.L113]*[.$L$4]+[.M113]*[.$M$4]+[.N113]*[.$N$4]+[.O113]*[.$O$4]+[.P113]*[.$P$4]+[.Q113]*[.$Q$4]+[.R113]*[.$R$4]+[.S113]*[.$S$4]+[.T113]*[.$T$4]+[.U113]*[.$U$4]+[.V113]*[.$V$4]+[.W113]*[.$W$4]+[.X11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4-19">
            <text:p>Samstag, 19. April 2014</text:p>
          </table:table-cell>
          <table:table-cell table:number-columns-repeated="22"/>
          <table:table-cell/>
          <table:table-cell table:formula="of:=[.C114]*[.$C$4]+[.D114]*[.$D$4]+[.E114]*[.$E$4]+[.F114]*[.$F$4]+[.G114]*[.$G$4]+[.H114]*[.$H$4]+[.I114]*[.$I$4]+[.J114]*[.$J$4]+[.K114]*[.$K$4]+[.L114]*[.$L$4]+[.M114]*[.$M$4]+[.N114]*[.$N$4]+[.O114]*[.$O$4]+[.P114]*[.$P$4]+[.Q114]*[.$Q$4]+[.R114]*[.$R$4]+[.S114]*[.$S$4]+[.T114]*[.$T$4]+[.U114]*[.$U$4]+[.V114]*[.$V$4]+[.W114]*[.$W$4]+[.X114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1"/>
          <table:table-cell table:style-name="ce3" office:value-type="date" office:date-value="2014-04-20">
            <text:p>Sonntag, 20. April 2014</text:p>
          </table:table-cell>
          <table:table-cell table:number-columns-repeated="22" table:style-name="ce7"/>
          <table:table-cell table:style-name="ce1"/>
          <table:table-cell table:style-name="ce1" table:formula="of:=[.C115]*[.$C$4]+[.D115]*[.$D$4]+[.E115]*[.$E$4]+[.F115]*[.$F$4]+[.G115]*[.$G$4]+[.H115]*[.$H$4]+[.I115]*[.$I$4]+[.J115]*[.$J$4]+[.K115]*[.$K$4]+[.L115]*[.$L$4]+[.M115]*[.$M$4]+[.N115]*[.$N$4]+[.O115]*[.$O$4]+[.P115]*[.$P$4]+[.Q115]*[.$Q$4]+[.R115]*[.$R$4]+[.S115]*[.$S$4]+[.T115]*[.$T$4]+[.U115]*[.$U$4]+[.V115]*[.$V$4]+[.W115]*[.$W$4]+[.X115]*[.$X$4]" office:value-type="float" office:value="0">
            <text:p>0</text:p>
          </table:table-cell>
          <table:table-cell table:style-name="ce1" table:number-columns-repeated="998"/>
        </table:table-row>
        <table:table-row table:style-name="ro2">
          <table:table-cell/>
          <table:table-cell table:style-name="ce3" office:value-type="date" office:date-value="2014-04-21">
            <text:p>Montag, 21. April 2014</text:p>
          </table:table-cell>
          <table:table-cell table:number-columns-repeated="22"/>
          <table:table-cell/>
          <table:table-cell table:formula="of:=[.C116]*[.$C$4]+[.D116]*[.$D$4]+[.E116]*[.$E$4]+[.F116]*[.$F$4]+[.G116]*[.$G$4]+[.H116]*[.$H$4]+[.I116]*[.$I$4]+[.J116]*[.$J$4]+[.K116]*[.$K$4]+[.L116]*[.$L$4]+[.M116]*[.$M$4]+[.N116]*[.$N$4]+[.O116]*[.$O$4]+[.P116]*[.$P$4]+[.Q116]*[.$Q$4]+[.R116]*[.$R$4]+[.S116]*[.$S$4]+[.T116]*[.$T$4]+[.U116]*[.$U$4]+[.V116]*[.$V$4]+[.W116]*[.$W$4]+[.X11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4-22">
            <text:p>Dienstag, 22. April 2014</text:p>
          </table:table-cell>
          <table:table-cell table:number-columns-repeated="22"/>
          <table:table-cell/>
          <table:table-cell table:formula="of:=[.C117]*[.$C$4]+[.D117]*[.$D$4]+[.E117]*[.$E$4]+[.F117]*[.$F$4]+[.G117]*[.$G$4]+[.H117]*[.$H$4]+[.I117]*[.$I$4]+[.J117]*[.$J$4]+[.K117]*[.$K$4]+[.L117]*[.$L$4]+[.M117]*[.$M$4]+[.N117]*[.$N$4]+[.O117]*[.$O$4]+[.P117]*[.$P$4]+[.Q117]*[.$Q$4]+[.R117]*[.$R$4]+[.S117]*[.$S$4]+[.T117]*[.$T$4]+[.U117]*[.$U$4]+[.V117]*[.$V$4]+[.W117]*[.$W$4]+[.X11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4-23">
            <text:p>Mittwoch, 23. April 2014</text:p>
          </table:table-cell>
          <table:table-cell table:number-columns-repeated="22"/>
          <table:table-cell/>
          <table:table-cell table:formula="of:=[.C118]*[.$C$4]+[.D118]*[.$D$4]+[.E118]*[.$E$4]+[.F118]*[.$F$4]+[.G118]*[.$G$4]+[.H118]*[.$H$4]+[.I118]*[.$I$4]+[.J118]*[.$J$4]+[.K118]*[.$K$4]+[.L118]*[.$L$4]+[.M118]*[.$M$4]+[.N118]*[.$N$4]+[.O118]*[.$O$4]+[.P118]*[.$P$4]+[.Q118]*[.$Q$4]+[.R118]*[.$R$4]+[.S118]*[.$S$4]+[.T118]*[.$T$4]+[.U118]*[.$U$4]+[.V118]*[.$V$4]+[.W118]*[.$W$4]+[.X11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4-24">
            <text:p>Donnerstag, 24. April 2014</text:p>
          </table:table-cell>
          <table:table-cell table:number-columns-repeated="22"/>
          <table:table-cell/>
          <table:table-cell table:formula="of:=[.C119]*[.$C$4]+[.D119]*[.$D$4]+[.E119]*[.$E$4]+[.F119]*[.$F$4]+[.G119]*[.$G$4]+[.H119]*[.$H$4]+[.I119]*[.$I$4]+[.J119]*[.$J$4]+[.K119]*[.$K$4]+[.L119]*[.$L$4]+[.M119]*[.$M$4]+[.N119]*[.$N$4]+[.O119]*[.$O$4]+[.P119]*[.$P$4]+[.Q119]*[.$Q$4]+[.R119]*[.$R$4]+[.S119]*[.$S$4]+[.T119]*[.$T$4]+[.U119]*[.$U$4]+[.V119]*[.$V$4]+[.W119]*[.$W$4]+[.X11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4-25">
            <text:p>Freitag, 25. April 2014</text:p>
          </table:table-cell>
          <table:table-cell table:number-columns-repeated="22"/>
          <table:table-cell/>
          <table:table-cell table:formula="of:=[.C120]*[.$C$4]+[.D120]*[.$D$4]+[.E120]*[.$E$4]+[.F120]*[.$F$4]+[.G120]*[.$G$4]+[.H120]*[.$H$4]+[.I120]*[.$I$4]+[.J120]*[.$J$4]+[.K120]*[.$K$4]+[.L120]*[.$L$4]+[.M120]*[.$M$4]+[.N120]*[.$N$4]+[.O120]*[.$O$4]+[.P120]*[.$P$4]+[.Q120]*[.$Q$4]+[.R120]*[.$R$4]+[.S120]*[.$S$4]+[.T120]*[.$T$4]+[.U120]*[.$U$4]+[.V120]*[.$V$4]+[.W120]*[.$W$4]+[.X12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4-26">
            <text:p>Samstag, 26. April 2014</text:p>
          </table:table-cell>
          <table:table-cell table:number-columns-repeated="22"/>
          <table:table-cell/>
          <table:table-cell table:formula="of:=[.C121]*[.$C$4]+[.D121]*[.$D$4]+[.E121]*[.$E$4]+[.F121]*[.$F$4]+[.G121]*[.$G$4]+[.H121]*[.$H$4]+[.I121]*[.$I$4]+[.J121]*[.$J$4]+[.K121]*[.$K$4]+[.L121]*[.$L$4]+[.M121]*[.$M$4]+[.N121]*[.$N$4]+[.O121]*[.$O$4]+[.P121]*[.$P$4]+[.Q121]*[.$Q$4]+[.R121]*[.$R$4]+[.S121]*[.$S$4]+[.T121]*[.$T$4]+[.U121]*[.$U$4]+[.V121]*[.$V$4]+[.W121]*[.$W$4]+[.X12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4-27">
            <text:p>Sonntag, 27. April 2014</text:p>
          </table:table-cell>
          <table:table-cell table:number-columns-repeated="22"/>
          <table:table-cell/>
          <table:table-cell table:formula="of:=[.C122]*[.$C$4]+[.D122]*[.$D$4]+[.E122]*[.$E$4]+[.F122]*[.$F$4]+[.G122]*[.$G$4]+[.H122]*[.$H$4]+[.I122]*[.$I$4]+[.J122]*[.$J$4]+[.K122]*[.$K$4]+[.L122]*[.$L$4]+[.M122]*[.$M$4]+[.N122]*[.$N$4]+[.O122]*[.$O$4]+[.P122]*[.$P$4]+[.Q122]*[.$Q$4]+[.R122]*[.$R$4]+[.S122]*[.$S$4]+[.T122]*[.$T$4]+[.U122]*[.$U$4]+[.V122]*[.$V$4]+[.W122]*[.$W$4]+[.X12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4-28">
            <text:p>Montag, 28. April 2014</text:p>
          </table:table-cell>
          <table:table-cell table:number-columns-repeated="22"/>
          <table:table-cell/>
          <table:table-cell table:formula="of:=[.C123]*[.$C$4]+[.D123]*[.$D$4]+[.E123]*[.$E$4]+[.F123]*[.$F$4]+[.G123]*[.$G$4]+[.H123]*[.$H$4]+[.I123]*[.$I$4]+[.J123]*[.$J$4]+[.K123]*[.$K$4]+[.L123]*[.$L$4]+[.M123]*[.$M$4]+[.N123]*[.$N$4]+[.O123]*[.$O$4]+[.P123]*[.$P$4]+[.Q123]*[.$Q$4]+[.R123]*[.$R$4]+[.S123]*[.$S$4]+[.T123]*[.$T$4]+[.U123]*[.$U$4]+[.V123]*[.$V$4]+[.W123]*[.$W$4]+[.X12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4-29">
            <text:p>Dienstag, 29. April 2014</text:p>
          </table:table-cell>
          <table:table-cell table:number-columns-repeated="22"/>
          <table:table-cell/>
          <table:table-cell table:formula="of:=[.C124]*[.$C$4]+[.D124]*[.$D$4]+[.E124]*[.$E$4]+[.F124]*[.$F$4]+[.G124]*[.$G$4]+[.H124]*[.$H$4]+[.I124]*[.$I$4]+[.J124]*[.$J$4]+[.K124]*[.$K$4]+[.L124]*[.$L$4]+[.M124]*[.$M$4]+[.N124]*[.$N$4]+[.O124]*[.$O$4]+[.P124]*[.$P$4]+[.Q124]*[.$Q$4]+[.R124]*[.$R$4]+[.S124]*[.$S$4]+[.T124]*[.$T$4]+[.U124]*[.$U$4]+[.V124]*[.$V$4]+[.W124]*[.$W$4]+[.X124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4-30">
            <text:p>Mittwoch, 30. April 2014</text:p>
          </table:table-cell>
          <table:table-cell table:number-columns-repeated="22"/>
          <table:table-cell/>
          <table:table-cell table:formula="of:=[.C125]*[.$C$4]+[.D125]*[.$D$4]+[.E125]*[.$E$4]+[.F125]*[.$F$4]+[.G125]*[.$G$4]+[.H125]*[.$H$4]+[.I125]*[.$I$4]+[.J125]*[.$J$4]+[.K125]*[.$K$4]+[.L125]*[.$L$4]+[.M125]*[.$M$4]+[.N125]*[.$N$4]+[.O125]*[.$O$4]+[.P125]*[.$P$4]+[.Q125]*[.$Q$4]+[.R125]*[.$R$4]+[.S125]*[.$S$4]+[.T125]*[.$T$4]+[.U125]*[.$U$4]+[.V125]*[.$V$4]+[.W125]*[.$W$4]+[.X12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5-01">
            <text:p>Donnerstag, 01. Mai 2014</text:p>
          </table:table-cell>
          <table:table-cell table:number-columns-repeated="22"/>
          <table:table-cell/>
          <table:table-cell table:formula="of:=[.C126]*[.$C$4]+[.D126]*[.$D$4]+[.E126]*[.$E$4]+[.F126]*[.$F$4]+[.G126]*[.$G$4]+[.H126]*[.$H$4]+[.I126]*[.$I$4]+[.J126]*[.$J$4]+[.K126]*[.$K$4]+[.L126]*[.$L$4]+[.M126]*[.$M$4]+[.N126]*[.$N$4]+[.O126]*[.$O$4]+[.P126]*[.$P$4]+[.Q126]*[.$Q$4]+[.R126]*[.$R$4]+[.S126]*[.$S$4]+[.T126]*[.$T$4]+[.U126]*[.$U$4]+[.V126]*[.$V$4]+[.W126]*[.$W$4]+[.X12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5-02">
            <text:p>Freitag, 02. Mai 2014</text:p>
          </table:table-cell>
          <table:table-cell table:number-columns-repeated="22"/>
          <table:table-cell/>
          <table:table-cell table:formula="of:=[.C127]*[.$C$4]+[.D127]*[.$D$4]+[.E127]*[.$E$4]+[.F127]*[.$F$4]+[.G127]*[.$G$4]+[.H127]*[.$H$4]+[.I127]*[.$I$4]+[.J127]*[.$J$4]+[.K127]*[.$K$4]+[.L127]*[.$L$4]+[.M127]*[.$M$4]+[.N127]*[.$N$4]+[.O127]*[.$O$4]+[.P127]*[.$P$4]+[.Q127]*[.$Q$4]+[.R127]*[.$R$4]+[.S127]*[.$S$4]+[.T127]*[.$T$4]+[.U127]*[.$U$4]+[.V127]*[.$V$4]+[.W127]*[.$W$4]+[.X12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5-03">
            <text:p>Samstag, 03. Mai 2014</text:p>
          </table:table-cell>
          <table:table-cell table:number-columns-repeated="22"/>
          <table:table-cell/>
          <table:table-cell table:formula="of:=[.C128]*[.$C$4]+[.D128]*[.$D$4]+[.E128]*[.$E$4]+[.F128]*[.$F$4]+[.G128]*[.$G$4]+[.H128]*[.$H$4]+[.I128]*[.$I$4]+[.J128]*[.$J$4]+[.K128]*[.$K$4]+[.L128]*[.$L$4]+[.M128]*[.$M$4]+[.N128]*[.$N$4]+[.O128]*[.$O$4]+[.P128]*[.$P$4]+[.Q128]*[.$Q$4]+[.R128]*[.$R$4]+[.S128]*[.$S$4]+[.T128]*[.$T$4]+[.U128]*[.$U$4]+[.V128]*[.$V$4]+[.W128]*[.$W$4]+[.X12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5-04">
            <text:p>Sonntag, 04. Mai 2014</text:p>
          </table:table-cell>
          <table:table-cell table:number-columns-repeated="22"/>
          <table:table-cell/>
          <table:table-cell table:formula="of:=[.C129]*[.$C$4]+[.D129]*[.$D$4]+[.E129]*[.$E$4]+[.F129]*[.$F$4]+[.G129]*[.$G$4]+[.H129]*[.$H$4]+[.I129]*[.$I$4]+[.J129]*[.$J$4]+[.K129]*[.$K$4]+[.L129]*[.$L$4]+[.M129]*[.$M$4]+[.N129]*[.$N$4]+[.O129]*[.$O$4]+[.P129]*[.$P$4]+[.Q129]*[.$Q$4]+[.R129]*[.$R$4]+[.S129]*[.$S$4]+[.T129]*[.$T$4]+[.U129]*[.$U$4]+[.V129]*[.$V$4]+[.W129]*[.$W$4]+[.X12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5-05">
            <text:p>Montag, 05. Mai 2014</text:p>
          </table:table-cell>
          <table:table-cell table:number-columns-repeated="22"/>
          <table:table-cell/>
          <table:table-cell table:formula="of:=[.C130]*[.$C$4]+[.D130]*[.$D$4]+[.E130]*[.$E$4]+[.F130]*[.$F$4]+[.G130]*[.$G$4]+[.H130]*[.$H$4]+[.I130]*[.$I$4]+[.J130]*[.$J$4]+[.K130]*[.$K$4]+[.L130]*[.$L$4]+[.M130]*[.$M$4]+[.N130]*[.$N$4]+[.O130]*[.$O$4]+[.P130]*[.$P$4]+[.Q130]*[.$Q$4]+[.R130]*[.$R$4]+[.S130]*[.$S$4]+[.T130]*[.$T$4]+[.U130]*[.$U$4]+[.V130]*[.$V$4]+[.W130]*[.$W$4]+[.X13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5-06">
            <text:p>Dienstag, 06. Mai 2014</text:p>
          </table:table-cell>
          <table:table-cell table:number-columns-repeated="22"/>
          <table:table-cell/>
          <table:table-cell table:formula="of:=[.C131]*[.$C$4]+[.D131]*[.$D$4]+[.E131]*[.$E$4]+[.F131]*[.$F$4]+[.G131]*[.$G$4]+[.H131]*[.$H$4]+[.I131]*[.$I$4]+[.J131]*[.$J$4]+[.K131]*[.$K$4]+[.L131]*[.$L$4]+[.M131]*[.$M$4]+[.N131]*[.$N$4]+[.O131]*[.$O$4]+[.P131]*[.$P$4]+[.Q131]*[.$Q$4]+[.R131]*[.$R$4]+[.S131]*[.$S$4]+[.T131]*[.$T$4]+[.U131]*[.$U$4]+[.V131]*[.$V$4]+[.W131]*[.$W$4]+[.X13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5-07">
            <text:p>Mittwoch, 07. Mai 2014</text:p>
          </table:table-cell>
          <table:table-cell table:number-columns-repeated="22"/>
          <table:table-cell/>
          <table:table-cell table:formula="of:=[.C132]*[.$C$4]+[.D132]*[.$D$4]+[.E132]*[.$E$4]+[.F132]*[.$F$4]+[.G132]*[.$G$4]+[.H132]*[.$H$4]+[.I132]*[.$I$4]+[.J132]*[.$J$4]+[.K132]*[.$K$4]+[.L132]*[.$L$4]+[.M132]*[.$M$4]+[.N132]*[.$N$4]+[.O132]*[.$O$4]+[.P132]*[.$P$4]+[.Q132]*[.$Q$4]+[.R132]*[.$R$4]+[.S132]*[.$S$4]+[.T132]*[.$T$4]+[.U132]*[.$U$4]+[.V132]*[.$V$4]+[.W132]*[.$W$4]+[.X13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5-08">
            <text:p>Donnerstag, 08. Mai 2014</text:p>
          </table:table-cell>
          <table:table-cell table:number-columns-repeated="22"/>
          <table:table-cell/>
          <table:table-cell table:formula="of:=[.C133]*[.$C$4]+[.D133]*[.$D$4]+[.E133]*[.$E$4]+[.F133]*[.$F$4]+[.G133]*[.$G$4]+[.H133]*[.$H$4]+[.I133]*[.$I$4]+[.J133]*[.$J$4]+[.K133]*[.$K$4]+[.L133]*[.$L$4]+[.M133]*[.$M$4]+[.N133]*[.$N$4]+[.O133]*[.$O$4]+[.P133]*[.$P$4]+[.Q133]*[.$Q$4]+[.R133]*[.$R$4]+[.S133]*[.$S$4]+[.T133]*[.$T$4]+[.U133]*[.$U$4]+[.V133]*[.$V$4]+[.W133]*[.$W$4]+[.X13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5-09">
            <text:p>Freitag, 09. Mai 2014</text:p>
          </table:table-cell>
          <table:table-cell table:number-columns-repeated="22"/>
          <table:table-cell/>
          <table:table-cell table:formula="of:=[.C134]*[.$C$4]+[.D134]*[.$D$4]+[.E134]*[.$E$4]+[.F134]*[.$F$4]+[.G134]*[.$G$4]+[.H134]*[.$H$4]+[.I134]*[.$I$4]+[.J134]*[.$J$4]+[.K134]*[.$K$4]+[.L134]*[.$L$4]+[.M134]*[.$M$4]+[.N134]*[.$N$4]+[.O134]*[.$O$4]+[.P134]*[.$P$4]+[.Q134]*[.$Q$4]+[.R134]*[.$R$4]+[.S134]*[.$S$4]+[.T134]*[.$T$4]+[.U134]*[.$U$4]+[.V134]*[.$V$4]+[.W134]*[.$W$4]+[.X134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5-10">
            <text:p>Samstag, 10. Mai 2014</text:p>
          </table:table-cell>
          <table:table-cell table:number-columns-repeated="22"/>
          <table:table-cell/>
          <table:table-cell table:formula="of:=[.C135]*[.$C$4]+[.D135]*[.$D$4]+[.E135]*[.$E$4]+[.F135]*[.$F$4]+[.G135]*[.$G$4]+[.H135]*[.$H$4]+[.I135]*[.$I$4]+[.J135]*[.$J$4]+[.K135]*[.$K$4]+[.L135]*[.$L$4]+[.M135]*[.$M$4]+[.N135]*[.$N$4]+[.O135]*[.$O$4]+[.P135]*[.$P$4]+[.Q135]*[.$Q$4]+[.R135]*[.$R$4]+[.S135]*[.$S$4]+[.T135]*[.$T$4]+[.U135]*[.$U$4]+[.V135]*[.$V$4]+[.W135]*[.$W$4]+[.X13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5-11">
            <text:p>Sonntag, 11. Mai 2014</text:p>
          </table:table-cell>
          <table:table-cell table:number-columns-repeated="22"/>
          <table:table-cell/>
          <table:table-cell table:formula="of:=[.C136]*[.$C$4]+[.D136]*[.$D$4]+[.E136]*[.$E$4]+[.F136]*[.$F$4]+[.G136]*[.$G$4]+[.H136]*[.$H$4]+[.I136]*[.$I$4]+[.J136]*[.$J$4]+[.K136]*[.$K$4]+[.L136]*[.$L$4]+[.M136]*[.$M$4]+[.N136]*[.$N$4]+[.O136]*[.$O$4]+[.P136]*[.$P$4]+[.Q136]*[.$Q$4]+[.R136]*[.$R$4]+[.S136]*[.$S$4]+[.T136]*[.$T$4]+[.U136]*[.$U$4]+[.V136]*[.$V$4]+[.W136]*[.$W$4]+[.X13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5-12">
            <text:p>Montag, 12. Mai 2014</text:p>
          </table:table-cell>
          <table:table-cell table:number-columns-repeated="22"/>
          <table:table-cell/>
          <table:table-cell table:formula="of:=[.C137]*[.$C$4]+[.D137]*[.$D$4]+[.E137]*[.$E$4]+[.F137]*[.$F$4]+[.G137]*[.$G$4]+[.H137]*[.$H$4]+[.I137]*[.$I$4]+[.J137]*[.$J$4]+[.K137]*[.$K$4]+[.L137]*[.$L$4]+[.M137]*[.$M$4]+[.N137]*[.$N$4]+[.O137]*[.$O$4]+[.P137]*[.$P$4]+[.Q137]*[.$Q$4]+[.R137]*[.$R$4]+[.S137]*[.$S$4]+[.T137]*[.$T$4]+[.U137]*[.$U$4]+[.V137]*[.$V$4]+[.W137]*[.$W$4]+[.X13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5-13">
            <text:p>Dienstag, 13. Mai 2014</text:p>
          </table:table-cell>
          <table:table-cell table:number-columns-repeated="22"/>
          <table:table-cell/>
          <table:table-cell table:formula="of:=[.C138]*[.$C$4]+[.D138]*[.$D$4]+[.E138]*[.$E$4]+[.F138]*[.$F$4]+[.G138]*[.$G$4]+[.H138]*[.$H$4]+[.I138]*[.$I$4]+[.J138]*[.$J$4]+[.K138]*[.$K$4]+[.L138]*[.$L$4]+[.M138]*[.$M$4]+[.N138]*[.$N$4]+[.O138]*[.$O$4]+[.P138]*[.$P$4]+[.Q138]*[.$Q$4]+[.R138]*[.$R$4]+[.S138]*[.$S$4]+[.T138]*[.$T$4]+[.U138]*[.$U$4]+[.V138]*[.$V$4]+[.W138]*[.$W$4]+[.X13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5-14">
            <text:p>Mittwoch, 14. Mai 2014</text:p>
          </table:table-cell>
          <table:table-cell table:number-columns-repeated="22"/>
          <table:table-cell/>
          <table:table-cell table:formula="of:=[.C139]*[.$C$4]+[.D139]*[.$D$4]+[.E139]*[.$E$4]+[.F139]*[.$F$4]+[.G139]*[.$G$4]+[.H139]*[.$H$4]+[.I139]*[.$I$4]+[.J139]*[.$J$4]+[.K139]*[.$K$4]+[.L139]*[.$L$4]+[.M139]*[.$M$4]+[.N139]*[.$N$4]+[.O139]*[.$O$4]+[.P139]*[.$P$4]+[.Q139]*[.$Q$4]+[.R139]*[.$R$4]+[.S139]*[.$S$4]+[.T139]*[.$T$4]+[.U139]*[.$U$4]+[.V139]*[.$V$4]+[.W139]*[.$W$4]+[.X13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5-15">
            <text:p>Donnerstag, 15. Mai 2014</text:p>
          </table:table-cell>
          <table:table-cell table:number-columns-repeated="22"/>
          <table:table-cell/>
          <table:table-cell table:formula="of:=[.C140]*[.$C$4]+[.D140]*[.$D$4]+[.E140]*[.$E$4]+[.F140]*[.$F$4]+[.G140]*[.$G$4]+[.H140]*[.$H$4]+[.I140]*[.$I$4]+[.J140]*[.$J$4]+[.K140]*[.$K$4]+[.L140]*[.$L$4]+[.M140]*[.$M$4]+[.N140]*[.$N$4]+[.O140]*[.$O$4]+[.P140]*[.$P$4]+[.Q140]*[.$Q$4]+[.R140]*[.$R$4]+[.S140]*[.$S$4]+[.T140]*[.$T$4]+[.U140]*[.$U$4]+[.V140]*[.$V$4]+[.W140]*[.$W$4]+[.X14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5-16">
            <text:p>Freitag, 16. Mai 2014</text:p>
          </table:table-cell>
          <table:table-cell table:number-columns-repeated="22"/>
          <table:table-cell/>
          <table:table-cell table:formula="of:=[.C141]*[.$C$4]+[.D141]*[.$D$4]+[.E141]*[.$E$4]+[.F141]*[.$F$4]+[.G141]*[.$G$4]+[.H141]*[.$H$4]+[.I141]*[.$I$4]+[.J141]*[.$J$4]+[.K141]*[.$K$4]+[.L141]*[.$L$4]+[.M141]*[.$M$4]+[.N141]*[.$N$4]+[.O141]*[.$O$4]+[.P141]*[.$P$4]+[.Q141]*[.$Q$4]+[.R141]*[.$R$4]+[.S141]*[.$S$4]+[.T141]*[.$T$4]+[.U141]*[.$U$4]+[.V141]*[.$V$4]+[.W141]*[.$W$4]+[.X14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5-17">
            <text:p>Samstag, 17. Mai 2014</text:p>
          </table:table-cell>
          <table:table-cell table:number-columns-repeated="22"/>
          <table:table-cell/>
          <table:table-cell table:formula="of:=[.C142]*[.$C$4]+[.D142]*[.$D$4]+[.E142]*[.$E$4]+[.F142]*[.$F$4]+[.G142]*[.$G$4]+[.H142]*[.$H$4]+[.I142]*[.$I$4]+[.J142]*[.$J$4]+[.K142]*[.$K$4]+[.L142]*[.$L$4]+[.M142]*[.$M$4]+[.N142]*[.$N$4]+[.O142]*[.$O$4]+[.P142]*[.$P$4]+[.Q142]*[.$Q$4]+[.R142]*[.$R$4]+[.S142]*[.$S$4]+[.T142]*[.$T$4]+[.U142]*[.$U$4]+[.V142]*[.$V$4]+[.W142]*[.$W$4]+[.X14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5-18">
            <text:p>Sonntag, 18. Mai 2014</text:p>
          </table:table-cell>
          <table:table-cell table:number-columns-repeated="22"/>
          <table:table-cell/>
          <table:table-cell table:formula="of:=[.C143]*[.$C$4]+[.D143]*[.$D$4]+[.E143]*[.$E$4]+[.F143]*[.$F$4]+[.G143]*[.$G$4]+[.H143]*[.$H$4]+[.I143]*[.$I$4]+[.J143]*[.$J$4]+[.K143]*[.$K$4]+[.L143]*[.$L$4]+[.M143]*[.$M$4]+[.N143]*[.$N$4]+[.O143]*[.$O$4]+[.P143]*[.$P$4]+[.Q143]*[.$Q$4]+[.R143]*[.$R$4]+[.S143]*[.$S$4]+[.T143]*[.$T$4]+[.U143]*[.$U$4]+[.V143]*[.$V$4]+[.W143]*[.$W$4]+[.X14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5-19">
            <text:p>Montag, 19. Mai 2014</text:p>
          </table:table-cell>
          <table:table-cell table:number-columns-repeated="22"/>
          <table:table-cell/>
          <table:table-cell table:formula="of:=[.C144]*[.$C$4]+[.D144]*[.$D$4]+[.E144]*[.$E$4]+[.F144]*[.$F$4]+[.G144]*[.$G$4]+[.H144]*[.$H$4]+[.I144]*[.$I$4]+[.J144]*[.$J$4]+[.K144]*[.$K$4]+[.L144]*[.$L$4]+[.M144]*[.$M$4]+[.N144]*[.$N$4]+[.O144]*[.$O$4]+[.P144]*[.$P$4]+[.Q144]*[.$Q$4]+[.R144]*[.$R$4]+[.S144]*[.$S$4]+[.T144]*[.$T$4]+[.U144]*[.$U$4]+[.V144]*[.$V$4]+[.W144]*[.$W$4]+[.X144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5-20">
            <text:p>Dienstag, 20. Mai 2014</text:p>
          </table:table-cell>
          <table:table-cell table:number-columns-repeated="22"/>
          <table:table-cell/>
          <table:table-cell table:formula="of:=[.C145]*[.$C$4]+[.D145]*[.$D$4]+[.E145]*[.$E$4]+[.F145]*[.$F$4]+[.G145]*[.$G$4]+[.H145]*[.$H$4]+[.I145]*[.$I$4]+[.J145]*[.$J$4]+[.K145]*[.$K$4]+[.L145]*[.$L$4]+[.M145]*[.$M$4]+[.N145]*[.$N$4]+[.O145]*[.$O$4]+[.P145]*[.$P$4]+[.Q145]*[.$Q$4]+[.R145]*[.$R$4]+[.S145]*[.$S$4]+[.T145]*[.$T$4]+[.U145]*[.$U$4]+[.V145]*[.$V$4]+[.W145]*[.$W$4]+[.X14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5-21">
            <text:p>Mittwoch, 21. Mai 2014</text:p>
          </table:table-cell>
          <table:table-cell table:number-columns-repeated="22"/>
          <table:table-cell/>
          <table:table-cell table:formula="of:=[.C146]*[.$C$4]+[.D146]*[.$D$4]+[.E146]*[.$E$4]+[.F146]*[.$F$4]+[.G146]*[.$G$4]+[.H146]*[.$H$4]+[.I146]*[.$I$4]+[.J146]*[.$J$4]+[.K146]*[.$K$4]+[.L146]*[.$L$4]+[.M146]*[.$M$4]+[.N146]*[.$N$4]+[.O146]*[.$O$4]+[.P146]*[.$P$4]+[.Q146]*[.$Q$4]+[.R146]*[.$R$4]+[.S146]*[.$S$4]+[.T146]*[.$T$4]+[.U146]*[.$U$4]+[.V146]*[.$V$4]+[.W146]*[.$W$4]+[.X14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5-22">
            <text:p>Donnerstag, 22. Mai 2014</text:p>
          </table:table-cell>
          <table:table-cell table:number-columns-repeated="22"/>
          <table:table-cell/>
          <table:table-cell table:formula="of:=[.C147]*[.$C$4]+[.D147]*[.$D$4]+[.E147]*[.$E$4]+[.F147]*[.$F$4]+[.G147]*[.$G$4]+[.H147]*[.$H$4]+[.I147]*[.$I$4]+[.J147]*[.$J$4]+[.K147]*[.$K$4]+[.L147]*[.$L$4]+[.M147]*[.$M$4]+[.N147]*[.$N$4]+[.O147]*[.$O$4]+[.P147]*[.$P$4]+[.Q147]*[.$Q$4]+[.R147]*[.$R$4]+[.S147]*[.$S$4]+[.T147]*[.$T$4]+[.U147]*[.$U$4]+[.V147]*[.$V$4]+[.W147]*[.$W$4]+[.X14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5-23">
            <text:p>Freitag, 23. Mai 2014</text:p>
          </table:table-cell>
          <table:table-cell table:number-columns-repeated="22"/>
          <table:table-cell/>
          <table:table-cell table:formula="of:=[.C148]*[.$C$4]+[.D148]*[.$D$4]+[.E148]*[.$E$4]+[.F148]*[.$F$4]+[.G148]*[.$G$4]+[.H148]*[.$H$4]+[.I148]*[.$I$4]+[.J148]*[.$J$4]+[.K148]*[.$K$4]+[.L148]*[.$L$4]+[.M148]*[.$M$4]+[.N148]*[.$N$4]+[.O148]*[.$O$4]+[.P148]*[.$P$4]+[.Q148]*[.$Q$4]+[.R148]*[.$R$4]+[.S148]*[.$S$4]+[.T148]*[.$T$4]+[.U148]*[.$U$4]+[.V148]*[.$V$4]+[.W148]*[.$W$4]+[.X14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5-24">
            <text:p>Samstag, 24. Mai 2014</text:p>
          </table:table-cell>
          <table:table-cell table:number-columns-repeated="22"/>
          <table:table-cell/>
          <table:table-cell table:formula="of:=[.C149]*[.$C$4]+[.D149]*[.$D$4]+[.E149]*[.$E$4]+[.F149]*[.$F$4]+[.G149]*[.$G$4]+[.H149]*[.$H$4]+[.I149]*[.$I$4]+[.J149]*[.$J$4]+[.K149]*[.$K$4]+[.L149]*[.$L$4]+[.M149]*[.$M$4]+[.N149]*[.$N$4]+[.O149]*[.$O$4]+[.P149]*[.$P$4]+[.Q149]*[.$Q$4]+[.R149]*[.$R$4]+[.S149]*[.$S$4]+[.T149]*[.$T$4]+[.U149]*[.$U$4]+[.V149]*[.$V$4]+[.W149]*[.$W$4]+[.X14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5-25">
            <text:p>Sonntag, 25. Mai 2014</text:p>
          </table:table-cell>
          <table:table-cell table:number-columns-repeated="22"/>
          <table:table-cell/>
          <table:table-cell table:formula="of:=[.C150]*[.$C$4]+[.D150]*[.$D$4]+[.E150]*[.$E$4]+[.F150]*[.$F$4]+[.G150]*[.$G$4]+[.H150]*[.$H$4]+[.I150]*[.$I$4]+[.J150]*[.$J$4]+[.K150]*[.$K$4]+[.L150]*[.$L$4]+[.M150]*[.$M$4]+[.N150]*[.$N$4]+[.O150]*[.$O$4]+[.P150]*[.$P$4]+[.Q150]*[.$Q$4]+[.R150]*[.$R$4]+[.S150]*[.$S$4]+[.T150]*[.$T$4]+[.U150]*[.$U$4]+[.V150]*[.$V$4]+[.W150]*[.$W$4]+[.X15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5-26">
            <text:p>Montag, 26. Mai 2014</text:p>
          </table:table-cell>
          <table:table-cell table:number-columns-repeated="22"/>
          <table:table-cell/>
          <table:table-cell table:formula="of:=[.C151]*[.$C$4]+[.D151]*[.$D$4]+[.E151]*[.$E$4]+[.F151]*[.$F$4]+[.G151]*[.$G$4]+[.H151]*[.$H$4]+[.I151]*[.$I$4]+[.J151]*[.$J$4]+[.K151]*[.$K$4]+[.L151]*[.$L$4]+[.M151]*[.$M$4]+[.N151]*[.$N$4]+[.O151]*[.$O$4]+[.P151]*[.$P$4]+[.Q151]*[.$Q$4]+[.R151]*[.$R$4]+[.S151]*[.$S$4]+[.T151]*[.$T$4]+[.U151]*[.$U$4]+[.V151]*[.$V$4]+[.W151]*[.$W$4]+[.X15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5-27">
            <text:p>Dienstag, 27. Mai 2014</text:p>
          </table:table-cell>
          <table:table-cell table:number-columns-repeated="22"/>
          <table:table-cell/>
          <table:table-cell table:formula="of:=[.C152]*[.$C$4]+[.D152]*[.$D$4]+[.E152]*[.$E$4]+[.F152]*[.$F$4]+[.G152]*[.$G$4]+[.H152]*[.$H$4]+[.I152]*[.$I$4]+[.J152]*[.$J$4]+[.K152]*[.$K$4]+[.L152]*[.$L$4]+[.M152]*[.$M$4]+[.N152]*[.$N$4]+[.O152]*[.$O$4]+[.P152]*[.$P$4]+[.Q152]*[.$Q$4]+[.R152]*[.$R$4]+[.S152]*[.$S$4]+[.T152]*[.$T$4]+[.U152]*[.$U$4]+[.V152]*[.$V$4]+[.W152]*[.$W$4]+[.X15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5-28">
            <text:p>Mittwoch, 28. Mai 2014</text:p>
          </table:table-cell>
          <table:table-cell table:number-columns-repeated="22"/>
          <table:table-cell/>
          <table:table-cell table:formula="of:=[.C153]*[.$C$4]+[.D153]*[.$D$4]+[.E153]*[.$E$4]+[.F153]*[.$F$4]+[.G153]*[.$G$4]+[.H153]*[.$H$4]+[.I153]*[.$I$4]+[.J153]*[.$J$4]+[.K153]*[.$K$4]+[.L153]*[.$L$4]+[.M153]*[.$M$4]+[.N153]*[.$N$4]+[.O153]*[.$O$4]+[.P153]*[.$P$4]+[.Q153]*[.$Q$4]+[.R153]*[.$R$4]+[.S153]*[.$S$4]+[.T153]*[.$T$4]+[.U153]*[.$U$4]+[.V153]*[.$V$4]+[.W153]*[.$W$4]+[.X15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5-29">
            <text:p>Donnerstag, 29. Mai 2014</text:p>
          </table:table-cell>
          <table:table-cell table:number-columns-repeated="22"/>
          <table:table-cell/>
          <table:table-cell table:formula="of:=[.C154]*[.$C$4]+[.D154]*[.$D$4]+[.E154]*[.$E$4]+[.F154]*[.$F$4]+[.G154]*[.$G$4]+[.H154]*[.$H$4]+[.I154]*[.$I$4]+[.J154]*[.$J$4]+[.K154]*[.$K$4]+[.L154]*[.$L$4]+[.M154]*[.$M$4]+[.N154]*[.$N$4]+[.O154]*[.$O$4]+[.P154]*[.$P$4]+[.Q154]*[.$Q$4]+[.R154]*[.$R$4]+[.S154]*[.$S$4]+[.T154]*[.$T$4]+[.U154]*[.$U$4]+[.V154]*[.$V$4]+[.W154]*[.$W$4]+[.X154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5-30">
            <text:p>Freitag, 30. Mai 2014</text:p>
          </table:table-cell>
          <table:table-cell table:number-columns-repeated="22"/>
          <table:table-cell/>
          <table:table-cell table:formula="of:=[.C155]*[.$C$4]+[.D155]*[.$D$4]+[.E155]*[.$E$4]+[.F155]*[.$F$4]+[.G155]*[.$G$4]+[.H155]*[.$H$4]+[.I155]*[.$I$4]+[.J155]*[.$J$4]+[.K155]*[.$K$4]+[.L155]*[.$L$4]+[.M155]*[.$M$4]+[.N155]*[.$N$4]+[.O155]*[.$O$4]+[.P155]*[.$P$4]+[.Q155]*[.$Q$4]+[.R155]*[.$R$4]+[.S155]*[.$S$4]+[.T155]*[.$T$4]+[.U155]*[.$U$4]+[.V155]*[.$V$4]+[.W155]*[.$W$4]+[.X15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5-31">
            <text:p>Samstag, 31. Mai 2014</text:p>
          </table:table-cell>
          <table:table-cell table:number-columns-repeated="22"/>
          <table:table-cell/>
          <table:table-cell table:formula="of:=[.C156]*[.$C$4]+[.D156]*[.$D$4]+[.E156]*[.$E$4]+[.F156]*[.$F$4]+[.G156]*[.$G$4]+[.H156]*[.$H$4]+[.I156]*[.$I$4]+[.J156]*[.$J$4]+[.K156]*[.$K$4]+[.L156]*[.$L$4]+[.M156]*[.$M$4]+[.N156]*[.$N$4]+[.O156]*[.$O$4]+[.P156]*[.$P$4]+[.Q156]*[.$Q$4]+[.R156]*[.$R$4]+[.S156]*[.$S$4]+[.T156]*[.$T$4]+[.U156]*[.$U$4]+[.V156]*[.$V$4]+[.W156]*[.$W$4]+[.X15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6-01">
            <text:p>Sonntag, 01. Juni 2014</text:p>
          </table:table-cell>
          <table:table-cell table:number-columns-repeated="22"/>
          <table:table-cell/>
          <table:table-cell table:formula="of:=[.C157]*[.$C$4]+[.D157]*[.$D$4]+[.E157]*[.$E$4]+[.F157]*[.$F$4]+[.G157]*[.$G$4]+[.H157]*[.$H$4]+[.I157]*[.$I$4]+[.J157]*[.$J$4]+[.K157]*[.$K$4]+[.L157]*[.$L$4]+[.M157]*[.$M$4]+[.N157]*[.$N$4]+[.O157]*[.$O$4]+[.P157]*[.$P$4]+[.Q157]*[.$Q$4]+[.R157]*[.$R$4]+[.S157]*[.$S$4]+[.T157]*[.$T$4]+[.U157]*[.$U$4]+[.V157]*[.$V$4]+[.W157]*[.$W$4]+[.X15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6-02">
            <text:p>Montag, 02. Juni 2014</text:p>
          </table:table-cell>
          <table:table-cell table:number-columns-repeated="22"/>
          <table:table-cell/>
          <table:table-cell table:formula="of:=[.C158]*[.$C$4]+[.D158]*[.$D$4]+[.E158]*[.$E$4]+[.F158]*[.$F$4]+[.G158]*[.$G$4]+[.H158]*[.$H$4]+[.I158]*[.$I$4]+[.J158]*[.$J$4]+[.K158]*[.$K$4]+[.L158]*[.$L$4]+[.M158]*[.$M$4]+[.N158]*[.$N$4]+[.O158]*[.$O$4]+[.P158]*[.$P$4]+[.Q158]*[.$Q$4]+[.R158]*[.$R$4]+[.S158]*[.$S$4]+[.T158]*[.$T$4]+[.U158]*[.$U$4]+[.V158]*[.$V$4]+[.W158]*[.$W$4]+[.X15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6-03">
            <text:p>Dienstag, 03. Juni 2014</text:p>
          </table:table-cell>
          <table:table-cell table:number-columns-repeated="22"/>
          <table:table-cell/>
          <table:table-cell table:formula="of:=[.C159]*[.$C$4]+[.D159]*[.$D$4]+[.E159]*[.$E$4]+[.F159]*[.$F$4]+[.G159]*[.$G$4]+[.H159]*[.$H$4]+[.I159]*[.$I$4]+[.J159]*[.$J$4]+[.K159]*[.$K$4]+[.L159]*[.$L$4]+[.M159]*[.$M$4]+[.N159]*[.$N$4]+[.O159]*[.$O$4]+[.P159]*[.$P$4]+[.Q159]*[.$Q$4]+[.R159]*[.$R$4]+[.S159]*[.$S$4]+[.T159]*[.$T$4]+[.U159]*[.$U$4]+[.V159]*[.$V$4]+[.W159]*[.$W$4]+[.X15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6-04">
            <text:p>Mittwoch, 04. Juni 2014</text:p>
          </table:table-cell>
          <table:table-cell table:number-columns-repeated="22"/>
          <table:table-cell/>
          <table:table-cell table:formula="of:=[.C160]*[.$C$4]+[.D160]*[.$D$4]+[.E160]*[.$E$4]+[.F160]*[.$F$4]+[.G160]*[.$G$4]+[.H160]*[.$H$4]+[.I160]*[.$I$4]+[.J160]*[.$J$4]+[.K160]*[.$K$4]+[.L160]*[.$L$4]+[.M160]*[.$M$4]+[.N160]*[.$N$4]+[.O160]*[.$O$4]+[.P160]*[.$P$4]+[.Q160]*[.$Q$4]+[.R160]*[.$R$4]+[.S160]*[.$S$4]+[.T160]*[.$T$4]+[.U160]*[.$U$4]+[.V160]*[.$V$4]+[.W160]*[.$W$4]+[.X16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6-05">
            <text:p>Donnerstag, 05. Juni 2014</text:p>
          </table:table-cell>
          <table:table-cell table:number-columns-repeated="22"/>
          <table:table-cell/>
          <table:table-cell table:formula="of:=[.C161]*[.$C$4]+[.D161]*[.$D$4]+[.E161]*[.$E$4]+[.F161]*[.$F$4]+[.G161]*[.$G$4]+[.H161]*[.$H$4]+[.I161]*[.$I$4]+[.J161]*[.$J$4]+[.K161]*[.$K$4]+[.L161]*[.$L$4]+[.M161]*[.$M$4]+[.N161]*[.$N$4]+[.O161]*[.$O$4]+[.P161]*[.$P$4]+[.Q161]*[.$Q$4]+[.R161]*[.$R$4]+[.S161]*[.$S$4]+[.T161]*[.$T$4]+[.U161]*[.$U$4]+[.V161]*[.$V$4]+[.W161]*[.$W$4]+[.X16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6-06">
            <text:p>Freitag, 06. Juni 2014</text:p>
          </table:table-cell>
          <table:table-cell table:number-columns-repeated="22"/>
          <table:table-cell/>
          <table:table-cell table:formula="of:=[.C162]*[.$C$4]+[.D162]*[.$D$4]+[.E162]*[.$E$4]+[.F162]*[.$F$4]+[.G162]*[.$G$4]+[.H162]*[.$H$4]+[.I162]*[.$I$4]+[.J162]*[.$J$4]+[.K162]*[.$K$4]+[.L162]*[.$L$4]+[.M162]*[.$M$4]+[.N162]*[.$N$4]+[.O162]*[.$O$4]+[.P162]*[.$P$4]+[.Q162]*[.$Q$4]+[.R162]*[.$R$4]+[.S162]*[.$S$4]+[.T162]*[.$T$4]+[.U162]*[.$U$4]+[.V162]*[.$V$4]+[.W162]*[.$W$4]+[.X16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6-07">
            <text:p>Samstag, 07. Juni 2014</text:p>
          </table:table-cell>
          <table:table-cell table:number-columns-repeated="22"/>
          <table:table-cell/>
          <table:table-cell table:formula="of:=[.C163]*[.$C$4]+[.D163]*[.$D$4]+[.E163]*[.$E$4]+[.F163]*[.$F$4]+[.G163]*[.$G$4]+[.H163]*[.$H$4]+[.I163]*[.$I$4]+[.J163]*[.$J$4]+[.K163]*[.$K$4]+[.L163]*[.$L$4]+[.M163]*[.$M$4]+[.N163]*[.$N$4]+[.O163]*[.$O$4]+[.P163]*[.$P$4]+[.Q163]*[.$Q$4]+[.R163]*[.$R$4]+[.S163]*[.$S$4]+[.T163]*[.$T$4]+[.U163]*[.$U$4]+[.V163]*[.$V$4]+[.W163]*[.$W$4]+[.X16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6-08">
            <text:p>Sonntag, 08. Juni 2014</text:p>
          </table:table-cell>
          <table:table-cell table:number-columns-repeated="22"/>
          <table:table-cell/>
          <table:table-cell table:formula="of:=[.C164]*[.$C$4]+[.D164]*[.$D$4]+[.E164]*[.$E$4]+[.F164]*[.$F$4]+[.G164]*[.$G$4]+[.H164]*[.$H$4]+[.I164]*[.$I$4]+[.J164]*[.$J$4]+[.K164]*[.$K$4]+[.L164]*[.$L$4]+[.M164]*[.$M$4]+[.N164]*[.$N$4]+[.O164]*[.$O$4]+[.P164]*[.$P$4]+[.Q164]*[.$Q$4]+[.R164]*[.$R$4]+[.S164]*[.$S$4]+[.T164]*[.$T$4]+[.U164]*[.$U$4]+[.V164]*[.$V$4]+[.W164]*[.$W$4]+[.X164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6-09">
            <text:p>Montag, 09. Juni 2014</text:p>
          </table:table-cell>
          <table:table-cell table:number-columns-repeated="22"/>
          <table:table-cell/>
          <table:table-cell table:formula="of:=[.C165]*[.$C$4]+[.D165]*[.$D$4]+[.E165]*[.$E$4]+[.F165]*[.$F$4]+[.G165]*[.$G$4]+[.H165]*[.$H$4]+[.I165]*[.$I$4]+[.J165]*[.$J$4]+[.K165]*[.$K$4]+[.L165]*[.$L$4]+[.M165]*[.$M$4]+[.N165]*[.$N$4]+[.O165]*[.$O$4]+[.P165]*[.$P$4]+[.Q165]*[.$Q$4]+[.R165]*[.$R$4]+[.S165]*[.$S$4]+[.T165]*[.$T$4]+[.U165]*[.$U$4]+[.V165]*[.$V$4]+[.W165]*[.$W$4]+[.X16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6-10">
            <text:p>Dienstag, 10. Juni 2014</text:p>
          </table:table-cell>
          <table:table-cell table:number-columns-repeated="22"/>
          <table:table-cell/>
          <table:table-cell table:formula="of:=[.C166]*[.$C$4]+[.D166]*[.$D$4]+[.E166]*[.$E$4]+[.F166]*[.$F$4]+[.G166]*[.$G$4]+[.H166]*[.$H$4]+[.I166]*[.$I$4]+[.J166]*[.$J$4]+[.K166]*[.$K$4]+[.L166]*[.$L$4]+[.M166]*[.$M$4]+[.N166]*[.$N$4]+[.O166]*[.$O$4]+[.P166]*[.$P$4]+[.Q166]*[.$Q$4]+[.R166]*[.$R$4]+[.S166]*[.$S$4]+[.T166]*[.$T$4]+[.U166]*[.$U$4]+[.V166]*[.$V$4]+[.W166]*[.$W$4]+[.X16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6-11">
            <text:p>Mittwoch, 11. Juni 2014</text:p>
          </table:table-cell>
          <table:table-cell table:number-columns-repeated="22"/>
          <table:table-cell/>
          <table:table-cell table:formula="of:=[.C167]*[.$C$4]+[.D167]*[.$D$4]+[.E167]*[.$E$4]+[.F167]*[.$F$4]+[.G167]*[.$G$4]+[.H167]*[.$H$4]+[.I167]*[.$I$4]+[.J167]*[.$J$4]+[.K167]*[.$K$4]+[.L167]*[.$L$4]+[.M167]*[.$M$4]+[.N167]*[.$N$4]+[.O167]*[.$O$4]+[.P167]*[.$P$4]+[.Q167]*[.$Q$4]+[.R167]*[.$R$4]+[.S167]*[.$S$4]+[.T167]*[.$T$4]+[.U167]*[.$U$4]+[.V167]*[.$V$4]+[.W167]*[.$W$4]+[.X16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6-12">
            <text:p>Donnerstag, 12. Juni 2014</text:p>
          </table:table-cell>
          <table:table-cell table:number-columns-repeated="22"/>
          <table:table-cell/>
          <table:table-cell table:formula="of:=[.C168]*[.$C$4]+[.D168]*[.$D$4]+[.E168]*[.$E$4]+[.F168]*[.$F$4]+[.G168]*[.$G$4]+[.H168]*[.$H$4]+[.I168]*[.$I$4]+[.J168]*[.$J$4]+[.K168]*[.$K$4]+[.L168]*[.$L$4]+[.M168]*[.$M$4]+[.N168]*[.$N$4]+[.O168]*[.$O$4]+[.P168]*[.$P$4]+[.Q168]*[.$Q$4]+[.R168]*[.$R$4]+[.S168]*[.$S$4]+[.T168]*[.$T$4]+[.U168]*[.$U$4]+[.V168]*[.$V$4]+[.W168]*[.$W$4]+[.X16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6-13">
            <text:p>Freitag, 13. Juni 2014</text:p>
          </table:table-cell>
          <table:table-cell table:number-columns-repeated="22"/>
          <table:table-cell/>
          <table:table-cell table:formula="of:=[.C169]*[.$C$4]+[.D169]*[.$D$4]+[.E169]*[.$E$4]+[.F169]*[.$F$4]+[.G169]*[.$G$4]+[.H169]*[.$H$4]+[.I169]*[.$I$4]+[.J169]*[.$J$4]+[.K169]*[.$K$4]+[.L169]*[.$L$4]+[.M169]*[.$M$4]+[.N169]*[.$N$4]+[.O169]*[.$O$4]+[.P169]*[.$P$4]+[.Q169]*[.$Q$4]+[.R169]*[.$R$4]+[.S169]*[.$S$4]+[.T169]*[.$T$4]+[.U169]*[.$U$4]+[.V169]*[.$V$4]+[.W169]*[.$W$4]+[.X16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6-14">
            <text:p>Samstag, 14. Juni 2014</text:p>
          </table:table-cell>
          <table:table-cell table:number-columns-repeated="22"/>
          <table:table-cell/>
          <table:table-cell table:formula="of:=[.C170]*[.$C$4]+[.D170]*[.$D$4]+[.E170]*[.$E$4]+[.F170]*[.$F$4]+[.G170]*[.$G$4]+[.H170]*[.$H$4]+[.I170]*[.$I$4]+[.J170]*[.$J$4]+[.K170]*[.$K$4]+[.L170]*[.$L$4]+[.M170]*[.$M$4]+[.N170]*[.$N$4]+[.O170]*[.$O$4]+[.P170]*[.$P$4]+[.Q170]*[.$Q$4]+[.R170]*[.$R$4]+[.S170]*[.$S$4]+[.T170]*[.$T$4]+[.U170]*[.$U$4]+[.V170]*[.$V$4]+[.W170]*[.$W$4]+[.X17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6-15">
            <text:p>Sonntag, 15. Juni 2014</text:p>
          </table:table-cell>
          <table:table-cell table:number-columns-repeated="22"/>
          <table:table-cell/>
          <table:table-cell table:formula="of:=[.C171]*[.$C$4]+[.D171]*[.$D$4]+[.E171]*[.$E$4]+[.F171]*[.$F$4]+[.G171]*[.$G$4]+[.H171]*[.$H$4]+[.I171]*[.$I$4]+[.J171]*[.$J$4]+[.K171]*[.$K$4]+[.L171]*[.$L$4]+[.M171]*[.$M$4]+[.N171]*[.$N$4]+[.O171]*[.$O$4]+[.P171]*[.$P$4]+[.Q171]*[.$Q$4]+[.R171]*[.$R$4]+[.S171]*[.$S$4]+[.T171]*[.$T$4]+[.U171]*[.$U$4]+[.V171]*[.$V$4]+[.W171]*[.$W$4]+[.X17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6-16">
            <text:p>Montag, 16. Juni 2014</text:p>
          </table:table-cell>
          <table:table-cell table:number-columns-repeated="22"/>
          <table:table-cell/>
          <table:table-cell table:formula="of:=[.C172]*[.$C$4]+[.D172]*[.$D$4]+[.E172]*[.$E$4]+[.F172]*[.$F$4]+[.G172]*[.$G$4]+[.H172]*[.$H$4]+[.I172]*[.$I$4]+[.J172]*[.$J$4]+[.K172]*[.$K$4]+[.L172]*[.$L$4]+[.M172]*[.$M$4]+[.N172]*[.$N$4]+[.O172]*[.$O$4]+[.P172]*[.$P$4]+[.Q172]*[.$Q$4]+[.R172]*[.$R$4]+[.S172]*[.$S$4]+[.T172]*[.$T$4]+[.U172]*[.$U$4]+[.V172]*[.$V$4]+[.W172]*[.$W$4]+[.X17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6-17">
            <text:p>Dienstag, 17. Juni 2014</text:p>
          </table:table-cell>
          <table:table-cell table:number-columns-repeated="22"/>
          <table:table-cell/>
          <table:table-cell table:formula="of:=[.C173]*[.$C$4]+[.D173]*[.$D$4]+[.E173]*[.$E$4]+[.F173]*[.$F$4]+[.G173]*[.$G$4]+[.H173]*[.$H$4]+[.I173]*[.$I$4]+[.J173]*[.$J$4]+[.K173]*[.$K$4]+[.L173]*[.$L$4]+[.M173]*[.$M$4]+[.N173]*[.$N$4]+[.O173]*[.$O$4]+[.P173]*[.$P$4]+[.Q173]*[.$Q$4]+[.R173]*[.$R$4]+[.S173]*[.$S$4]+[.T173]*[.$T$4]+[.U173]*[.$U$4]+[.V173]*[.$V$4]+[.W173]*[.$W$4]+[.X17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6-18">
            <text:p>Mittwoch, 18. Juni 2014</text:p>
          </table:table-cell>
          <table:table-cell table:number-columns-repeated="22"/>
          <table:table-cell/>
          <table:table-cell table:formula="of:=[.C174]*[.$C$4]+[.D174]*[.$D$4]+[.E174]*[.$E$4]+[.F174]*[.$F$4]+[.G174]*[.$G$4]+[.H174]*[.$H$4]+[.I174]*[.$I$4]+[.J174]*[.$J$4]+[.K174]*[.$K$4]+[.L174]*[.$L$4]+[.M174]*[.$M$4]+[.N174]*[.$N$4]+[.O174]*[.$O$4]+[.P174]*[.$P$4]+[.Q174]*[.$Q$4]+[.R174]*[.$R$4]+[.S174]*[.$S$4]+[.T174]*[.$T$4]+[.U174]*[.$U$4]+[.V174]*[.$V$4]+[.W174]*[.$W$4]+[.X174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6-19">
            <text:p>Donnerstag, 19. Juni 2014</text:p>
          </table:table-cell>
          <table:table-cell table:number-columns-repeated="22"/>
          <table:table-cell/>
          <table:table-cell table:formula="of:=[.C175]*[.$C$4]+[.D175]*[.$D$4]+[.E175]*[.$E$4]+[.F175]*[.$F$4]+[.G175]*[.$G$4]+[.H175]*[.$H$4]+[.I175]*[.$I$4]+[.J175]*[.$J$4]+[.K175]*[.$K$4]+[.L175]*[.$L$4]+[.M175]*[.$M$4]+[.N175]*[.$N$4]+[.O175]*[.$O$4]+[.P175]*[.$P$4]+[.Q175]*[.$Q$4]+[.R175]*[.$R$4]+[.S175]*[.$S$4]+[.T175]*[.$T$4]+[.U175]*[.$U$4]+[.V175]*[.$V$4]+[.W175]*[.$W$4]+[.X17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1"/>
          <table:table-cell table:style-name="ce3" office:value-type="date" office:date-value="2014-06-20">
            <text:p>Freitag, 20. Juni 2014</text:p>
          </table:table-cell>
          <table:table-cell table:number-columns-repeated="22" table:style-name="ce7"/>
          <table:table-cell table:style-name="ce1"/>
          <table:table-cell table:formula="of:=[.C176]*[.$C$4]+[.D176]*[.$D$4]+[.E176]*[.$E$4]+[.F176]*[.$F$4]+[.G176]*[.$G$4]+[.H176]*[.$H$4]+[.I176]*[.$I$4]+[.J176]*[.$J$4]+[.K176]*[.$K$4]+[.L176]*[.$L$4]+[.M176]*[.$M$4]+[.N176]*[.$N$4]+[.O176]*[.$O$4]+[.P176]*[.$P$4]+[.Q176]*[.$Q$4]+[.R176]*[.$R$4]+[.S176]*[.$S$4]+[.T176]*[.$T$4]+[.U176]*[.$U$4]+[.V176]*[.$V$4]+[.W176]*[.$W$4]+[.X176]*[.$X$4]" office:value-type="float" office:value="0">
            <text:p>0</text:p>
          </table:table-cell>
          <table:table-cell table:style-name="ce1" table:number-columns-repeated="998"/>
        </table:table-row>
        <table:table-row table:style-name="ro2">
          <table:table-cell/>
          <table:table-cell table:style-name="ce3" office:value-type="date" office:date-value="2014-06-21">
            <text:p>Samstag, 21. Juni 2014</text:p>
          </table:table-cell>
          <table:table-cell table:number-columns-repeated="22"/>
          <table:table-cell table:style-name="ce9"/>
          <table:table-cell table:formula="of:=[.C177]*[.$C$4]+[.D177]*[.$D$4]+[.E177]*[.$E$4]+[.F177]*[.$F$4]+[.G177]*[.$G$4]+[.H177]*[.$H$4]+[.I177]*[.$I$4]+[.J177]*[.$J$4]+[.K177]*[.$K$4]+[.L177]*[.$L$4]+[.M177]*[.$M$4]+[.N177]*[.$N$4]+[.O177]*[.$O$4]+[.P177]*[.$P$4]+[.Q177]*[.$Q$4]+[.R177]*[.$R$4]+[.S177]*[.$S$4]+[.T177]*[.$T$4]+[.U177]*[.$U$4]+[.V177]*[.$V$4]+[.W177]*[.$W$4]+[.X17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6-22">
            <text:p>Sonntag, 22. Juni 2014</text:p>
          </table:table-cell>
          <table:table-cell table:number-columns-repeated="22"/>
          <table:table-cell/>
          <table:table-cell table:formula="of:=[.C178]*[.$C$4]+[.D178]*[.$D$4]+[.E178]*[.$E$4]+[.F178]*[.$F$4]+[.G178]*[.$G$4]+[.H178]*[.$H$4]+[.I178]*[.$I$4]+[.J178]*[.$J$4]+[.K178]*[.$K$4]+[.L178]*[.$L$4]+[.M178]*[.$M$4]+[.N178]*[.$N$4]+[.O178]*[.$O$4]+[.P178]*[.$P$4]+[.Q178]*[.$Q$4]+[.R178]*[.$R$4]+[.S178]*[.$S$4]+[.T178]*[.$T$4]+[.U178]*[.$U$4]+[.V178]*[.$V$4]+[.W178]*[.$W$4]+[.X17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6-23">
            <text:p>Montag, 23. Juni 2014</text:p>
          </table:table-cell>
          <table:table-cell table:number-columns-repeated="22"/>
          <table:table-cell/>
          <table:table-cell table:formula="of:=[.C179]*[.$C$4]+[.D179]*[.$D$4]+[.E179]*[.$E$4]+[.F179]*[.$F$4]+[.G179]*[.$G$4]+[.H179]*[.$H$4]+[.I179]*[.$I$4]+[.J179]*[.$J$4]+[.K179]*[.$K$4]+[.L179]*[.$L$4]+[.M179]*[.$M$4]+[.N179]*[.$N$4]+[.O179]*[.$O$4]+[.P179]*[.$P$4]+[.Q179]*[.$Q$4]+[.R179]*[.$R$4]+[.S179]*[.$S$4]+[.T179]*[.$T$4]+[.U179]*[.$U$4]+[.V179]*[.$V$4]+[.W179]*[.$W$4]+[.X17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6-24">
            <text:p>Dienstag, 24. Juni 2014</text:p>
          </table:table-cell>
          <table:table-cell table:number-columns-repeated="22"/>
          <table:table-cell/>
          <table:table-cell table:formula="of:=[.C180]*[.$C$4]+[.D180]*[.$D$4]+[.E180]*[.$E$4]+[.F180]*[.$F$4]+[.G180]*[.$G$4]+[.H180]*[.$H$4]+[.I180]*[.$I$4]+[.J180]*[.$J$4]+[.K180]*[.$K$4]+[.L180]*[.$L$4]+[.M180]*[.$M$4]+[.N180]*[.$N$4]+[.O180]*[.$O$4]+[.P180]*[.$P$4]+[.Q180]*[.$Q$4]+[.R180]*[.$R$4]+[.S180]*[.$S$4]+[.T180]*[.$T$4]+[.U180]*[.$U$4]+[.V180]*[.$V$4]+[.W180]*[.$W$4]+[.X18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6-25">
            <text:p>Mittwoch, 25. Juni 2014</text:p>
          </table:table-cell>
          <table:table-cell table:number-columns-repeated="22"/>
          <table:table-cell/>
          <table:table-cell table:formula="of:=[.C181]*[.$C$4]+[.D181]*[.$D$4]+[.E181]*[.$E$4]+[.F181]*[.$F$4]+[.G181]*[.$G$4]+[.H181]*[.$H$4]+[.I181]*[.$I$4]+[.J181]*[.$J$4]+[.K181]*[.$K$4]+[.L181]*[.$L$4]+[.M181]*[.$M$4]+[.N181]*[.$N$4]+[.O181]*[.$O$4]+[.P181]*[.$P$4]+[.Q181]*[.$Q$4]+[.R181]*[.$R$4]+[.S181]*[.$S$4]+[.T181]*[.$T$4]+[.U181]*[.$U$4]+[.V181]*[.$V$4]+[.W181]*[.$W$4]+[.X18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6-26">
            <text:p>Donnerstag, 26. Juni 2014</text:p>
          </table:table-cell>
          <table:table-cell table:number-columns-repeated="22"/>
          <table:table-cell/>
          <table:table-cell table:formula="of:=[.C182]*[.$C$4]+[.D182]*[.$D$4]+[.E182]*[.$E$4]+[.F182]*[.$F$4]+[.G182]*[.$G$4]+[.H182]*[.$H$4]+[.I182]*[.$I$4]+[.J182]*[.$J$4]+[.K182]*[.$K$4]+[.L182]*[.$L$4]+[.M182]*[.$M$4]+[.N182]*[.$N$4]+[.O182]*[.$O$4]+[.P182]*[.$P$4]+[.Q182]*[.$Q$4]+[.R182]*[.$R$4]+[.S182]*[.$S$4]+[.T182]*[.$T$4]+[.U182]*[.$U$4]+[.V182]*[.$V$4]+[.W182]*[.$W$4]+[.X18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6-27">
            <text:p>Freitag, 27. Juni 2014</text:p>
          </table:table-cell>
          <table:table-cell table:number-columns-repeated="22"/>
          <table:table-cell/>
          <table:table-cell table:formula="of:=[.C183]*[.$C$4]+[.D183]*[.$D$4]+[.E183]*[.$E$4]+[.F183]*[.$F$4]+[.G183]*[.$G$4]+[.H183]*[.$H$4]+[.I183]*[.$I$4]+[.J183]*[.$J$4]+[.K183]*[.$K$4]+[.L183]*[.$L$4]+[.M183]*[.$M$4]+[.N183]*[.$N$4]+[.O183]*[.$O$4]+[.P183]*[.$P$4]+[.Q183]*[.$Q$4]+[.R183]*[.$R$4]+[.S183]*[.$S$4]+[.T183]*[.$T$4]+[.U183]*[.$U$4]+[.V183]*[.$V$4]+[.W183]*[.$W$4]+[.X18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6-28">
            <text:p>Samstag, 28. Juni 2014</text:p>
          </table:table-cell>
          <table:table-cell table:number-columns-repeated="22"/>
          <table:table-cell/>
          <table:table-cell table:formula="of:=[.C184]*[.$C$4]+[.D184]*[.$D$4]+[.E184]*[.$E$4]+[.F184]*[.$F$4]+[.G184]*[.$G$4]+[.H184]*[.$H$4]+[.I184]*[.$I$4]+[.J184]*[.$J$4]+[.K184]*[.$K$4]+[.L184]*[.$L$4]+[.M184]*[.$M$4]+[.N184]*[.$N$4]+[.O184]*[.$O$4]+[.P184]*[.$P$4]+[.Q184]*[.$Q$4]+[.R184]*[.$R$4]+[.S184]*[.$S$4]+[.T184]*[.$T$4]+[.U184]*[.$U$4]+[.V184]*[.$V$4]+[.W184]*[.$W$4]+[.X184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6-29">
            <text:p>Sonntag, 29. Juni 2014</text:p>
          </table:table-cell>
          <table:table-cell table:number-columns-repeated="22"/>
          <table:table-cell/>
          <table:table-cell table:formula="of:=[.C185]*[.$C$4]+[.D185]*[.$D$4]+[.E185]*[.$E$4]+[.F185]*[.$F$4]+[.G185]*[.$G$4]+[.H185]*[.$H$4]+[.I185]*[.$I$4]+[.J185]*[.$J$4]+[.K185]*[.$K$4]+[.L185]*[.$L$4]+[.M185]*[.$M$4]+[.N185]*[.$N$4]+[.O185]*[.$O$4]+[.P185]*[.$P$4]+[.Q185]*[.$Q$4]+[.R185]*[.$R$4]+[.S185]*[.$S$4]+[.T185]*[.$T$4]+[.U185]*[.$U$4]+[.V185]*[.$V$4]+[.W185]*[.$W$4]+[.X18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6-30">
            <text:p>Montag, 30. Juni 2014</text:p>
          </table:table-cell>
          <table:table-cell table:number-columns-repeated="22"/>
          <table:table-cell/>
          <table:table-cell table:formula="of:=[.C186]*[.$C$4]+[.D186]*[.$D$4]+[.E186]*[.$E$4]+[.F186]*[.$F$4]+[.G186]*[.$G$4]+[.H186]*[.$H$4]+[.I186]*[.$I$4]+[.J186]*[.$J$4]+[.K186]*[.$K$4]+[.L186]*[.$L$4]+[.M186]*[.$M$4]+[.N186]*[.$N$4]+[.O186]*[.$O$4]+[.P186]*[.$P$4]+[.Q186]*[.$Q$4]+[.R186]*[.$R$4]+[.S186]*[.$S$4]+[.T186]*[.$T$4]+[.U186]*[.$U$4]+[.V186]*[.$V$4]+[.W186]*[.$W$4]+[.X18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7-01">
            <text:p>Dienstag, 01. Juli 2014</text:p>
          </table:table-cell>
          <table:table-cell table:number-columns-repeated="22"/>
          <table:table-cell/>
          <table:table-cell table:formula="of:=[.C187]*[.$C$4]+[.D187]*[.$D$4]+[.E187]*[.$E$4]+[.F187]*[.$F$4]+[.G187]*[.$G$4]+[.H187]*[.$H$4]+[.I187]*[.$I$4]+[.J187]*[.$J$4]+[.K187]*[.$K$4]+[.L187]*[.$L$4]+[.M187]*[.$M$4]+[.N187]*[.$N$4]+[.O187]*[.$O$4]+[.P187]*[.$P$4]+[.Q187]*[.$Q$4]+[.R187]*[.$R$4]+[.S187]*[.$S$4]+[.T187]*[.$T$4]+[.U187]*[.$U$4]+[.V187]*[.$V$4]+[.W187]*[.$W$4]+[.X18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7-02">
            <text:p>Mittwoch, 02. Juli 2014</text:p>
          </table:table-cell>
          <table:table-cell table:number-columns-repeated="22"/>
          <table:table-cell/>
          <table:table-cell table:formula="of:=[.C188]*[.$C$4]+[.D188]*[.$D$4]+[.E188]*[.$E$4]+[.F188]*[.$F$4]+[.G188]*[.$G$4]+[.H188]*[.$H$4]+[.I188]*[.$I$4]+[.J188]*[.$J$4]+[.K188]*[.$K$4]+[.L188]*[.$L$4]+[.M188]*[.$M$4]+[.N188]*[.$N$4]+[.O188]*[.$O$4]+[.P188]*[.$P$4]+[.Q188]*[.$Q$4]+[.R188]*[.$R$4]+[.S188]*[.$S$4]+[.T188]*[.$T$4]+[.U188]*[.$U$4]+[.V188]*[.$V$4]+[.W188]*[.$W$4]+[.X18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7-03">
            <text:p>Donnerstag, 03. Juli 2014</text:p>
          </table:table-cell>
          <table:table-cell table:number-columns-repeated="22"/>
          <table:table-cell/>
          <table:table-cell table:formula="of:=[.C189]*[.$C$4]+[.D189]*[.$D$4]+[.E189]*[.$E$4]+[.F189]*[.$F$4]+[.G189]*[.$G$4]+[.H189]*[.$H$4]+[.I189]*[.$I$4]+[.J189]*[.$J$4]+[.K189]*[.$K$4]+[.L189]*[.$L$4]+[.M189]*[.$M$4]+[.N189]*[.$N$4]+[.O189]*[.$O$4]+[.P189]*[.$P$4]+[.Q189]*[.$Q$4]+[.R189]*[.$R$4]+[.S189]*[.$S$4]+[.T189]*[.$T$4]+[.U189]*[.$U$4]+[.V189]*[.$V$4]+[.W189]*[.$W$4]+[.X18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7-04">
            <text:p>Freitag, 04. Juli 2014</text:p>
          </table:table-cell>
          <table:table-cell table:number-columns-repeated="22"/>
          <table:table-cell/>
          <table:table-cell table:formula="of:=[.C190]*[.$C$4]+[.D190]*[.$D$4]+[.E190]*[.$E$4]+[.F190]*[.$F$4]+[.G190]*[.$G$4]+[.H190]*[.$H$4]+[.I190]*[.$I$4]+[.J190]*[.$J$4]+[.K190]*[.$K$4]+[.L190]*[.$L$4]+[.M190]*[.$M$4]+[.N190]*[.$N$4]+[.O190]*[.$O$4]+[.P190]*[.$P$4]+[.Q190]*[.$Q$4]+[.R190]*[.$R$4]+[.S190]*[.$S$4]+[.T190]*[.$T$4]+[.U190]*[.$U$4]+[.V190]*[.$V$4]+[.W190]*[.$W$4]+[.X19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7-05">
            <text:p>Samstag, 05. Juli 2014</text:p>
          </table:table-cell>
          <table:table-cell table:number-columns-repeated="22"/>
          <table:table-cell/>
          <table:table-cell table:formula="of:=[.C191]*[.$C$4]+[.D191]*[.$D$4]+[.E191]*[.$E$4]+[.F191]*[.$F$4]+[.G191]*[.$G$4]+[.H191]*[.$H$4]+[.I191]*[.$I$4]+[.J191]*[.$J$4]+[.K191]*[.$K$4]+[.L191]*[.$L$4]+[.M191]*[.$M$4]+[.N191]*[.$N$4]+[.O191]*[.$O$4]+[.P191]*[.$P$4]+[.Q191]*[.$Q$4]+[.R191]*[.$R$4]+[.S191]*[.$S$4]+[.T191]*[.$T$4]+[.U191]*[.$U$4]+[.V191]*[.$V$4]+[.W191]*[.$W$4]+[.X19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7-06">
            <text:p>Sonntag, 06. Juli 2014</text:p>
          </table:table-cell>
          <table:table-cell table:number-columns-repeated="22"/>
          <table:table-cell/>
          <table:table-cell table:formula="of:=[.C192]*[.$C$4]+[.D192]*[.$D$4]+[.E192]*[.$E$4]+[.F192]*[.$F$4]+[.G192]*[.$G$4]+[.H192]*[.$H$4]+[.I192]*[.$I$4]+[.J192]*[.$J$4]+[.K192]*[.$K$4]+[.L192]*[.$L$4]+[.M192]*[.$M$4]+[.N192]*[.$N$4]+[.O192]*[.$O$4]+[.P192]*[.$P$4]+[.Q192]*[.$Q$4]+[.R192]*[.$R$4]+[.S192]*[.$S$4]+[.T192]*[.$T$4]+[.U192]*[.$U$4]+[.V192]*[.$V$4]+[.W192]*[.$W$4]+[.X19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7-07">
            <text:p>Montag, 07. Juli 2014</text:p>
          </table:table-cell>
          <table:table-cell table:number-columns-repeated="22"/>
          <table:table-cell/>
          <table:table-cell table:formula="of:=[.C193]*[.$C$4]+[.D193]*[.$D$4]+[.E193]*[.$E$4]+[.F193]*[.$F$4]+[.G193]*[.$G$4]+[.H193]*[.$H$4]+[.I193]*[.$I$4]+[.J193]*[.$J$4]+[.K193]*[.$K$4]+[.L193]*[.$L$4]+[.M193]*[.$M$4]+[.N193]*[.$N$4]+[.O193]*[.$O$4]+[.P193]*[.$P$4]+[.Q193]*[.$Q$4]+[.R193]*[.$R$4]+[.S193]*[.$S$4]+[.T193]*[.$T$4]+[.U193]*[.$U$4]+[.V193]*[.$V$4]+[.W193]*[.$W$4]+[.X19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7-08">
            <text:p>Dienstag, 08. Juli 2014</text:p>
          </table:table-cell>
          <table:table-cell table:number-columns-repeated="22"/>
          <table:table-cell/>
          <table:table-cell table:formula="of:=[.C194]*[.$C$4]+[.D194]*[.$D$4]+[.E194]*[.$E$4]+[.F194]*[.$F$4]+[.G194]*[.$G$4]+[.H194]*[.$H$4]+[.I194]*[.$I$4]+[.J194]*[.$J$4]+[.K194]*[.$K$4]+[.L194]*[.$L$4]+[.M194]*[.$M$4]+[.N194]*[.$N$4]+[.O194]*[.$O$4]+[.P194]*[.$P$4]+[.Q194]*[.$Q$4]+[.R194]*[.$R$4]+[.S194]*[.$S$4]+[.T194]*[.$T$4]+[.U194]*[.$U$4]+[.V194]*[.$V$4]+[.W194]*[.$W$4]+[.X194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7-09">
            <text:p>Mittwoch, 09. Juli 2014</text:p>
          </table:table-cell>
          <table:table-cell table:number-columns-repeated="22"/>
          <table:table-cell/>
          <table:table-cell table:formula="of:=[.C195]*[.$C$4]+[.D195]*[.$D$4]+[.E195]*[.$E$4]+[.F195]*[.$F$4]+[.G195]*[.$G$4]+[.H195]*[.$H$4]+[.I195]*[.$I$4]+[.J195]*[.$J$4]+[.K195]*[.$K$4]+[.L195]*[.$L$4]+[.M195]*[.$M$4]+[.N195]*[.$N$4]+[.O195]*[.$O$4]+[.P195]*[.$P$4]+[.Q195]*[.$Q$4]+[.R195]*[.$R$4]+[.S195]*[.$S$4]+[.T195]*[.$T$4]+[.U195]*[.$U$4]+[.V195]*[.$V$4]+[.W195]*[.$W$4]+[.X19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7-10">
            <text:p>Donnerstag, 10. Juli 2014</text:p>
          </table:table-cell>
          <table:table-cell table:number-columns-repeated="22"/>
          <table:table-cell/>
          <table:table-cell table:formula="of:=[.C196]*[.$C$4]+[.D196]*[.$D$4]+[.E196]*[.$E$4]+[.F196]*[.$F$4]+[.G196]*[.$G$4]+[.H196]*[.$H$4]+[.I196]*[.$I$4]+[.J196]*[.$J$4]+[.K196]*[.$K$4]+[.L196]*[.$L$4]+[.M196]*[.$M$4]+[.N196]*[.$N$4]+[.O196]*[.$O$4]+[.P196]*[.$P$4]+[.Q196]*[.$Q$4]+[.R196]*[.$R$4]+[.S196]*[.$S$4]+[.T196]*[.$T$4]+[.U196]*[.$U$4]+[.V196]*[.$V$4]+[.W196]*[.$W$4]+[.X19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7-11">
            <text:p>Freitag, 11. Juli 2014</text:p>
          </table:table-cell>
          <table:table-cell table:number-columns-repeated="22"/>
          <table:table-cell/>
          <table:table-cell table:formula="of:=[.C197]*[.$C$4]+[.D197]*[.$D$4]+[.E197]*[.$E$4]+[.F197]*[.$F$4]+[.G197]*[.$G$4]+[.H197]*[.$H$4]+[.I197]*[.$I$4]+[.J197]*[.$J$4]+[.K197]*[.$K$4]+[.L197]*[.$L$4]+[.M197]*[.$M$4]+[.N197]*[.$N$4]+[.O197]*[.$O$4]+[.P197]*[.$P$4]+[.Q197]*[.$Q$4]+[.R197]*[.$R$4]+[.S197]*[.$S$4]+[.T197]*[.$T$4]+[.U197]*[.$U$4]+[.V197]*[.$V$4]+[.W197]*[.$W$4]+[.X19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7-12">
            <text:p>Samstag, 12. Juli 2014</text:p>
          </table:table-cell>
          <table:table-cell table:number-columns-repeated="22"/>
          <table:table-cell/>
          <table:table-cell table:formula="of:=[.C198]*[.$C$4]+[.D198]*[.$D$4]+[.E198]*[.$E$4]+[.F198]*[.$F$4]+[.G198]*[.$G$4]+[.H198]*[.$H$4]+[.I198]*[.$I$4]+[.J198]*[.$J$4]+[.K198]*[.$K$4]+[.L198]*[.$L$4]+[.M198]*[.$M$4]+[.N198]*[.$N$4]+[.O198]*[.$O$4]+[.P198]*[.$P$4]+[.Q198]*[.$Q$4]+[.R198]*[.$R$4]+[.S198]*[.$S$4]+[.T198]*[.$T$4]+[.U198]*[.$U$4]+[.V198]*[.$V$4]+[.W198]*[.$W$4]+[.X19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7-13">
            <text:p>Sonntag, 13. Juli 2014</text:p>
          </table:table-cell>
          <table:table-cell table:number-columns-repeated="22"/>
          <table:table-cell/>
          <table:table-cell table:formula="of:=[.C199]*[.$C$4]+[.D199]*[.$D$4]+[.E199]*[.$E$4]+[.F199]*[.$F$4]+[.G199]*[.$G$4]+[.H199]*[.$H$4]+[.I199]*[.$I$4]+[.J199]*[.$J$4]+[.K199]*[.$K$4]+[.L199]*[.$L$4]+[.M199]*[.$M$4]+[.N199]*[.$N$4]+[.O199]*[.$O$4]+[.P199]*[.$P$4]+[.Q199]*[.$Q$4]+[.R199]*[.$R$4]+[.S199]*[.$S$4]+[.T199]*[.$T$4]+[.U199]*[.$U$4]+[.V199]*[.$V$4]+[.W199]*[.$W$4]+[.X19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7-14">
            <text:p>Montag, 14. Juli 2014</text:p>
          </table:table-cell>
          <table:table-cell table:number-columns-repeated="22"/>
          <table:table-cell/>
          <table:table-cell table:formula="of:=[.C200]*[.$C$4]+[.D200]*[.$D$4]+[.E200]*[.$E$4]+[.F200]*[.$F$4]+[.G200]*[.$G$4]+[.H200]*[.$H$4]+[.I200]*[.$I$4]+[.J200]*[.$J$4]+[.K200]*[.$K$4]+[.L200]*[.$L$4]+[.M200]*[.$M$4]+[.N200]*[.$N$4]+[.O200]*[.$O$4]+[.P200]*[.$P$4]+[.Q200]*[.$Q$4]+[.R200]*[.$R$4]+[.S200]*[.$S$4]+[.T200]*[.$T$4]+[.U200]*[.$U$4]+[.V200]*[.$V$4]+[.W200]*[.$W$4]+[.X20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7-15">
            <text:p>Dienstag, 15. Juli 2014</text:p>
          </table:table-cell>
          <table:table-cell table:number-columns-repeated="22"/>
          <table:table-cell/>
          <table:table-cell table:formula="of:=[.C201]*[.$C$4]+[.D201]*[.$D$4]+[.E201]*[.$E$4]+[.F201]*[.$F$4]+[.G201]*[.$G$4]+[.H201]*[.$H$4]+[.I201]*[.$I$4]+[.J201]*[.$J$4]+[.K201]*[.$K$4]+[.L201]*[.$L$4]+[.M201]*[.$M$4]+[.N201]*[.$N$4]+[.O201]*[.$O$4]+[.P201]*[.$P$4]+[.Q201]*[.$Q$4]+[.R201]*[.$R$4]+[.S201]*[.$S$4]+[.T201]*[.$T$4]+[.U201]*[.$U$4]+[.V201]*[.$V$4]+[.W201]*[.$W$4]+[.X20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7-16">
            <text:p>Mittwoch, 16. Juli 2014</text:p>
          </table:table-cell>
          <table:table-cell table:number-columns-repeated="22"/>
          <table:table-cell/>
          <table:table-cell table:formula="of:=[.C202]*[.$C$4]+[.D202]*[.$D$4]+[.E202]*[.$E$4]+[.F202]*[.$F$4]+[.G202]*[.$G$4]+[.H202]*[.$H$4]+[.I202]*[.$I$4]+[.J202]*[.$J$4]+[.K202]*[.$K$4]+[.L202]*[.$L$4]+[.M202]*[.$M$4]+[.N202]*[.$N$4]+[.O202]*[.$O$4]+[.P202]*[.$P$4]+[.Q202]*[.$Q$4]+[.R202]*[.$R$4]+[.S202]*[.$S$4]+[.T202]*[.$T$4]+[.U202]*[.$U$4]+[.V202]*[.$V$4]+[.W202]*[.$W$4]+[.X20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7-17">
            <text:p>Donnerstag, 17. Juli 2014</text:p>
          </table:table-cell>
          <table:table-cell table:number-columns-repeated="22"/>
          <table:table-cell/>
          <table:table-cell table:formula="of:=[.C203]*[.$C$4]+[.D203]*[.$D$4]+[.E203]*[.$E$4]+[.F203]*[.$F$4]+[.G203]*[.$G$4]+[.H203]*[.$H$4]+[.I203]*[.$I$4]+[.J203]*[.$J$4]+[.K203]*[.$K$4]+[.L203]*[.$L$4]+[.M203]*[.$M$4]+[.N203]*[.$N$4]+[.O203]*[.$O$4]+[.P203]*[.$P$4]+[.Q203]*[.$Q$4]+[.R203]*[.$R$4]+[.S203]*[.$S$4]+[.T203]*[.$T$4]+[.U203]*[.$U$4]+[.V203]*[.$V$4]+[.W203]*[.$W$4]+[.X20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7-18">
            <text:p>Freitag, 18. Juli 2014</text:p>
          </table:table-cell>
          <table:table-cell table:number-columns-repeated="22"/>
          <table:table-cell/>
          <table:table-cell table:formula="of:=[.C204]*[.$C$4]+[.D204]*[.$D$4]+[.E204]*[.$E$4]+[.F204]*[.$F$4]+[.G204]*[.$G$4]+[.H204]*[.$H$4]+[.I204]*[.$I$4]+[.J204]*[.$J$4]+[.K204]*[.$K$4]+[.L204]*[.$L$4]+[.M204]*[.$M$4]+[.N204]*[.$N$4]+[.O204]*[.$O$4]+[.P204]*[.$P$4]+[.Q204]*[.$Q$4]+[.R204]*[.$R$4]+[.S204]*[.$S$4]+[.T204]*[.$T$4]+[.U204]*[.$U$4]+[.V204]*[.$V$4]+[.W204]*[.$W$4]+[.X204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7-19">
            <text:p>Samstag, 19. Juli 2014</text:p>
          </table:table-cell>
          <table:table-cell table:number-columns-repeated="22"/>
          <table:table-cell/>
          <table:table-cell table:formula="of:=[.C205]*[.$C$4]+[.D205]*[.$D$4]+[.E205]*[.$E$4]+[.F205]*[.$F$4]+[.G205]*[.$G$4]+[.H205]*[.$H$4]+[.I205]*[.$I$4]+[.J205]*[.$J$4]+[.K205]*[.$K$4]+[.L205]*[.$L$4]+[.M205]*[.$M$4]+[.N205]*[.$N$4]+[.O205]*[.$O$4]+[.P205]*[.$P$4]+[.Q205]*[.$Q$4]+[.R205]*[.$R$4]+[.S205]*[.$S$4]+[.T205]*[.$T$4]+[.U205]*[.$U$4]+[.V205]*[.$V$4]+[.W205]*[.$W$4]+[.X20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7-20">
            <text:p>Sonntag, 20. Juli 2014</text:p>
          </table:table-cell>
          <table:table-cell table:number-columns-repeated="22"/>
          <table:table-cell/>
          <table:table-cell table:formula="of:=[.C206]*[.$C$4]+[.D206]*[.$D$4]+[.E206]*[.$E$4]+[.F206]*[.$F$4]+[.G206]*[.$G$4]+[.H206]*[.$H$4]+[.I206]*[.$I$4]+[.J206]*[.$J$4]+[.K206]*[.$K$4]+[.L206]*[.$L$4]+[.M206]*[.$M$4]+[.N206]*[.$N$4]+[.O206]*[.$O$4]+[.P206]*[.$P$4]+[.Q206]*[.$Q$4]+[.R206]*[.$R$4]+[.S206]*[.$S$4]+[.T206]*[.$T$4]+[.U206]*[.$U$4]+[.V206]*[.$V$4]+[.W206]*[.$W$4]+[.X20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1"/>
          <table:table-cell table:style-name="ce3" office:value-type="date" office:date-value="2014-07-21">
            <text:p>Montag, 21. Juli 2014</text:p>
          </table:table-cell>
          <table:table-cell table:number-columns-repeated="22" table:style-name="ce7"/>
          <table:table-cell table:style-name="ce1"/>
          <table:table-cell table:style-name="ce1" table:formula="of:=[.C207]*[.$C$4]+[.D207]*[.$D$4]+[.E207]*[.$E$4]+[.F207]*[.$F$4]+[.G207]*[.$G$4]+[.H207]*[.$H$4]+[.I207]*[.$I$4]+[.J207]*[.$J$4]+[.K207]*[.$K$4]+[.L207]*[.$L$4]+[.M207]*[.$M$4]+[.N207]*[.$N$4]+[.O207]*[.$O$4]+[.P207]*[.$P$4]+[.Q207]*[.$Q$4]+[.R207]*[.$R$4]+[.S207]*[.$S$4]+[.T207]*[.$T$4]+[.U207]*[.$U$4]+[.V207]*[.$V$4]+[.W207]*[.$W$4]+[.X207]*[.$X$4]" office:value-type="float" office:value="0">
            <text:p>0</text:p>
          </table:table-cell>
          <table:table-cell table:style-name="ce1" table:number-columns-repeated="998"/>
        </table:table-row>
        <table:table-row table:style-name="ro2">
          <table:table-cell/>
          <table:table-cell table:style-name="ce3" office:value-type="date" office:date-value="2014-07-22">
            <text:p>Dienstag, 22. Juli 2014</text:p>
          </table:table-cell>
          <table:table-cell table:number-columns-repeated="22"/>
          <table:table-cell/>
          <table:table-cell table:formula="of:=[.C208]*[.$C$4]+[.D208]*[.$D$4]+[.E208]*[.$E$4]+[.F208]*[.$F$4]+[.G208]*[.$G$4]+[.H208]*[.$H$4]+[.I208]*[.$I$4]+[.J208]*[.$J$4]+[.K208]*[.$K$4]+[.L208]*[.$L$4]+[.M208]*[.$M$4]+[.N208]*[.$N$4]+[.O208]*[.$O$4]+[.P208]*[.$P$4]+[.Q208]*[.$Q$4]+[.R208]*[.$R$4]+[.S208]*[.$S$4]+[.T208]*[.$T$4]+[.U208]*[.$U$4]+[.V208]*[.$V$4]+[.W208]*[.$W$4]+[.X20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7-23">
            <text:p>Mittwoch, 23. Juli 2014</text:p>
          </table:table-cell>
          <table:table-cell table:number-columns-repeated="22"/>
          <table:table-cell/>
          <table:table-cell table:formula="of:=[.C209]*[.$C$4]+[.D209]*[.$D$4]+[.E209]*[.$E$4]+[.F209]*[.$F$4]+[.G209]*[.$G$4]+[.H209]*[.$H$4]+[.I209]*[.$I$4]+[.J209]*[.$J$4]+[.K209]*[.$K$4]+[.L209]*[.$L$4]+[.M209]*[.$M$4]+[.N209]*[.$N$4]+[.O209]*[.$O$4]+[.P209]*[.$P$4]+[.Q209]*[.$Q$4]+[.R209]*[.$R$4]+[.S209]*[.$S$4]+[.T209]*[.$T$4]+[.U209]*[.$U$4]+[.V209]*[.$V$4]+[.W209]*[.$W$4]+[.X20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7-24">
            <text:p>Donnerstag, 24. Juli 2014</text:p>
          </table:table-cell>
          <table:table-cell table:number-columns-repeated="22"/>
          <table:table-cell/>
          <table:table-cell table:formula="of:=[.C210]*[.$C$4]+[.D210]*[.$D$4]+[.E210]*[.$E$4]+[.F210]*[.$F$4]+[.G210]*[.$G$4]+[.H210]*[.$H$4]+[.I210]*[.$I$4]+[.J210]*[.$J$4]+[.K210]*[.$K$4]+[.L210]*[.$L$4]+[.M210]*[.$M$4]+[.N210]*[.$N$4]+[.O210]*[.$O$4]+[.P210]*[.$P$4]+[.Q210]*[.$Q$4]+[.R210]*[.$R$4]+[.S210]*[.$S$4]+[.T210]*[.$T$4]+[.U210]*[.$U$4]+[.V210]*[.$V$4]+[.W210]*[.$W$4]+[.X21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7-25">
            <text:p>Freitag, 25. Juli 2014</text:p>
          </table:table-cell>
          <table:table-cell table:number-columns-repeated="22"/>
          <table:table-cell/>
          <table:table-cell table:formula="of:=[.C211]*[.$C$4]+[.D211]*[.$D$4]+[.E211]*[.$E$4]+[.F211]*[.$F$4]+[.G211]*[.$G$4]+[.H211]*[.$H$4]+[.I211]*[.$I$4]+[.J211]*[.$J$4]+[.K211]*[.$K$4]+[.L211]*[.$L$4]+[.M211]*[.$M$4]+[.N211]*[.$N$4]+[.O211]*[.$O$4]+[.P211]*[.$P$4]+[.Q211]*[.$Q$4]+[.R211]*[.$R$4]+[.S211]*[.$S$4]+[.T211]*[.$T$4]+[.U211]*[.$U$4]+[.V211]*[.$V$4]+[.W211]*[.$W$4]+[.X21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7-26">
            <text:p>Samstag, 26. Juli 2014</text:p>
          </table:table-cell>
          <table:table-cell table:number-columns-repeated="22"/>
          <table:table-cell/>
          <table:table-cell table:formula="of:=[.C212]*[.$C$4]+[.D212]*[.$D$4]+[.E212]*[.$E$4]+[.F212]*[.$F$4]+[.G212]*[.$G$4]+[.H212]*[.$H$4]+[.I212]*[.$I$4]+[.J212]*[.$J$4]+[.K212]*[.$K$4]+[.L212]*[.$L$4]+[.M212]*[.$M$4]+[.N212]*[.$N$4]+[.O212]*[.$O$4]+[.P212]*[.$P$4]+[.Q212]*[.$Q$4]+[.R212]*[.$R$4]+[.S212]*[.$S$4]+[.T212]*[.$T$4]+[.U212]*[.$U$4]+[.V212]*[.$V$4]+[.W212]*[.$W$4]+[.X21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7-27">
            <text:p>Sonntag, 27. Juli 2014</text:p>
          </table:table-cell>
          <table:table-cell table:number-columns-repeated="22"/>
          <table:table-cell/>
          <table:table-cell table:formula="of:=[.C213]*[.$C$4]+[.D213]*[.$D$4]+[.E213]*[.$E$4]+[.F213]*[.$F$4]+[.G213]*[.$G$4]+[.H213]*[.$H$4]+[.I213]*[.$I$4]+[.J213]*[.$J$4]+[.K213]*[.$K$4]+[.L213]*[.$L$4]+[.M213]*[.$M$4]+[.N213]*[.$N$4]+[.O213]*[.$O$4]+[.P213]*[.$P$4]+[.Q213]*[.$Q$4]+[.R213]*[.$R$4]+[.S213]*[.$S$4]+[.T213]*[.$T$4]+[.U213]*[.$U$4]+[.V213]*[.$V$4]+[.W213]*[.$W$4]+[.X21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7-28">
            <text:p>Montag, 28. Juli 2014</text:p>
          </table:table-cell>
          <table:table-cell table:number-columns-repeated="22"/>
          <table:table-cell/>
          <table:table-cell table:formula="of:=[.C214]*[.$C$4]+[.D214]*[.$D$4]+[.E214]*[.$E$4]+[.F214]*[.$F$4]+[.G214]*[.$G$4]+[.H214]*[.$H$4]+[.I214]*[.$I$4]+[.J214]*[.$J$4]+[.K214]*[.$K$4]+[.L214]*[.$L$4]+[.M214]*[.$M$4]+[.N214]*[.$N$4]+[.O214]*[.$O$4]+[.P214]*[.$P$4]+[.Q214]*[.$Q$4]+[.R214]*[.$R$4]+[.S214]*[.$S$4]+[.T214]*[.$T$4]+[.U214]*[.$U$4]+[.V214]*[.$V$4]+[.W214]*[.$W$4]+[.X214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7-29">
            <text:p>Dienstag, 29. Juli 2014</text:p>
          </table:table-cell>
          <table:table-cell table:number-columns-repeated="22"/>
          <table:table-cell/>
          <table:table-cell table:formula="of:=[.C215]*[.$C$4]+[.D215]*[.$D$4]+[.E215]*[.$E$4]+[.F215]*[.$F$4]+[.G215]*[.$G$4]+[.H215]*[.$H$4]+[.I215]*[.$I$4]+[.J215]*[.$J$4]+[.K215]*[.$K$4]+[.L215]*[.$L$4]+[.M215]*[.$M$4]+[.N215]*[.$N$4]+[.O215]*[.$O$4]+[.P215]*[.$P$4]+[.Q215]*[.$Q$4]+[.R215]*[.$R$4]+[.S215]*[.$S$4]+[.T215]*[.$T$4]+[.U215]*[.$U$4]+[.V215]*[.$V$4]+[.W215]*[.$W$4]+[.X21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7-30">
            <text:p>Mittwoch, 30. Juli 2014</text:p>
          </table:table-cell>
          <table:table-cell table:number-columns-repeated="22"/>
          <table:table-cell/>
          <table:table-cell table:formula="of:=[.C216]*[.$C$4]+[.D216]*[.$D$4]+[.E216]*[.$E$4]+[.F216]*[.$F$4]+[.G216]*[.$G$4]+[.H216]*[.$H$4]+[.I216]*[.$I$4]+[.J216]*[.$J$4]+[.K216]*[.$K$4]+[.L216]*[.$L$4]+[.M216]*[.$M$4]+[.N216]*[.$N$4]+[.O216]*[.$O$4]+[.P216]*[.$P$4]+[.Q216]*[.$Q$4]+[.R216]*[.$R$4]+[.S216]*[.$S$4]+[.T216]*[.$T$4]+[.U216]*[.$U$4]+[.V216]*[.$V$4]+[.W216]*[.$W$4]+[.X21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7-31">
            <text:p>Donnerstag, 31. Juli 2014</text:p>
          </table:table-cell>
          <table:table-cell table:number-columns-repeated="22"/>
          <table:table-cell/>
          <table:table-cell table:formula="of:=[.C217]*[.$C$4]+[.D217]*[.$D$4]+[.E217]*[.$E$4]+[.F217]*[.$F$4]+[.G217]*[.$G$4]+[.H217]*[.$H$4]+[.I217]*[.$I$4]+[.J217]*[.$J$4]+[.K217]*[.$K$4]+[.L217]*[.$L$4]+[.M217]*[.$M$4]+[.N217]*[.$N$4]+[.O217]*[.$O$4]+[.P217]*[.$P$4]+[.Q217]*[.$Q$4]+[.R217]*[.$R$4]+[.S217]*[.$S$4]+[.T217]*[.$T$4]+[.U217]*[.$U$4]+[.V217]*[.$V$4]+[.W217]*[.$W$4]+[.X21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8-01">
            <text:p>Freitag, 01. August 2014</text:p>
          </table:table-cell>
          <table:table-cell table:number-columns-repeated="22"/>
          <table:table-cell/>
          <table:table-cell table:formula="of:=[.C218]*[.$C$4]+[.D218]*[.$D$4]+[.E218]*[.$E$4]+[.F218]*[.$F$4]+[.G218]*[.$G$4]+[.H218]*[.$H$4]+[.I218]*[.$I$4]+[.J218]*[.$J$4]+[.K218]*[.$K$4]+[.L218]*[.$L$4]+[.M218]*[.$M$4]+[.N218]*[.$N$4]+[.O218]*[.$O$4]+[.P218]*[.$P$4]+[.Q218]*[.$Q$4]+[.R218]*[.$R$4]+[.S218]*[.$S$4]+[.T218]*[.$T$4]+[.U218]*[.$U$4]+[.V218]*[.$V$4]+[.W218]*[.$W$4]+[.X21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8-02">
            <text:p>Samstag, 02. August 2014</text:p>
          </table:table-cell>
          <table:table-cell table:number-columns-repeated="22"/>
          <table:table-cell/>
          <table:table-cell table:formula="of:=[.C219]*[.$C$4]+[.D219]*[.$D$4]+[.E219]*[.$E$4]+[.F219]*[.$F$4]+[.G219]*[.$G$4]+[.H219]*[.$H$4]+[.I219]*[.$I$4]+[.J219]*[.$J$4]+[.K219]*[.$K$4]+[.L219]*[.$L$4]+[.M219]*[.$M$4]+[.N219]*[.$N$4]+[.O219]*[.$O$4]+[.P219]*[.$P$4]+[.Q219]*[.$Q$4]+[.R219]*[.$R$4]+[.S219]*[.$S$4]+[.T219]*[.$T$4]+[.U219]*[.$U$4]+[.V219]*[.$V$4]+[.W219]*[.$W$4]+[.X21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1"/>
          <table:table-cell table:style-name="ce3" office:value-type="date" office:date-value="2014-08-03">
            <text:p>Sonntag, 03. August 2014</text:p>
          </table:table-cell>
          <table:table-cell table:number-columns-repeated="22" table:style-name="ce7"/>
          <table:table-cell table:style-name="ce1"/>
          <table:table-cell table:style-name="ce1" table:formula="of:=[.C220]*[.$C$4]+[.D220]*[.$D$4]+[.E220]*[.$E$4]+[.F220]*[.$F$4]+[.G220]*[.$G$4]+[.H220]*[.$H$4]+[.I220]*[.$I$4]+[.J220]*[.$J$4]+[.K220]*[.$K$4]+[.L220]*[.$L$4]+[.M220]*[.$M$4]+[.N220]*[.$N$4]+[.O220]*[.$O$4]+[.P220]*[.$P$4]+[.Q220]*[.$Q$4]+[.R220]*[.$R$4]+[.S220]*[.$S$4]+[.T220]*[.$T$4]+[.U220]*[.$U$4]+[.V220]*[.$V$4]+[.W220]*[.$W$4]+[.X220]*[.$X$4]" office:value-type="float" office:value="0">
            <text:p>0</text:p>
          </table:table-cell>
          <table:table-cell table:style-name="ce1" table:number-columns-repeated="998"/>
        </table:table-row>
        <table:table-row table:style-name="ro2">
          <table:table-cell/>
          <table:table-cell table:style-name="ce3" office:value-type="date" office:date-value="2014-08-04">
            <text:p>Montag, 04. August 2014</text:p>
          </table:table-cell>
          <table:table-cell table:number-columns-repeated="22"/>
          <table:table-cell/>
          <table:table-cell table:formula="of:=[.C221]*[.$C$4]+[.D221]*[.$D$4]+[.E221]*[.$E$4]+[.F221]*[.$F$4]+[.G221]*[.$G$4]+[.H221]*[.$H$4]+[.I221]*[.$I$4]+[.J221]*[.$J$4]+[.K221]*[.$K$4]+[.L221]*[.$L$4]+[.M221]*[.$M$4]+[.N221]*[.$N$4]+[.O221]*[.$O$4]+[.P221]*[.$P$4]+[.Q221]*[.$Q$4]+[.R221]*[.$R$4]+[.S221]*[.$S$4]+[.T221]*[.$T$4]+[.U221]*[.$U$4]+[.V221]*[.$V$4]+[.W221]*[.$W$4]+[.X22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8-05">
            <text:p>Dienstag, 05. August 2014</text:p>
          </table:table-cell>
          <table:table-cell table:number-columns-repeated="22"/>
          <table:table-cell/>
          <table:table-cell table:formula="of:=[.C222]*[.$C$4]+[.D222]*[.$D$4]+[.E222]*[.$E$4]+[.F222]*[.$F$4]+[.G222]*[.$G$4]+[.H222]*[.$H$4]+[.I222]*[.$I$4]+[.J222]*[.$J$4]+[.K222]*[.$K$4]+[.L222]*[.$L$4]+[.M222]*[.$M$4]+[.N222]*[.$N$4]+[.O222]*[.$O$4]+[.P222]*[.$P$4]+[.Q222]*[.$Q$4]+[.R222]*[.$R$4]+[.S222]*[.$S$4]+[.T222]*[.$T$4]+[.U222]*[.$U$4]+[.V222]*[.$V$4]+[.W222]*[.$W$4]+[.X22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8-06">
            <text:p>Mittwoch, 06. August 2014</text:p>
          </table:table-cell>
          <table:table-cell table:number-columns-repeated="22"/>
          <table:table-cell/>
          <table:table-cell table:formula="of:=[.C223]*[.$C$4]+[.D223]*[.$D$4]+[.E223]*[.$E$4]+[.F223]*[.$F$4]+[.G223]*[.$G$4]+[.H223]*[.$H$4]+[.I223]*[.$I$4]+[.J223]*[.$J$4]+[.K223]*[.$K$4]+[.L223]*[.$L$4]+[.M223]*[.$M$4]+[.N223]*[.$N$4]+[.O223]*[.$O$4]+[.P223]*[.$P$4]+[.Q223]*[.$Q$4]+[.R223]*[.$R$4]+[.S223]*[.$S$4]+[.T223]*[.$T$4]+[.U223]*[.$U$4]+[.V223]*[.$V$4]+[.W223]*[.$W$4]+[.X22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8-07">
            <text:p>Donnerstag, 07. August 2014</text:p>
          </table:table-cell>
          <table:table-cell table:number-columns-repeated="22"/>
          <table:table-cell/>
          <table:table-cell table:formula="of:=[.C224]*[.$C$4]+[.D224]*[.$D$4]+[.E224]*[.$E$4]+[.F224]*[.$F$4]+[.G224]*[.$G$4]+[.H224]*[.$H$4]+[.I224]*[.$I$4]+[.J224]*[.$J$4]+[.K224]*[.$K$4]+[.L224]*[.$L$4]+[.M224]*[.$M$4]+[.N224]*[.$N$4]+[.O224]*[.$O$4]+[.P224]*[.$P$4]+[.Q224]*[.$Q$4]+[.R224]*[.$R$4]+[.S224]*[.$S$4]+[.T224]*[.$T$4]+[.U224]*[.$U$4]+[.V224]*[.$V$4]+[.W224]*[.$W$4]+[.X224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8-08">
            <text:p>Freitag, 08. August 2014</text:p>
          </table:table-cell>
          <table:table-cell table:number-columns-repeated="22"/>
          <table:table-cell/>
          <table:table-cell table:formula="of:=[.C225]*[.$C$4]+[.D225]*[.$D$4]+[.E225]*[.$E$4]+[.F225]*[.$F$4]+[.G225]*[.$G$4]+[.H225]*[.$H$4]+[.I225]*[.$I$4]+[.J225]*[.$J$4]+[.K225]*[.$K$4]+[.L225]*[.$L$4]+[.M225]*[.$M$4]+[.N225]*[.$N$4]+[.O225]*[.$O$4]+[.P225]*[.$P$4]+[.Q225]*[.$Q$4]+[.R225]*[.$R$4]+[.S225]*[.$S$4]+[.T225]*[.$T$4]+[.U225]*[.$U$4]+[.V225]*[.$V$4]+[.W225]*[.$W$4]+[.X22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1"/>
          <table:table-cell table:style-name="ce3" office:value-type="date" office:date-value="2014-08-09">
            <text:p>Samstag, 09. August 2014</text:p>
          </table:table-cell>
          <table:table-cell table:number-columns-repeated="22" table:style-name="ce7"/>
          <table:table-cell table:style-name="ce1"/>
          <table:table-cell table:style-name="ce1" table:formula="of:=[.C226]*[.$C$4]+[.D226]*[.$D$4]+[.E226]*[.$E$4]+[.F226]*[.$F$4]+[.G226]*[.$G$4]+[.H226]*[.$H$4]+[.I226]*[.$I$4]+[.J226]*[.$J$4]+[.K226]*[.$K$4]+[.L226]*[.$L$4]+[.M226]*[.$M$4]+[.N226]*[.$N$4]+[.O226]*[.$O$4]+[.P226]*[.$P$4]+[.Q226]*[.$Q$4]+[.R226]*[.$R$4]+[.S226]*[.$S$4]+[.T226]*[.$T$4]+[.U226]*[.$U$4]+[.V226]*[.$V$4]+[.W226]*[.$W$4]+[.X226]*[.$X$4]" office:value-type="float" office:value="0">
            <text:p>0</text:p>
          </table:table-cell>
          <table:table-cell table:style-name="ce1" table:number-columns-repeated="998"/>
        </table:table-row>
        <table:table-row table:style-name="ro2">
          <table:table-cell/>
          <table:table-cell table:style-name="ce3" office:value-type="date" office:date-value="2014-08-10">
            <text:p>Sonntag, 10. August 2014</text:p>
          </table:table-cell>
          <table:table-cell table:number-columns-repeated="22"/>
          <table:table-cell/>
          <table:table-cell table:formula="of:=[.C227]*[.$C$4]+[.D227]*[.$D$4]+[.E227]*[.$E$4]+[.F227]*[.$F$4]+[.G227]*[.$G$4]+[.H227]*[.$H$4]+[.I227]*[.$I$4]+[.J227]*[.$J$4]+[.K227]*[.$K$4]+[.L227]*[.$L$4]+[.M227]*[.$M$4]+[.N227]*[.$N$4]+[.O227]*[.$O$4]+[.P227]*[.$P$4]+[.Q227]*[.$Q$4]+[.R227]*[.$R$4]+[.S227]*[.$S$4]+[.T227]*[.$T$4]+[.U227]*[.$U$4]+[.V227]*[.$V$4]+[.W227]*[.$W$4]+[.X22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8-11">
            <text:p>Montag, 11. August 2014</text:p>
          </table:table-cell>
          <table:table-cell table:number-columns-repeated="22"/>
          <table:table-cell/>
          <table:table-cell table:formula="of:=[.C228]*[.$C$4]+[.D228]*[.$D$4]+[.E228]*[.$E$4]+[.F228]*[.$F$4]+[.G228]*[.$G$4]+[.H228]*[.$H$4]+[.I228]*[.$I$4]+[.J228]*[.$J$4]+[.K228]*[.$K$4]+[.L228]*[.$L$4]+[.M228]*[.$M$4]+[.N228]*[.$N$4]+[.O228]*[.$O$4]+[.P228]*[.$P$4]+[.Q228]*[.$Q$4]+[.R228]*[.$R$4]+[.S228]*[.$S$4]+[.T228]*[.$T$4]+[.U228]*[.$U$4]+[.V228]*[.$V$4]+[.W228]*[.$W$4]+[.X22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8-12">
            <text:p>Dienstag, 12. August 2014</text:p>
          </table:table-cell>
          <table:table-cell table:number-columns-repeated="22"/>
          <table:table-cell/>
          <table:table-cell table:formula="of:=[.C229]*[.$C$4]+[.D229]*[.$D$4]+[.E229]*[.$E$4]+[.F229]*[.$F$4]+[.G229]*[.$G$4]+[.H229]*[.$H$4]+[.I229]*[.$I$4]+[.J229]*[.$J$4]+[.K229]*[.$K$4]+[.L229]*[.$L$4]+[.M229]*[.$M$4]+[.N229]*[.$N$4]+[.O229]*[.$O$4]+[.P229]*[.$P$4]+[.Q229]*[.$Q$4]+[.R229]*[.$R$4]+[.S229]*[.$S$4]+[.T229]*[.$T$4]+[.U229]*[.$U$4]+[.V229]*[.$V$4]+[.W229]*[.$W$4]+[.X22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8-13">
            <text:p>Mittwoch, 13. August 2014</text:p>
          </table:table-cell>
          <table:table-cell table:number-columns-repeated="22"/>
          <table:table-cell/>
          <table:table-cell table:formula="of:=[.C230]*[.$C$4]+[.D230]*[.$D$4]+[.E230]*[.$E$4]+[.F230]*[.$F$4]+[.G230]*[.$G$4]+[.H230]*[.$H$4]+[.I230]*[.$I$4]+[.J230]*[.$J$4]+[.K230]*[.$K$4]+[.L230]*[.$L$4]+[.M230]*[.$M$4]+[.N230]*[.$N$4]+[.O230]*[.$O$4]+[.P230]*[.$P$4]+[.Q230]*[.$Q$4]+[.R230]*[.$R$4]+[.S230]*[.$S$4]+[.T230]*[.$T$4]+[.U230]*[.$U$4]+[.V230]*[.$V$4]+[.W230]*[.$W$4]+[.X23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8-14">
            <text:p>Donnerstag, 14. August 2014</text:p>
          </table:table-cell>
          <table:table-cell table:number-columns-repeated="22"/>
          <table:table-cell/>
          <table:table-cell table:formula="of:=[.C231]*[.$C$4]+[.D231]*[.$D$4]+[.E231]*[.$E$4]+[.F231]*[.$F$4]+[.G231]*[.$G$4]+[.H231]*[.$H$4]+[.I231]*[.$I$4]+[.J231]*[.$J$4]+[.K231]*[.$K$4]+[.L231]*[.$L$4]+[.M231]*[.$M$4]+[.N231]*[.$N$4]+[.O231]*[.$O$4]+[.P231]*[.$P$4]+[.Q231]*[.$Q$4]+[.R231]*[.$R$4]+[.S231]*[.$S$4]+[.T231]*[.$T$4]+[.U231]*[.$U$4]+[.V231]*[.$V$4]+[.W231]*[.$W$4]+[.X23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8-15">
            <text:p>Freitag, 15. August 2014</text:p>
          </table:table-cell>
          <table:table-cell table:number-columns-repeated="22"/>
          <table:table-cell/>
          <table:table-cell table:formula="of:=[.C232]*[.$C$4]+[.D232]*[.$D$4]+[.E232]*[.$E$4]+[.F232]*[.$F$4]+[.G232]*[.$G$4]+[.H232]*[.$H$4]+[.I232]*[.$I$4]+[.J232]*[.$J$4]+[.K232]*[.$K$4]+[.L232]*[.$L$4]+[.M232]*[.$M$4]+[.N232]*[.$N$4]+[.O232]*[.$O$4]+[.P232]*[.$P$4]+[.Q232]*[.$Q$4]+[.R232]*[.$R$4]+[.S232]*[.$S$4]+[.T232]*[.$T$4]+[.U232]*[.$U$4]+[.V232]*[.$V$4]+[.W232]*[.$W$4]+[.X23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8-16">
            <text:p>Samstag, 16. August 2014</text:p>
          </table:table-cell>
          <table:table-cell table:number-columns-repeated="22"/>
          <table:table-cell/>
          <table:table-cell table:formula="of:=[.C233]*[.$C$4]+[.D233]*[.$D$4]+[.E233]*[.$E$4]+[.F233]*[.$F$4]+[.G233]*[.$G$4]+[.H233]*[.$H$4]+[.I233]*[.$I$4]+[.J233]*[.$J$4]+[.K233]*[.$K$4]+[.L233]*[.$L$4]+[.M233]*[.$M$4]+[.N233]*[.$N$4]+[.O233]*[.$O$4]+[.P233]*[.$P$4]+[.Q233]*[.$Q$4]+[.R233]*[.$R$4]+[.S233]*[.$S$4]+[.T233]*[.$T$4]+[.U233]*[.$U$4]+[.V233]*[.$V$4]+[.W233]*[.$W$4]+[.X23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1"/>
          <table:table-cell table:style-name="ce3" office:value-type="date" office:date-value="2014-08-17">
            <text:p>Sonntag, 17. August 2014</text:p>
          </table:table-cell>
          <table:table-cell table:number-columns-repeated="22" table:style-name="ce7"/>
          <table:table-cell table:style-name="ce1"/>
          <table:table-cell table:style-name="ce1" table:formula="of:=[.C234]*[.$C$4]+[.D234]*[.$D$4]+[.E234]*[.$E$4]+[.F234]*[.$F$4]+[.G234]*[.$G$4]+[.H234]*[.$H$4]+[.I234]*[.$I$4]+[.J234]*[.$J$4]+[.K234]*[.$K$4]+[.L234]*[.$L$4]+[.M234]*[.$M$4]+[.N234]*[.$N$4]+[.O234]*[.$O$4]+[.P234]*[.$P$4]+[.Q234]*[.$Q$4]+[.R234]*[.$R$4]+[.S234]*[.$S$4]+[.T234]*[.$T$4]+[.U234]*[.$U$4]+[.V234]*[.$V$4]+[.W234]*[.$W$4]+[.X234]*[.$X$4]" office:value-type="float" office:value="0">
            <text:p>0</text:p>
          </table:table-cell>
          <table:table-cell table:style-name="ce1" table:number-columns-repeated="998"/>
        </table:table-row>
        <table:table-row table:style-name="ro2">
          <table:table-cell/>
          <table:table-cell table:style-name="ce3" office:value-type="date" office:date-value="2014-08-18">
            <text:p>Montag, 18. August 2014</text:p>
          </table:table-cell>
          <table:table-cell table:number-columns-repeated="22"/>
          <table:table-cell/>
          <table:table-cell table:formula="of:=[.C235]*[.$C$4]+[.D235]*[.$D$4]+[.E235]*[.$E$4]+[.F235]*[.$F$4]+[.G235]*[.$G$4]+[.H235]*[.$H$4]+[.I235]*[.$I$4]+[.J235]*[.$J$4]+[.K235]*[.$K$4]+[.L235]*[.$L$4]+[.M235]*[.$M$4]+[.N235]*[.$N$4]+[.O235]*[.$O$4]+[.P235]*[.$P$4]+[.Q235]*[.$Q$4]+[.R235]*[.$R$4]+[.S235]*[.$S$4]+[.T235]*[.$T$4]+[.U235]*[.$U$4]+[.V235]*[.$V$4]+[.W235]*[.$W$4]+[.X23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8-19">
            <text:p>Dienstag, 19. August 2014</text:p>
          </table:table-cell>
          <table:table-cell table:number-columns-repeated="22"/>
          <table:table-cell/>
          <table:table-cell table:formula="of:=[.C236]*[.$C$4]+[.D236]*[.$D$4]+[.E236]*[.$E$4]+[.F236]*[.$F$4]+[.G236]*[.$G$4]+[.H236]*[.$H$4]+[.I236]*[.$I$4]+[.J236]*[.$J$4]+[.K236]*[.$K$4]+[.L236]*[.$L$4]+[.M236]*[.$M$4]+[.N236]*[.$N$4]+[.O236]*[.$O$4]+[.P236]*[.$P$4]+[.Q236]*[.$Q$4]+[.R236]*[.$R$4]+[.S236]*[.$S$4]+[.T236]*[.$T$4]+[.U236]*[.$U$4]+[.V236]*[.$V$4]+[.W236]*[.$W$4]+[.X23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1"/>
          <table:table-cell table:style-name="ce3" office:value-type="date" office:date-value="2014-08-20">
            <text:p>Mittwoch, 20. August 2014</text:p>
          </table:table-cell>
          <table:table-cell table:number-columns-repeated="22" table:style-name="ce7"/>
          <table:table-cell table:style-name="ce1"/>
          <table:table-cell table:style-name="ce1" table:formula="of:=[.C237]*[.$C$4]+[.D237]*[.$D$4]+[.E237]*[.$E$4]+[.F237]*[.$F$4]+[.G237]*[.$G$4]+[.H237]*[.$H$4]+[.I237]*[.$I$4]+[.J237]*[.$J$4]+[.K237]*[.$K$4]+[.L237]*[.$L$4]+[.M237]*[.$M$4]+[.N237]*[.$N$4]+[.O237]*[.$O$4]+[.P237]*[.$P$4]+[.Q237]*[.$Q$4]+[.R237]*[.$R$4]+[.S237]*[.$S$4]+[.T237]*[.$T$4]+[.U237]*[.$U$4]+[.V237]*[.$V$4]+[.W237]*[.$W$4]+[.X237]*[.$X$4]" office:value-type="float" office:value="0">
            <text:p>0</text:p>
          </table:table-cell>
          <table:table-cell table:style-name="ce1" table:number-columns-repeated="998"/>
        </table:table-row>
        <table:table-row table:style-name="ro2">
          <table:table-cell/>
          <table:table-cell table:style-name="ce3" office:value-type="date" office:date-value="2014-08-21">
            <text:p>Donnerstag, 21. August 2014</text:p>
          </table:table-cell>
          <table:table-cell table:number-columns-repeated="22"/>
          <table:table-cell/>
          <table:table-cell table:formula="of:=[.C238]*[.$C$4]+[.D238]*[.$D$4]+[.E238]*[.$E$4]+[.F238]*[.$F$4]+[.G238]*[.$G$4]+[.H238]*[.$H$4]+[.I238]*[.$I$4]+[.J238]*[.$J$4]+[.K238]*[.$K$4]+[.L238]*[.$L$4]+[.M238]*[.$M$4]+[.N238]*[.$N$4]+[.O238]*[.$O$4]+[.P238]*[.$P$4]+[.Q238]*[.$Q$4]+[.R238]*[.$R$4]+[.S238]*[.$S$4]+[.T238]*[.$T$4]+[.U238]*[.$U$4]+[.V238]*[.$V$4]+[.W238]*[.$W$4]+[.X23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8-22">
            <text:p>Freitag, 22. August 2014</text:p>
          </table:table-cell>
          <table:table-cell table:number-columns-repeated="22"/>
          <table:table-cell/>
          <table:table-cell table:formula="of:=[.C239]*[.$C$4]+[.D239]*[.$D$4]+[.E239]*[.$E$4]+[.F239]*[.$F$4]+[.G239]*[.$G$4]+[.H239]*[.$H$4]+[.I239]*[.$I$4]+[.J239]*[.$J$4]+[.K239]*[.$K$4]+[.L239]*[.$L$4]+[.M239]*[.$M$4]+[.N239]*[.$N$4]+[.O239]*[.$O$4]+[.P239]*[.$P$4]+[.Q239]*[.$Q$4]+[.R239]*[.$R$4]+[.S239]*[.$S$4]+[.T239]*[.$T$4]+[.U239]*[.$U$4]+[.V239]*[.$V$4]+[.W239]*[.$W$4]+[.X23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8-23">
            <text:p>Samstag, 23. August 2014</text:p>
          </table:table-cell>
          <table:table-cell table:number-columns-repeated="22"/>
          <table:table-cell/>
          <table:table-cell table:formula="of:=[.C240]*[.$C$4]+[.D240]*[.$D$4]+[.E240]*[.$E$4]+[.F240]*[.$F$4]+[.G240]*[.$G$4]+[.H240]*[.$H$4]+[.I240]*[.$I$4]+[.J240]*[.$J$4]+[.K240]*[.$K$4]+[.L240]*[.$L$4]+[.M240]*[.$M$4]+[.N240]*[.$N$4]+[.O240]*[.$O$4]+[.P240]*[.$P$4]+[.Q240]*[.$Q$4]+[.R240]*[.$R$4]+[.S240]*[.$S$4]+[.T240]*[.$T$4]+[.U240]*[.$U$4]+[.V240]*[.$V$4]+[.W240]*[.$W$4]+[.X24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8-24">
            <text:p>Sonntag, 24. August 2014</text:p>
          </table:table-cell>
          <table:table-cell table:number-columns-repeated="22"/>
          <table:table-cell/>
          <table:table-cell table:formula="of:=[.C241]*[.$C$4]+[.D241]*[.$D$4]+[.E241]*[.$E$4]+[.F241]*[.$F$4]+[.G241]*[.$G$4]+[.H241]*[.$H$4]+[.I241]*[.$I$4]+[.J241]*[.$J$4]+[.K241]*[.$K$4]+[.L241]*[.$L$4]+[.M241]*[.$M$4]+[.N241]*[.$N$4]+[.O241]*[.$O$4]+[.P241]*[.$P$4]+[.Q241]*[.$Q$4]+[.R241]*[.$R$4]+[.S241]*[.$S$4]+[.T241]*[.$T$4]+[.U241]*[.$U$4]+[.V241]*[.$V$4]+[.W241]*[.$W$4]+[.X24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8-25">
            <text:p>Montag, 25. August 2014</text:p>
          </table:table-cell>
          <table:table-cell table:number-columns-repeated="22"/>
          <table:table-cell/>
          <table:table-cell table:formula="of:=[.C242]*[.$C$4]+[.D242]*[.$D$4]+[.E242]*[.$E$4]+[.F242]*[.$F$4]+[.G242]*[.$G$4]+[.H242]*[.$H$4]+[.I242]*[.$I$4]+[.J242]*[.$J$4]+[.K242]*[.$K$4]+[.L242]*[.$L$4]+[.M242]*[.$M$4]+[.N242]*[.$N$4]+[.O242]*[.$O$4]+[.P242]*[.$P$4]+[.Q242]*[.$Q$4]+[.R242]*[.$R$4]+[.S242]*[.$S$4]+[.T242]*[.$T$4]+[.U242]*[.$U$4]+[.V242]*[.$V$4]+[.W242]*[.$W$4]+[.X24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8-26">
            <text:p>Dienstag, 26. August 2014</text:p>
          </table:table-cell>
          <table:table-cell table:number-columns-repeated="22"/>
          <table:table-cell/>
          <table:table-cell table:formula="of:=[.C243]*[.$C$4]+[.D243]*[.$D$4]+[.E243]*[.$E$4]+[.F243]*[.$F$4]+[.G243]*[.$G$4]+[.H243]*[.$H$4]+[.I243]*[.$I$4]+[.J243]*[.$J$4]+[.K243]*[.$K$4]+[.L243]*[.$L$4]+[.M243]*[.$M$4]+[.N243]*[.$N$4]+[.O243]*[.$O$4]+[.P243]*[.$P$4]+[.Q243]*[.$Q$4]+[.R243]*[.$R$4]+[.S243]*[.$S$4]+[.T243]*[.$T$4]+[.U243]*[.$U$4]+[.V243]*[.$V$4]+[.W243]*[.$W$4]+[.X24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8-27">
            <text:p>Mittwoch, 27. August 2014</text:p>
          </table:table-cell>
          <table:table-cell table:number-columns-repeated="22"/>
          <table:table-cell/>
          <table:table-cell table:formula="of:=[.C244]*[.$C$4]+[.D244]*[.$D$4]+[.E244]*[.$E$4]+[.F244]*[.$F$4]+[.G244]*[.$G$4]+[.H244]*[.$H$4]+[.I244]*[.$I$4]+[.J244]*[.$J$4]+[.K244]*[.$K$4]+[.L244]*[.$L$4]+[.M244]*[.$M$4]+[.N244]*[.$N$4]+[.O244]*[.$O$4]+[.P244]*[.$P$4]+[.Q244]*[.$Q$4]+[.R244]*[.$R$4]+[.S244]*[.$S$4]+[.T244]*[.$T$4]+[.U244]*[.$U$4]+[.V244]*[.$V$4]+[.W244]*[.$W$4]+[.X244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8-28">
            <text:p>Donnerstag, 28. August 2014</text:p>
          </table:table-cell>
          <table:table-cell table:number-columns-repeated="22"/>
          <table:table-cell/>
          <table:table-cell table:formula="of:=[.C245]*[.$C$4]+[.D245]*[.$D$4]+[.E245]*[.$E$4]+[.F245]*[.$F$4]+[.G245]*[.$G$4]+[.H245]*[.$H$4]+[.I245]*[.$I$4]+[.J245]*[.$J$4]+[.K245]*[.$K$4]+[.L245]*[.$L$4]+[.M245]*[.$M$4]+[.N245]*[.$N$4]+[.O245]*[.$O$4]+[.P245]*[.$P$4]+[.Q245]*[.$Q$4]+[.R245]*[.$R$4]+[.S245]*[.$S$4]+[.T245]*[.$T$4]+[.U245]*[.$U$4]+[.V245]*[.$V$4]+[.W245]*[.$W$4]+[.X24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8-29">
            <text:p>Freitag, 29. August 2014</text:p>
          </table:table-cell>
          <table:table-cell table:number-columns-repeated="22"/>
          <table:table-cell/>
          <table:table-cell table:formula="of:=[.C246]*[.$C$4]+[.D246]*[.$D$4]+[.E246]*[.$E$4]+[.F246]*[.$F$4]+[.G246]*[.$G$4]+[.H246]*[.$H$4]+[.I246]*[.$I$4]+[.J246]*[.$J$4]+[.K246]*[.$K$4]+[.L246]*[.$L$4]+[.M246]*[.$M$4]+[.N246]*[.$N$4]+[.O246]*[.$O$4]+[.P246]*[.$P$4]+[.Q246]*[.$Q$4]+[.R246]*[.$R$4]+[.S246]*[.$S$4]+[.T246]*[.$T$4]+[.U246]*[.$U$4]+[.V246]*[.$V$4]+[.W246]*[.$W$4]+[.X24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8-30">
            <text:p>Samstag, 30. August 2014</text:p>
          </table:table-cell>
          <table:table-cell table:number-columns-repeated="22"/>
          <table:table-cell/>
          <table:table-cell table:formula="of:=[.C247]*[.$C$4]+[.D247]*[.$D$4]+[.E247]*[.$E$4]+[.F247]*[.$F$4]+[.G247]*[.$G$4]+[.H247]*[.$H$4]+[.I247]*[.$I$4]+[.J247]*[.$J$4]+[.K247]*[.$K$4]+[.L247]*[.$L$4]+[.M247]*[.$M$4]+[.N247]*[.$N$4]+[.O247]*[.$O$4]+[.P247]*[.$P$4]+[.Q247]*[.$Q$4]+[.R247]*[.$R$4]+[.S247]*[.$S$4]+[.T247]*[.$T$4]+[.U247]*[.$U$4]+[.V247]*[.$V$4]+[.W247]*[.$W$4]+[.X24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8-31">
            <text:p>Sonntag, 31. August 2014</text:p>
          </table:table-cell>
          <table:table-cell table:number-columns-repeated="22"/>
          <table:table-cell/>
          <table:table-cell table:formula="of:=[.C248]*[.$C$4]+[.D248]*[.$D$4]+[.E248]*[.$E$4]+[.F248]*[.$F$4]+[.G248]*[.$G$4]+[.H248]*[.$H$4]+[.I248]*[.$I$4]+[.J248]*[.$J$4]+[.K248]*[.$K$4]+[.L248]*[.$L$4]+[.M248]*[.$M$4]+[.N248]*[.$N$4]+[.O248]*[.$O$4]+[.P248]*[.$P$4]+[.Q248]*[.$Q$4]+[.R248]*[.$R$4]+[.S248]*[.$S$4]+[.T248]*[.$T$4]+[.U248]*[.$U$4]+[.V248]*[.$V$4]+[.W248]*[.$W$4]+[.X24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9-01">
            <text:p>Montag, 01. September 2014</text:p>
          </table:table-cell>
          <table:table-cell table:number-columns-repeated="22"/>
          <table:table-cell/>
          <table:table-cell table:formula="of:=[.C249]*[.$C$4]+[.D249]*[.$D$4]+[.E249]*[.$E$4]+[.F249]*[.$F$4]+[.G249]*[.$G$4]+[.H249]*[.$H$4]+[.I249]*[.$I$4]+[.J249]*[.$J$4]+[.K249]*[.$K$4]+[.L249]*[.$L$4]+[.M249]*[.$M$4]+[.N249]*[.$N$4]+[.O249]*[.$O$4]+[.P249]*[.$P$4]+[.Q249]*[.$Q$4]+[.R249]*[.$R$4]+[.S249]*[.$S$4]+[.T249]*[.$T$4]+[.U249]*[.$U$4]+[.V249]*[.$V$4]+[.W249]*[.$W$4]+[.X24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9-02">
            <text:p>Dienstag, 02. September 2014</text:p>
          </table:table-cell>
          <table:table-cell table:number-columns-repeated="22"/>
          <table:table-cell/>
          <table:table-cell table:formula="of:=[.C250]*[.$C$4]+[.D250]*[.$D$4]+[.E250]*[.$E$4]+[.F250]*[.$F$4]+[.G250]*[.$G$4]+[.H250]*[.$H$4]+[.I250]*[.$I$4]+[.J250]*[.$J$4]+[.K250]*[.$K$4]+[.L250]*[.$L$4]+[.M250]*[.$M$4]+[.N250]*[.$N$4]+[.O250]*[.$O$4]+[.P250]*[.$P$4]+[.Q250]*[.$Q$4]+[.R250]*[.$R$4]+[.S250]*[.$S$4]+[.T250]*[.$T$4]+[.U250]*[.$U$4]+[.V250]*[.$V$4]+[.W250]*[.$W$4]+[.X25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9-03">
            <text:p>Mittwoch, 03. September 2014</text:p>
          </table:table-cell>
          <table:table-cell table:number-columns-repeated="22"/>
          <table:table-cell/>
          <table:table-cell table:formula="of:=[.C251]*[.$C$4]+[.D251]*[.$D$4]+[.E251]*[.$E$4]+[.F251]*[.$F$4]+[.G251]*[.$G$4]+[.H251]*[.$H$4]+[.I251]*[.$I$4]+[.J251]*[.$J$4]+[.K251]*[.$K$4]+[.L251]*[.$L$4]+[.M251]*[.$M$4]+[.N251]*[.$N$4]+[.O251]*[.$O$4]+[.P251]*[.$P$4]+[.Q251]*[.$Q$4]+[.R251]*[.$R$4]+[.S251]*[.$S$4]+[.T251]*[.$T$4]+[.U251]*[.$U$4]+[.V251]*[.$V$4]+[.W251]*[.$W$4]+[.X25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9-04">
            <text:p>Donnerstag, 04. September 2014</text:p>
          </table:table-cell>
          <table:table-cell table:number-columns-repeated="22"/>
          <table:table-cell/>
          <table:table-cell table:formula="of:=[.C252]*[.$C$4]+[.D252]*[.$D$4]+[.E252]*[.$E$4]+[.F252]*[.$F$4]+[.G252]*[.$G$4]+[.H252]*[.$H$4]+[.I252]*[.$I$4]+[.J252]*[.$J$4]+[.K252]*[.$K$4]+[.L252]*[.$L$4]+[.M252]*[.$M$4]+[.N252]*[.$N$4]+[.O252]*[.$O$4]+[.P252]*[.$P$4]+[.Q252]*[.$Q$4]+[.R252]*[.$R$4]+[.S252]*[.$S$4]+[.T252]*[.$T$4]+[.U252]*[.$U$4]+[.V252]*[.$V$4]+[.W252]*[.$W$4]+[.X25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9-05">
            <text:p>Freitag, 05. September 2014</text:p>
          </table:table-cell>
          <table:table-cell table:number-columns-repeated="22"/>
          <table:table-cell/>
          <table:table-cell table:formula="of:=[.C253]*[.$C$4]+[.D253]*[.$D$4]+[.E253]*[.$E$4]+[.F253]*[.$F$4]+[.G253]*[.$G$4]+[.H253]*[.$H$4]+[.I253]*[.$I$4]+[.J253]*[.$J$4]+[.K253]*[.$K$4]+[.L253]*[.$L$4]+[.M253]*[.$M$4]+[.N253]*[.$N$4]+[.O253]*[.$O$4]+[.P253]*[.$P$4]+[.Q253]*[.$Q$4]+[.R253]*[.$R$4]+[.S253]*[.$S$4]+[.T253]*[.$T$4]+[.U253]*[.$U$4]+[.V253]*[.$V$4]+[.W253]*[.$W$4]+[.X25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9-06">
            <text:p>Samstag, 06. September 2014</text:p>
          </table:table-cell>
          <table:table-cell table:number-columns-repeated="22"/>
          <table:table-cell/>
          <table:table-cell table:formula="of:=[.C254]*[.$C$4]+[.D254]*[.$D$4]+[.E254]*[.$E$4]+[.F254]*[.$F$4]+[.G254]*[.$G$4]+[.H254]*[.$H$4]+[.I254]*[.$I$4]+[.J254]*[.$J$4]+[.K254]*[.$K$4]+[.L254]*[.$L$4]+[.M254]*[.$M$4]+[.N254]*[.$N$4]+[.O254]*[.$O$4]+[.P254]*[.$P$4]+[.Q254]*[.$Q$4]+[.R254]*[.$R$4]+[.S254]*[.$S$4]+[.T254]*[.$T$4]+[.U254]*[.$U$4]+[.V254]*[.$V$4]+[.W254]*[.$W$4]+[.X254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9-07">
            <text:p>Sonntag, 07. September 2014</text:p>
          </table:table-cell>
          <table:table-cell table:number-columns-repeated="22"/>
          <table:table-cell/>
          <table:table-cell table:formula="of:=[.C255]*[.$C$4]+[.D255]*[.$D$4]+[.E255]*[.$E$4]+[.F255]*[.$F$4]+[.G255]*[.$G$4]+[.H255]*[.$H$4]+[.I255]*[.$I$4]+[.J255]*[.$J$4]+[.K255]*[.$K$4]+[.L255]*[.$L$4]+[.M255]*[.$M$4]+[.N255]*[.$N$4]+[.O255]*[.$O$4]+[.P255]*[.$P$4]+[.Q255]*[.$Q$4]+[.R255]*[.$R$4]+[.S255]*[.$S$4]+[.T255]*[.$T$4]+[.U255]*[.$U$4]+[.V255]*[.$V$4]+[.W255]*[.$W$4]+[.X25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9-08">
            <text:p>Montag, 08. September 2014</text:p>
          </table:table-cell>
          <table:table-cell table:number-columns-repeated="22"/>
          <table:table-cell/>
          <table:table-cell table:formula="of:=[.C256]*[.$C$4]+[.D256]*[.$D$4]+[.E256]*[.$E$4]+[.F256]*[.$F$4]+[.G256]*[.$G$4]+[.H256]*[.$H$4]+[.I256]*[.$I$4]+[.J256]*[.$J$4]+[.K256]*[.$K$4]+[.L256]*[.$L$4]+[.M256]*[.$M$4]+[.N256]*[.$N$4]+[.O256]*[.$O$4]+[.P256]*[.$P$4]+[.Q256]*[.$Q$4]+[.R256]*[.$R$4]+[.S256]*[.$S$4]+[.T256]*[.$T$4]+[.U256]*[.$U$4]+[.V256]*[.$V$4]+[.W256]*[.$W$4]+[.X25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9-09">
            <text:p>Dienstag, 09. September 2014</text:p>
          </table:table-cell>
          <table:table-cell table:number-columns-repeated="22"/>
          <table:table-cell/>
          <table:table-cell table:formula="of:=[.C257]*[.$C$4]+[.D257]*[.$D$4]+[.E257]*[.$E$4]+[.F257]*[.$F$4]+[.G257]*[.$G$4]+[.H257]*[.$H$4]+[.I257]*[.$I$4]+[.J257]*[.$J$4]+[.K257]*[.$K$4]+[.L257]*[.$L$4]+[.M257]*[.$M$4]+[.N257]*[.$N$4]+[.O257]*[.$O$4]+[.P257]*[.$P$4]+[.Q257]*[.$Q$4]+[.R257]*[.$R$4]+[.S257]*[.$S$4]+[.T257]*[.$T$4]+[.U257]*[.$U$4]+[.V257]*[.$V$4]+[.W257]*[.$W$4]+[.X25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9-10">
            <text:p>Mittwoch, 10. September 2014</text:p>
          </table:table-cell>
          <table:table-cell table:number-columns-repeated="22"/>
          <table:table-cell/>
          <table:table-cell table:formula="of:=[.C258]*[.$C$4]+[.D258]*[.$D$4]+[.E258]*[.$E$4]+[.F258]*[.$F$4]+[.G258]*[.$G$4]+[.H258]*[.$H$4]+[.I258]*[.$I$4]+[.J258]*[.$J$4]+[.K258]*[.$K$4]+[.L258]*[.$L$4]+[.M258]*[.$M$4]+[.N258]*[.$N$4]+[.O258]*[.$O$4]+[.P258]*[.$P$4]+[.Q258]*[.$Q$4]+[.R258]*[.$R$4]+[.S258]*[.$S$4]+[.T258]*[.$T$4]+[.U258]*[.$U$4]+[.V258]*[.$V$4]+[.W258]*[.$W$4]+[.X25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9-11">
            <text:p>Donnerstag, 11. September 2014</text:p>
          </table:table-cell>
          <table:table-cell table:number-columns-repeated="22"/>
          <table:table-cell/>
          <table:table-cell table:formula="of:=[.C259]*[.$C$4]+[.D259]*[.$D$4]+[.E259]*[.$E$4]+[.F259]*[.$F$4]+[.G259]*[.$G$4]+[.H259]*[.$H$4]+[.I259]*[.$I$4]+[.J259]*[.$J$4]+[.K259]*[.$K$4]+[.L259]*[.$L$4]+[.M259]*[.$M$4]+[.N259]*[.$N$4]+[.O259]*[.$O$4]+[.P259]*[.$P$4]+[.Q259]*[.$Q$4]+[.R259]*[.$R$4]+[.S259]*[.$S$4]+[.T259]*[.$T$4]+[.U259]*[.$U$4]+[.V259]*[.$V$4]+[.W259]*[.$W$4]+[.X25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9-12">
            <text:p>Freitag, 12. September 2014</text:p>
          </table:table-cell>
          <table:table-cell table:number-columns-repeated="22"/>
          <table:table-cell/>
          <table:table-cell table:formula="of:=[.C260]*[.$C$4]+[.D260]*[.$D$4]+[.E260]*[.$E$4]+[.F260]*[.$F$4]+[.G260]*[.$G$4]+[.H260]*[.$H$4]+[.I260]*[.$I$4]+[.J260]*[.$J$4]+[.K260]*[.$K$4]+[.L260]*[.$L$4]+[.M260]*[.$M$4]+[.N260]*[.$N$4]+[.O260]*[.$O$4]+[.P260]*[.$P$4]+[.Q260]*[.$Q$4]+[.R260]*[.$R$4]+[.S260]*[.$S$4]+[.T260]*[.$T$4]+[.U260]*[.$U$4]+[.V260]*[.$V$4]+[.W260]*[.$W$4]+[.X26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9-13">
            <text:p>Samstag, 13. September 2014</text:p>
          </table:table-cell>
          <table:table-cell table:number-columns-repeated="22"/>
          <table:table-cell/>
          <table:table-cell table:formula="of:=[.C261]*[.$C$4]+[.D261]*[.$D$4]+[.E261]*[.$E$4]+[.F261]*[.$F$4]+[.G261]*[.$G$4]+[.H261]*[.$H$4]+[.I261]*[.$I$4]+[.J261]*[.$J$4]+[.K261]*[.$K$4]+[.L261]*[.$L$4]+[.M261]*[.$M$4]+[.N261]*[.$N$4]+[.O261]*[.$O$4]+[.P261]*[.$P$4]+[.Q261]*[.$Q$4]+[.R261]*[.$R$4]+[.S261]*[.$S$4]+[.T261]*[.$T$4]+[.U261]*[.$U$4]+[.V261]*[.$V$4]+[.W261]*[.$W$4]+[.X26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9-14">
            <text:p>Sonntag, 14. September 2014</text:p>
          </table:table-cell>
          <table:table-cell table:number-columns-repeated="22"/>
          <table:table-cell/>
          <table:table-cell table:formula="of:=[.C262]*[.$C$4]+[.D262]*[.$D$4]+[.E262]*[.$E$4]+[.F262]*[.$F$4]+[.G262]*[.$G$4]+[.H262]*[.$H$4]+[.I262]*[.$I$4]+[.J262]*[.$J$4]+[.K262]*[.$K$4]+[.L262]*[.$L$4]+[.M262]*[.$M$4]+[.N262]*[.$N$4]+[.O262]*[.$O$4]+[.P262]*[.$P$4]+[.Q262]*[.$Q$4]+[.R262]*[.$R$4]+[.S262]*[.$S$4]+[.T262]*[.$T$4]+[.U262]*[.$U$4]+[.V262]*[.$V$4]+[.W262]*[.$W$4]+[.X26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9-15">
            <text:p>Montag, 15. September 2014</text:p>
          </table:table-cell>
          <table:table-cell table:number-columns-repeated="22"/>
          <table:table-cell/>
          <table:table-cell table:formula="of:=[.C263]*[.$C$4]+[.D263]*[.$D$4]+[.E263]*[.$E$4]+[.F263]*[.$F$4]+[.G263]*[.$G$4]+[.H263]*[.$H$4]+[.I263]*[.$I$4]+[.J263]*[.$J$4]+[.K263]*[.$K$4]+[.L263]*[.$L$4]+[.M263]*[.$M$4]+[.N263]*[.$N$4]+[.O263]*[.$O$4]+[.P263]*[.$P$4]+[.Q263]*[.$Q$4]+[.R263]*[.$R$4]+[.S263]*[.$S$4]+[.T263]*[.$T$4]+[.U263]*[.$U$4]+[.V263]*[.$V$4]+[.W263]*[.$W$4]+[.X26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9-16">
            <text:p>Dienstag, 16. September 2014</text:p>
          </table:table-cell>
          <table:table-cell table:number-columns-repeated="22"/>
          <table:table-cell/>
          <table:table-cell table:formula="of:=[.C264]*[.$C$4]+[.D264]*[.$D$4]+[.E264]*[.$E$4]+[.F264]*[.$F$4]+[.G264]*[.$G$4]+[.H264]*[.$H$4]+[.I264]*[.$I$4]+[.J264]*[.$J$4]+[.K264]*[.$K$4]+[.L264]*[.$L$4]+[.M264]*[.$M$4]+[.N264]*[.$N$4]+[.O264]*[.$O$4]+[.P264]*[.$P$4]+[.Q264]*[.$Q$4]+[.R264]*[.$R$4]+[.S264]*[.$S$4]+[.T264]*[.$T$4]+[.U264]*[.$U$4]+[.V264]*[.$V$4]+[.W264]*[.$W$4]+[.X264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9-17">
            <text:p>Mittwoch, 17. September 2014</text:p>
          </table:table-cell>
          <table:table-cell table:number-columns-repeated="22"/>
          <table:table-cell/>
          <table:table-cell table:formula="of:=[.C265]*[.$C$4]+[.D265]*[.$D$4]+[.E265]*[.$E$4]+[.F265]*[.$F$4]+[.G265]*[.$G$4]+[.H265]*[.$H$4]+[.I265]*[.$I$4]+[.J265]*[.$J$4]+[.K265]*[.$K$4]+[.L265]*[.$L$4]+[.M265]*[.$M$4]+[.N265]*[.$N$4]+[.O265]*[.$O$4]+[.P265]*[.$P$4]+[.Q265]*[.$Q$4]+[.R265]*[.$R$4]+[.S265]*[.$S$4]+[.T265]*[.$T$4]+[.U265]*[.$U$4]+[.V265]*[.$V$4]+[.W265]*[.$W$4]+[.X26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9-18">
            <text:p>Donnerstag, 18. September 2014</text:p>
          </table:table-cell>
          <table:table-cell table:number-columns-repeated="22"/>
          <table:table-cell/>
          <table:table-cell table:formula="of:=[.C266]*[.$C$4]+[.D266]*[.$D$4]+[.E266]*[.$E$4]+[.F266]*[.$F$4]+[.G266]*[.$G$4]+[.H266]*[.$H$4]+[.I266]*[.$I$4]+[.J266]*[.$J$4]+[.K266]*[.$K$4]+[.L266]*[.$L$4]+[.M266]*[.$M$4]+[.N266]*[.$N$4]+[.O266]*[.$O$4]+[.P266]*[.$P$4]+[.Q266]*[.$Q$4]+[.R266]*[.$R$4]+[.S266]*[.$S$4]+[.T266]*[.$T$4]+[.U266]*[.$U$4]+[.V266]*[.$V$4]+[.W266]*[.$W$4]+[.X26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9-19">
            <text:p>Freitag, 19. September 2014</text:p>
          </table:table-cell>
          <table:table-cell table:number-columns-repeated="22"/>
          <table:table-cell/>
          <table:table-cell table:formula="of:=[.C267]*[.$C$4]+[.D267]*[.$D$4]+[.E267]*[.$E$4]+[.F267]*[.$F$4]+[.G267]*[.$G$4]+[.H267]*[.$H$4]+[.I267]*[.$I$4]+[.J267]*[.$J$4]+[.K267]*[.$K$4]+[.L267]*[.$L$4]+[.M267]*[.$M$4]+[.N267]*[.$N$4]+[.O267]*[.$O$4]+[.P267]*[.$P$4]+[.Q267]*[.$Q$4]+[.R267]*[.$R$4]+[.S267]*[.$S$4]+[.T267]*[.$T$4]+[.U267]*[.$U$4]+[.V267]*[.$V$4]+[.W267]*[.$W$4]+[.X26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1"/>
          <table:table-cell table:style-name="ce3" office:value-type="date" office:date-value="2014-09-20">
            <text:p>Samstag, 20. September 2014</text:p>
          </table:table-cell>
          <table:table-cell table:number-columns-repeated="22" table:style-name="ce7"/>
          <table:table-cell table:style-name="ce1"/>
          <table:table-cell table:style-name="ce1" table:formula="of:=[.C268]*[.$C$4]+[.D268]*[.$D$4]+[.E268]*[.$E$4]+[.F268]*[.$F$4]+[.G268]*[.$G$4]+[.H268]*[.$H$4]+[.I268]*[.$I$4]+[.J268]*[.$J$4]+[.K268]*[.$K$4]+[.L268]*[.$L$4]+[.M268]*[.$M$4]+[.N268]*[.$N$4]+[.O268]*[.$O$4]+[.P268]*[.$P$4]+[.Q268]*[.$Q$4]+[.R268]*[.$R$4]+[.S268]*[.$S$4]+[.T268]*[.$T$4]+[.U268]*[.$U$4]+[.V268]*[.$V$4]+[.W268]*[.$W$4]+[.X268]*[.$X$4]" office:value-type="float" office:value="0">
            <text:p>0</text:p>
          </table:table-cell>
          <table:table-cell table:style-name="ce1" table:number-columns-repeated="998"/>
        </table:table-row>
        <table:table-row table:style-name="ro2">
          <table:table-cell/>
          <table:table-cell table:style-name="ce3" office:value-type="date" office:date-value="2014-09-21">
            <text:p>Sonntag, 21. September 2014</text:p>
          </table:table-cell>
          <table:table-cell table:number-columns-repeated="22"/>
          <table:table-cell/>
          <table:table-cell table:formula="of:=[.C269]*[.$C$4]+[.D269]*[.$D$4]+[.E269]*[.$E$4]+[.F269]*[.$F$4]+[.G269]*[.$G$4]+[.H269]*[.$H$4]+[.I269]*[.$I$4]+[.J269]*[.$J$4]+[.K269]*[.$K$4]+[.L269]*[.$L$4]+[.M269]*[.$M$4]+[.N269]*[.$N$4]+[.O269]*[.$O$4]+[.P269]*[.$P$4]+[.Q269]*[.$Q$4]+[.R269]*[.$R$4]+[.S269]*[.$S$4]+[.T269]*[.$T$4]+[.U269]*[.$U$4]+[.V269]*[.$V$4]+[.W269]*[.$W$4]+[.X26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9-22">
            <text:p>Montag, 22. September 2014</text:p>
          </table:table-cell>
          <table:table-cell table:number-columns-repeated="22"/>
          <table:table-cell/>
          <table:table-cell table:formula="of:=[.C270]*[.$C$4]+[.D270]*[.$D$4]+[.E270]*[.$E$4]+[.F270]*[.$F$4]+[.G270]*[.$G$4]+[.H270]*[.$H$4]+[.I270]*[.$I$4]+[.J270]*[.$J$4]+[.K270]*[.$K$4]+[.L270]*[.$L$4]+[.M270]*[.$M$4]+[.N270]*[.$N$4]+[.O270]*[.$O$4]+[.P270]*[.$P$4]+[.Q270]*[.$Q$4]+[.R270]*[.$R$4]+[.S270]*[.$S$4]+[.T270]*[.$T$4]+[.U270]*[.$U$4]+[.V270]*[.$V$4]+[.W270]*[.$W$4]+[.X27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9-23">
            <text:p>Dienstag, 23. September 2014</text:p>
          </table:table-cell>
          <table:table-cell table:number-columns-repeated="22"/>
          <table:table-cell/>
          <table:table-cell table:formula="of:=[.C271]*[.$C$4]+[.D271]*[.$D$4]+[.E271]*[.$E$4]+[.F271]*[.$F$4]+[.G271]*[.$G$4]+[.H271]*[.$H$4]+[.I271]*[.$I$4]+[.J271]*[.$J$4]+[.K271]*[.$K$4]+[.L271]*[.$L$4]+[.M271]*[.$M$4]+[.N271]*[.$N$4]+[.O271]*[.$O$4]+[.P271]*[.$P$4]+[.Q271]*[.$Q$4]+[.R271]*[.$R$4]+[.S271]*[.$S$4]+[.T271]*[.$T$4]+[.U271]*[.$U$4]+[.V271]*[.$V$4]+[.W271]*[.$W$4]+[.X27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9-24">
            <text:p>Mittwoch, 24. September 2014</text:p>
          </table:table-cell>
          <table:table-cell table:number-columns-repeated="22"/>
          <table:table-cell/>
          <table:table-cell table:formula="of:=[.C272]*[.$C$4]+[.D272]*[.$D$4]+[.E272]*[.$E$4]+[.F272]*[.$F$4]+[.G272]*[.$G$4]+[.H272]*[.$H$4]+[.I272]*[.$I$4]+[.J272]*[.$J$4]+[.K272]*[.$K$4]+[.L272]*[.$L$4]+[.M272]*[.$M$4]+[.N272]*[.$N$4]+[.O272]*[.$O$4]+[.P272]*[.$P$4]+[.Q272]*[.$Q$4]+[.R272]*[.$R$4]+[.S272]*[.$S$4]+[.T272]*[.$T$4]+[.U272]*[.$U$4]+[.V272]*[.$V$4]+[.W272]*[.$W$4]+[.X27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9-25">
            <text:p>Donnerstag, 25. September 2014</text:p>
          </table:table-cell>
          <table:table-cell table:number-columns-repeated="22"/>
          <table:table-cell/>
          <table:table-cell table:formula="of:=[.C273]*[.$C$4]+[.D273]*[.$D$4]+[.E273]*[.$E$4]+[.F273]*[.$F$4]+[.G273]*[.$G$4]+[.H273]*[.$H$4]+[.I273]*[.$I$4]+[.J273]*[.$J$4]+[.K273]*[.$K$4]+[.L273]*[.$L$4]+[.M273]*[.$M$4]+[.N273]*[.$N$4]+[.O273]*[.$O$4]+[.P273]*[.$P$4]+[.Q273]*[.$Q$4]+[.R273]*[.$R$4]+[.S273]*[.$S$4]+[.T273]*[.$T$4]+[.U273]*[.$U$4]+[.V273]*[.$V$4]+[.W273]*[.$W$4]+[.X27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9-26">
            <text:p>Freitag, 26. September 2014</text:p>
          </table:table-cell>
          <table:table-cell table:number-columns-repeated="22"/>
          <table:table-cell/>
          <table:table-cell table:formula="of:=[.C274]*[.$C$4]+[.D274]*[.$D$4]+[.E274]*[.$E$4]+[.F274]*[.$F$4]+[.G274]*[.$G$4]+[.H274]*[.$H$4]+[.I274]*[.$I$4]+[.J274]*[.$J$4]+[.K274]*[.$K$4]+[.L274]*[.$L$4]+[.M274]*[.$M$4]+[.N274]*[.$N$4]+[.O274]*[.$O$4]+[.P274]*[.$P$4]+[.Q274]*[.$Q$4]+[.R274]*[.$R$4]+[.S274]*[.$S$4]+[.T274]*[.$T$4]+[.U274]*[.$U$4]+[.V274]*[.$V$4]+[.W274]*[.$W$4]+[.X274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9-27">
            <text:p>Samstag, 27. September 2014</text:p>
          </table:table-cell>
          <table:table-cell table:number-columns-repeated="22"/>
          <table:table-cell/>
          <table:table-cell table:formula="of:=[.C275]*[.$C$4]+[.D275]*[.$D$4]+[.E275]*[.$E$4]+[.F275]*[.$F$4]+[.G275]*[.$G$4]+[.H275]*[.$H$4]+[.I275]*[.$I$4]+[.J275]*[.$J$4]+[.K275]*[.$K$4]+[.L275]*[.$L$4]+[.M275]*[.$M$4]+[.N275]*[.$N$4]+[.O275]*[.$O$4]+[.P275]*[.$P$4]+[.Q275]*[.$Q$4]+[.R275]*[.$R$4]+[.S275]*[.$S$4]+[.T275]*[.$T$4]+[.U275]*[.$U$4]+[.V275]*[.$V$4]+[.W275]*[.$W$4]+[.X27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9-28">
            <text:p>Sonntag, 28. September 2014</text:p>
          </table:table-cell>
          <table:table-cell table:number-columns-repeated="22"/>
          <table:table-cell/>
          <table:table-cell table:formula="of:=[.C276]*[.$C$4]+[.D276]*[.$D$4]+[.E276]*[.$E$4]+[.F276]*[.$F$4]+[.G276]*[.$G$4]+[.H276]*[.$H$4]+[.I276]*[.$I$4]+[.J276]*[.$J$4]+[.K276]*[.$K$4]+[.L276]*[.$L$4]+[.M276]*[.$M$4]+[.N276]*[.$N$4]+[.O276]*[.$O$4]+[.P276]*[.$P$4]+[.Q276]*[.$Q$4]+[.R276]*[.$R$4]+[.S276]*[.$S$4]+[.T276]*[.$T$4]+[.U276]*[.$U$4]+[.V276]*[.$V$4]+[.W276]*[.$W$4]+[.X27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9-29">
            <text:p>Montag, 29. September 2014</text:p>
          </table:table-cell>
          <table:table-cell table:number-columns-repeated="22"/>
          <table:table-cell/>
          <table:table-cell table:formula="of:=[.C277]*[.$C$4]+[.D277]*[.$D$4]+[.E277]*[.$E$4]+[.F277]*[.$F$4]+[.G277]*[.$G$4]+[.H277]*[.$H$4]+[.I277]*[.$I$4]+[.J277]*[.$J$4]+[.K277]*[.$K$4]+[.L277]*[.$L$4]+[.M277]*[.$M$4]+[.N277]*[.$N$4]+[.O277]*[.$O$4]+[.P277]*[.$P$4]+[.Q277]*[.$Q$4]+[.R277]*[.$R$4]+[.S277]*[.$S$4]+[.T277]*[.$T$4]+[.U277]*[.$U$4]+[.V277]*[.$V$4]+[.W277]*[.$W$4]+[.X27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09-30">
            <text:p>Dienstag, 30. September 2014</text:p>
          </table:table-cell>
          <table:table-cell table:number-columns-repeated="22"/>
          <table:table-cell/>
          <table:table-cell table:formula="of:=[.C278]*[.$C$4]+[.D278]*[.$D$4]+[.E278]*[.$E$4]+[.F278]*[.$F$4]+[.G278]*[.$G$4]+[.H278]*[.$H$4]+[.I278]*[.$I$4]+[.J278]*[.$J$4]+[.K278]*[.$K$4]+[.L278]*[.$L$4]+[.M278]*[.$M$4]+[.N278]*[.$N$4]+[.O278]*[.$O$4]+[.P278]*[.$P$4]+[.Q278]*[.$Q$4]+[.R278]*[.$R$4]+[.S278]*[.$S$4]+[.T278]*[.$T$4]+[.U278]*[.$U$4]+[.V278]*[.$V$4]+[.W278]*[.$W$4]+[.X27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0-01">
            <text:p>Mittwoch, 01. Oktober 2014</text:p>
          </table:table-cell>
          <table:table-cell table:number-columns-repeated="22"/>
          <table:table-cell/>
          <table:table-cell table:formula="of:=[.C279]*[.$C$4]+[.D279]*[.$D$4]+[.E279]*[.$E$4]+[.F279]*[.$F$4]+[.G279]*[.$G$4]+[.H279]*[.$H$4]+[.I279]*[.$I$4]+[.J279]*[.$J$4]+[.K279]*[.$K$4]+[.L279]*[.$L$4]+[.M279]*[.$M$4]+[.N279]*[.$N$4]+[.O279]*[.$O$4]+[.P279]*[.$P$4]+[.Q279]*[.$Q$4]+[.R279]*[.$R$4]+[.S279]*[.$S$4]+[.T279]*[.$T$4]+[.U279]*[.$U$4]+[.V279]*[.$V$4]+[.W279]*[.$W$4]+[.X27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0-02">
            <text:p>Donnerstag, 02. Oktober 2014</text:p>
          </table:table-cell>
          <table:table-cell table:number-columns-repeated="22"/>
          <table:table-cell/>
          <table:table-cell table:formula="of:=[.C280]*[.$C$4]+[.D280]*[.$D$4]+[.E280]*[.$E$4]+[.F280]*[.$F$4]+[.G280]*[.$G$4]+[.H280]*[.$H$4]+[.I280]*[.$I$4]+[.J280]*[.$J$4]+[.K280]*[.$K$4]+[.L280]*[.$L$4]+[.M280]*[.$M$4]+[.N280]*[.$N$4]+[.O280]*[.$O$4]+[.P280]*[.$P$4]+[.Q280]*[.$Q$4]+[.R280]*[.$R$4]+[.S280]*[.$S$4]+[.T280]*[.$T$4]+[.U280]*[.$U$4]+[.V280]*[.$V$4]+[.W280]*[.$W$4]+[.X28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0-03">
            <text:p>Freitag, 03. Oktober 2014</text:p>
          </table:table-cell>
          <table:table-cell table:number-columns-repeated="22"/>
          <table:table-cell/>
          <table:table-cell table:formula="of:=[.C281]*[.$C$4]+[.D281]*[.$D$4]+[.E281]*[.$E$4]+[.F281]*[.$F$4]+[.G281]*[.$G$4]+[.H281]*[.$H$4]+[.I281]*[.$I$4]+[.J281]*[.$J$4]+[.K281]*[.$K$4]+[.L281]*[.$L$4]+[.M281]*[.$M$4]+[.N281]*[.$N$4]+[.O281]*[.$O$4]+[.P281]*[.$P$4]+[.Q281]*[.$Q$4]+[.R281]*[.$R$4]+[.S281]*[.$S$4]+[.T281]*[.$T$4]+[.U281]*[.$U$4]+[.V281]*[.$V$4]+[.W281]*[.$W$4]+[.X28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0-04">
            <text:p>Samstag, 04. Oktober 2014</text:p>
          </table:table-cell>
          <table:table-cell table:number-columns-repeated="22"/>
          <table:table-cell/>
          <table:table-cell table:formula="of:=[.C282]*[.$C$4]+[.D282]*[.$D$4]+[.E282]*[.$E$4]+[.F282]*[.$F$4]+[.G282]*[.$G$4]+[.H282]*[.$H$4]+[.I282]*[.$I$4]+[.J282]*[.$J$4]+[.K282]*[.$K$4]+[.L282]*[.$L$4]+[.M282]*[.$M$4]+[.N282]*[.$N$4]+[.O282]*[.$O$4]+[.P282]*[.$P$4]+[.Q282]*[.$Q$4]+[.R282]*[.$R$4]+[.S282]*[.$S$4]+[.T282]*[.$T$4]+[.U282]*[.$U$4]+[.V282]*[.$V$4]+[.W282]*[.$W$4]+[.X28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0-05">
            <text:p>Sonntag, 05. Oktober 2014</text:p>
          </table:table-cell>
          <table:table-cell table:number-columns-repeated="22"/>
          <table:table-cell/>
          <table:table-cell table:formula="of:=[.C283]*[.$C$4]+[.D283]*[.$D$4]+[.E283]*[.$E$4]+[.F283]*[.$F$4]+[.G283]*[.$G$4]+[.H283]*[.$H$4]+[.I283]*[.$I$4]+[.J283]*[.$J$4]+[.K283]*[.$K$4]+[.L283]*[.$L$4]+[.M283]*[.$M$4]+[.N283]*[.$N$4]+[.O283]*[.$O$4]+[.P283]*[.$P$4]+[.Q283]*[.$Q$4]+[.R283]*[.$R$4]+[.S283]*[.$S$4]+[.T283]*[.$T$4]+[.U283]*[.$U$4]+[.V283]*[.$V$4]+[.W283]*[.$W$4]+[.X28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0-06">
            <text:p>Montag, 06. Oktober 2014</text:p>
          </table:table-cell>
          <table:table-cell table:number-columns-repeated="22"/>
          <table:table-cell/>
          <table:table-cell table:formula="of:=[.C284]*[.$C$4]+[.D284]*[.$D$4]+[.E284]*[.$E$4]+[.F284]*[.$F$4]+[.G284]*[.$G$4]+[.H284]*[.$H$4]+[.I284]*[.$I$4]+[.J284]*[.$J$4]+[.K284]*[.$K$4]+[.L284]*[.$L$4]+[.M284]*[.$M$4]+[.N284]*[.$N$4]+[.O284]*[.$O$4]+[.P284]*[.$P$4]+[.Q284]*[.$Q$4]+[.R284]*[.$R$4]+[.S284]*[.$S$4]+[.T284]*[.$T$4]+[.U284]*[.$U$4]+[.V284]*[.$V$4]+[.W284]*[.$W$4]+[.X284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0-07">
            <text:p>Dienstag, 07. Oktober 2014</text:p>
          </table:table-cell>
          <table:table-cell table:number-columns-repeated="22"/>
          <table:table-cell/>
          <table:table-cell table:formula="of:=[.C285]*[.$C$4]+[.D285]*[.$D$4]+[.E285]*[.$E$4]+[.F285]*[.$F$4]+[.G285]*[.$G$4]+[.H285]*[.$H$4]+[.I285]*[.$I$4]+[.J285]*[.$J$4]+[.K285]*[.$K$4]+[.L285]*[.$L$4]+[.M285]*[.$M$4]+[.N285]*[.$N$4]+[.O285]*[.$O$4]+[.P285]*[.$P$4]+[.Q285]*[.$Q$4]+[.R285]*[.$R$4]+[.S285]*[.$S$4]+[.T285]*[.$T$4]+[.U285]*[.$U$4]+[.V285]*[.$V$4]+[.W285]*[.$W$4]+[.X28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0-08">
            <text:p>Mittwoch, 08. Oktober 2014</text:p>
          </table:table-cell>
          <table:table-cell table:number-columns-repeated="22"/>
          <table:table-cell/>
          <table:table-cell table:formula="of:=[.C286]*[.$C$4]+[.D286]*[.$D$4]+[.E286]*[.$E$4]+[.F286]*[.$F$4]+[.G286]*[.$G$4]+[.H286]*[.$H$4]+[.I286]*[.$I$4]+[.J286]*[.$J$4]+[.K286]*[.$K$4]+[.L286]*[.$L$4]+[.M286]*[.$M$4]+[.N286]*[.$N$4]+[.O286]*[.$O$4]+[.P286]*[.$P$4]+[.Q286]*[.$Q$4]+[.R286]*[.$R$4]+[.S286]*[.$S$4]+[.T286]*[.$T$4]+[.U286]*[.$U$4]+[.V286]*[.$V$4]+[.W286]*[.$W$4]+[.X28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0-09">
            <text:p>Donnerstag, 09. Oktober 2014</text:p>
          </table:table-cell>
          <table:table-cell table:number-columns-repeated="22"/>
          <table:table-cell/>
          <table:table-cell table:formula="of:=[.C287]*[.$C$4]+[.D287]*[.$D$4]+[.E287]*[.$E$4]+[.F287]*[.$F$4]+[.G287]*[.$G$4]+[.H287]*[.$H$4]+[.I287]*[.$I$4]+[.J287]*[.$J$4]+[.K287]*[.$K$4]+[.L287]*[.$L$4]+[.M287]*[.$M$4]+[.N287]*[.$N$4]+[.O287]*[.$O$4]+[.P287]*[.$P$4]+[.Q287]*[.$Q$4]+[.R287]*[.$R$4]+[.S287]*[.$S$4]+[.T287]*[.$T$4]+[.U287]*[.$U$4]+[.V287]*[.$V$4]+[.W287]*[.$W$4]+[.X28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0-10">
            <text:p>Freitag, 10. Oktober 2014</text:p>
          </table:table-cell>
          <table:table-cell table:number-columns-repeated="22"/>
          <table:table-cell/>
          <table:table-cell table:formula="of:=[.C288]*[.$C$4]+[.D288]*[.$D$4]+[.E288]*[.$E$4]+[.F288]*[.$F$4]+[.G288]*[.$G$4]+[.H288]*[.$H$4]+[.I288]*[.$I$4]+[.J288]*[.$J$4]+[.K288]*[.$K$4]+[.L288]*[.$L$4]+[.M288]*[.$M$4]+[.N288]*[.$N$4]+[.O288]*[.$O$4]+[.P288]*[.$P$4]+[.Q288]*[.$Q$4]+[.R288]*[.$R$4]+[.S288]*[.$S$4]+[.T288]*[.$T$4]+[.U288]*[.$U$4]+[.V288]*[.$V$4]+[.W288]*[.$W$4]+[.X28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0-11">
            <text:p>Samstag, 11. Oktober 2014</text:p>
          </table:table-cell>
          <table:table-cell table:number-columns-repeated="22"/>
          <table:table-cell/>
          <table:table-cell table:formula="of:=[.C289]*[.$C$4]+[.D289]*[.$D$4]+[.E289]*[.$E$4]+[.F289]*[.$F$4]+[.G289]*[.$G$4]+[.H289]*[.$H$4]+[.I289]*[.$I$4]+[.J289]*[.$J$4]+[.K289]*[.$K$4]+[.L289]*[.$L$4]+[.M289]*[.$M$4]+[.N289]*[.$N$4]+[.O289]*[.$O$4]+[.P289]*[.$P$4]+[.Q289]*[.$Q$4]+[.R289]*[.$R$4]+[.S289]*[.$S$4]+[.T289]*[.$T$4]+[.U289]*[.$U$4]+[.V289]*[.$V$4]+[.W289]*[.$W$4]+[.X28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0-12">
            <text:p>Sonntag, 12. Oktober 2014</text:p>
          </table:table-cell>
          <table:table-cell table:number-columns-repeated="22"/>
          <table:table-cell/>
          <table:table-cell table:formula="of:=[.C290]*[.$C$4]+[.D290]*[.$D$4]+[.E290]*[.$E$4]+[.F290]*[.$F$4]+[.G290]*[.$G$4]+[.H290]*[.$H$4]+[.I290]*[.$I$4]+[.J290]*[.$J$4]+[.K290]*[.$K$4]+[.L290]*[.$L$4]+[.M290]*[.$M$4]+[.N290]*[.$N$4]+[.O290]*[.$O$4]+[.P290]*[.$P$4]+[.Q290]*[.$Q$4]+[.R290]*[.$R$4]+[.S290]*[.$S$4]+[.T290]*[.$T$4]+[.U290]*[.$U$4]+[.V290]*[.$V$4]+[.W290]*[.$W$4]+[.X29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0-13">
            <text:p>Montag, 13. Oktober 2014</text:p>
          </table:table-cell>
          <table:table-cell table:number-columns-repeated="22"/>
          <table:table-cell/>
          <table:table-cell table:formula="of:=[.C291]*[.$C$4]+[.D291]*[.$D$4]+[.E291]*[.$E$4]+[.F291]*[.$F$4]+[.G291]*[.$G$4]+[.H291]*[.$H$4]+[.I291]*[.$I$4]+[.J291]*[.$J$4]+[.K291]*[.$K$4]+[.L291]*[.$L$4]+[.M291]*[.$M$4]+[.N291]*[.$N$4]+[.O291]*[.$O$4]+[.P291]*[.$P$4]+[.Q291]*[.$Q$4]+[.R291]*[.$R$4]+[.S291]*[.$S$4]+[.T291]*[.$T$4]+[.U291]*[.$U$4]+[.V291]*[.$V$4]+[.W291]*[.$W$4]+[.X29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0-14">
            <text:p>Dienstag, 14. Oktober 2014</text:p>
          </table:table-cell>
          <table:table-cell table:number-columns-repeated="22"/>
          <table:table-cell/>
          <table:table-cell table:formula="of:=[.C292]*[.$C$4]+[.D292]*[.$D$4]+[.E292]*[.$E$4]+[.F292]*[.$F$4]+[.G292]*[.$G$4]+[.H292]*[.$H$4]+[.I292]*[.$I$4]+[.J292]*[.$J$4]+[.K292]*[.$K$4]+[.L292]*[.$L$4]+[.M292]*[.$M$4]+[.N292]*[.$N$4]+[.O292]*[.$O$4]+[.P292]*[.$P$4]+[.Q292]*[.$Q$4]+[.R292]*[.$R$4]+[.S292]*[.$S$4]+[.T292]*[.$T$4]+[.U292]*[.$U$4]+[.V292]*[.$V$4]+[.W292]*[.$W$4]+[.X29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0-15">
            <text:p>Mittwoch, 15. Oktober 2014</text:p>
          </table:table-cell>
          <table:table-cell table:number-columns-repeated="22"/>
          <table:table-cell/>
          <table:table-cell table:formula="of:=[.C293]*[.$C$4]+[.D293]*[.$D$4]+[.E293]*[.$E$4]+[.F293]*[.$F$4]+[.G293]*[.$G$4]+[.H293]*[.$H$4]+[.I293]*[.$I$4]+[.J293]*[.$J$4]+[.K293]*[.$K$4]+[.L293]*[.$L$4]+[.M293]*[.$M$4]+[.N293]*[.$N$4]+[.O293]*[.$O$4]+[.P293]*[.$P$4]+[.Q293]*[.$Q$4]+[.R293]*[.$R$4]+[.S293]*[.$S$4]+[.T293]*[.$T$4]+[.U293]*[.$U$4]+[.V293]*[.$V$4]+[.W293]*[.$W$4]+[.X29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0-16">
            <text:p>Donnerstag, 16. Oktober 2014</text:p>
          </table:table-cell>
          <table:table-cell table:number-columns-repeated="22"/>
          <table:table-cell/>
          <table:table-cell table:formula="of:=[.C294]*[.$C$4]+[.D294]*[.$D$4]+[.E294]*[.$E$4]+[.F294]*[.$F$4]+[.G294]*[.$G$4]+[.H294]*[.$H$4]+[.I294]*[.$I$4]+[.J294]*[.$J$4]+[.K294]*[.$K$4]+[.L294]*[.$L$4]+[.M294]*[.$M$4]+[.N294]*[.$N$4]+[.O294]*[.$O$4]+[.P294]*[.$P$4]+[.Q294]*[.$Q$4]+[.R294]*[.$R$4]+[.S294]*[.$S$4]+[.T294]*[.$T$4]+[.U294]*[.$U$4]+[.V294]*[.$V$4]+[.W294]*[.$W$4]+[.X294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0-17">
            <text:p>Freitag, 17. Oktober 2014</text:p>
          </table:table-cell>
          <table:table-cell table:number-columns-repeated="22"/>
          <table:table-cell/>
          <table:table-cell table:formula="of:=[.C295]*[.$C$4]+[.D295]*[.$D$4]+[.E295]*[.$E$4]+[.F295]*[.$F$4]+[.G295]*[.$G$4]+[.H295]*[.$H$4]+[.I295]*[.$I$4]+[.J295]*[.$J$4]+[.K295]*[.$K$4]+[.L295]*[.$L$4]+[.M295]*[.$M$4]+[.N295]*[.$N$4]+[.O295]*[.$O$4]+[.P295]*[.$P$4]+[.Q295]*[.$Q$4]+[.R295]*[.$R$4]+[.S295]*[.$S$4]+[.T295]*[.$T$4]+[.U295]*[.$U$4]+[.V295]*[.$V$4]+[.W295]*[.$W$4]+[.X29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0-18">
            <text:p>Samstag, 18. Oktober 2014</text:p>
          </table:table-cell>
          <table:table-cell table:number-columns-repeated="22"/>
          <table:table-cell/>
          <table:table-cell table:formula="of:=[.C296]*[.$C$4]+[.D296]*[.$D$4]+[.E296]*[.$E$4]+[.F296]*[.$F$4]+[.G296]*[.$G$4]+[.H296]*[.$H$4]+[.I296]*[.$I$4]+[.J296]*[.$J$4]+[.K296]*[.$K$4]+[.L296]*[.$L$4]+[.M296]*[.$M$4]+[.N296]*[.$N$4]+[.O296]*[.$O$4]+[.P296]*[.$P$4]+[.Q296]*[.$Q$4]+[.R296]*[.$R$4]+[.S296]*[.$S$4]+[.T296]*[.$T$4]+[.U296]*[.$U$4]+[.V296]*[.$V$4]+[.W296]*[.$W$4]+[.X29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0-19">
            <text:p>Sonntag, 19. Oktober 2014</text:p>
          </table:table-cell>
          <table:table-cell table:number-columns-repeated="22"/>
          <table:table-cell/>
          <table:table-cell table:formula="of:=[.C297]*[.$C$4]+[.D297]*[.$D$4]+[.E297]*[.$E$4]+[.F297]*[.$F$4]+[.G297]*[.$G$4]+[.H297]*[.$H$4]+[.I297]*[.$I$4]+[.J297]*[.$J$4]+[.K297]*[.$K$4]+[.L297]*[.$L$4]+[.M297]*[.$M$4]+[.N297]*[.$N$4]+[.O297]*[.$O$4]+[.P297]*[.$P$4]+[.Q297]*[.$Q$4]+[.R297]*[.$R$4]+[.S297]*[.$S$4]+[.T297]*[.$T$4]+[.U297]*[.$U$4]+[.V297]*[.$V$4]+[.W297]*[.$W$4]+[.X29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1"/>
          <table:table-cell table:style-name="ce3" office:value-type="date" office:date-value="2014-10-20">
            <text:p>Montag, 20. Oktober 2014</text:p>
          </table:table-cell>
          <table:table-cell table:number-columns-repeated="22" table:style-name="ce7"/>
          <table:table-cell table:style-name="ce10"/>
          <table:table-cell table:style-name="ce1" table:formula="of:=[.C298]*[.$C$4]+[.D298]*[.$D$4]+[.E298]*[.$E$4]+[.F298]*[.$F$4]+[.G298]*[.$G$4]+[.H298]*[.$H$4]+[.I298]*[.$I$4]+[.J298]*[.$J$4]+[.K298]*[.$K$4]+[.L298]*[.$L$4]+[.M298]*[.$M$4]+[.N298]*[.$N$4]+[.O298]*[.$O$4]+[.P298]*[.$P$4]+[.Q298]*[.$Q$4]+[.R298]*[.$R$4]+[.S298]*[.$S$4]+[.T298]*[.$T$4]+[.U298]*[.$U$4]+[.V298]*[.$V$4]+[.W298]*[.$W$4]+[.X298]*[.$X$4]" office:value-type="float" office:value="0">
            <text:p>0</text:p>
          </table:table-cell>
          <table:table-cell table:style-name="ce1" table:number-columns-repeated="998"/>
        </table:table-row>
        <table:table-row table:style-name="ro2">
          <table:table-cell/>
          <table:table-cell table:style-name="ce3" office:value-type="date" office:date-value="2014-10-21">
            <text:p>Dienstag, 21. Oktober 2014</text:p>
          </table:table-cell>
          <table:table-cell table:number-columns-repeated="22"/>
          <table:table-cell table:style-name="ce11"/>
          <table:table-cell table:formula="of:=[.C299]*[.$C$4]+[.D299]*[.$D$4]+[.E299]*[.$E$4]+[.F299]*[.$F$4]+[.G299]*[.$G$4]+[.H299]*[.$H$4]+[.I299]*[.$I$4]+[.J299]*[.$J$4]+[.K299]*[.$K$4]+[.L299]*[.$L$4]+[.M299]*[.$M$4]+[.N299]*[.$N$4]+[.O299]*[.$O$4]+[.P299]*[.$P$4]+[.Q299]*[.$Q$4]+[.R299]*[.$R$4]+[.S299]*[.$S$4]+[.T299]*[.$T$4]+[.U299]*[.$U$4]+[.V299]*[.$V$4]+[.W299]*[.$W$4]+[.X29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0-22">
            <text:p>Mittwoch, 22. Oktober 2014</text:p>
          </table:table-cell>
          <table:table-cell table:number-columns-repeated="22"/>
          <table:table-cell/>
          <table:table-cell table:formula="of:=[.C300]*[.$C$4]+[.D300]*[.$D$4]+[.E300]*[.$E$4]+[.F300]*[.$F$4]+[.G300]*[.$G$4]+[.H300]*[.$H$4]+[.I300]*[.$I$4]+[.J300]*[.$J$4]+[.K300]*[.$K$4]+[.L300]*[.$L$4]+[.M300]*[.$M$4]+[.N300]*[.$N$4]+[.O300]*[.$O$4]+[.P300]*[.$P$4]+[.Q300]*[.$Q$4]+[.R300]*[.$R$4]+[.S300]*[.$S$4]+[.T300]*[.$T$4]+[.U300]*[.$U$4]+[.V300]*[.$V$4]+[.W300]*[.$W$4]+[.X30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0-23">
            <text:p>Donnerstag, 23. Oktober 2014</text:p>
          </table:table-cell>
          <table:table-cell table:number-columns-repeated="22"/>
          <table:table-cell/>
          <table:table-cell table:formula="of:=[.C301]*[.$C$4]+[.D301]*[.$D$4]+[.E301]*[.$E$4]+[.F301]*[.$F$4]+[.G301]*[.$G$4]+[.H301]*[.$H$4]+[.I301]*[.$I$4]+[.J301]*[.$J$4]+[.K301]*[.$K$4]+[.L301]*[.$L$4]+[.M301]*[.$M$4]+[.N301]*[.$N$4]+[.O301]*[.$O$4]+[.P301]*[.$P$4]+[.Q301]*[.$Q$4]+[.R301]*[.$R$4]+[.S301]*[.$S$4]+[.T301]*[.$T$4]+[.U301]*[.$U$4]+[.V301]*[.$V$4]+[.W301]*[.$W$4]+[.X30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0-24">
            <text:p>Freitag, 24. Oktober 2014</text:p>
          </table:table-cell>
          <table:table-cell table:number-columns-repeated="22"/>
          <table:table-cell/>
          <table:table-cell table:formula="of:=[.C302]*[.$C$4]+[.D302]*[.$D$4]+[.E302]*[.$E$4]+[.F302]*[.$F$4]+[.G302]*[.$G$4]+[.H302]*[.$H$4]+[.I302]*[.$I$4]+[.J302]*[.$J$4]+[.K302]*[.$K$4]+[.L302]*[.$L$4]+[.M302]*[.$M$4]+[.N302]*[.$N$4]+[.O302]*[.$O$4]+[.P302]*[.$P$4]+[.Q302]*[.$Q$4]+[.R302]*[.$R$4]+[.S302]*[.$S$4]+[.T302]*[.$T$4]+[.U302]*[.$U$4]+[.V302]*[.$V$4]+[.W302]*[.$W$4]+[.X30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0-25">
            <text:p>Samstag, 25. Oktober 2014</text:p>
          </table:table-cell>
          <table:table-cell table:number-columns-repeated="22"/>
          <table:table-cell/>
          <table:table-cell table:formula="of:=[.C303]*[.$C$4]+[.D303]*[.$D$4]+[.E303]*[.$E$4]+[.F303]*[.$F$4]+[.G303]*[.$G$4]+[.H303]*[.$H$4]+[.I303]*[.$I$4]+[.J303]*[.$J$4]+[.K303]*[.$K$4]+[.L303]*[.$L$4]+[.M303]*[.$M$4]+[.N303]*[.$N$4]+[.O303]*[.$O$4]+[.P303]*[.$P$4]+[.Q303]*[.$Q$4]+[.R303]*[.$R$4]+[.S303]*[.$S$4]+[.T303]*[.$T$4]+[.U303]*[.$U$4]+[.V303]*[.$V$4]+[.W303]*[.$W$4]+[.X30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0-26">
            <text:p>Sonntag, 26. Oktober 2014</text:p>
          </table:table-cell>
          <table:table-cell table:number-columns-repeated="22"/>
          <table:table-cell/>
          <table:table-cell table:formula="of:=[.C304]*[.$C$4]+[.D304]*[.$D$4]+[.E304]*[.$E$4]+[.F304]*[.$F$4]+[.G304]*[.$G$4]+[.H304]*[.$H$4]+[.I304]*[.$I$4]+[.J304]*[.$J$4]+[.K304]*[.$K$4]+[.L304]*[.$L$4]+[.M304]*[.$M$4]+[.N304]*[.$N$4]+[.O304]*[.$O$4]+[.P304]*[.$P$4]+[.Q304]*[.$Q$4]+[.R304]*[.$R$4]+[.S304]*[.$S$4]+[.T304]*[.$T$4]+[.U304]*[.$U$4]+[.V304]*[.$V$4]+[.W304]*[.$W$4]+[.X304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0-27">
            <text:p>Montag, 27. Oktober 2014</text:p>
          </table:table-cell>
          <table:table-cell table:number-columns-repeated="22"/>
          <table:table-cell/>
          <table:table-cell table:formula="of:=[.C305]*[.$C$4]+[.D305]*[.$D$4]+[.E305]*[.$E$4]+[.F305]*[.$F$4]+[.G305]*[.$G$4]+[.H305]*[.$H$4]+[.I305]*[.$I$4]+[.J305]*[.$J$4]+[.K305]*[.$K$4]+[.L305]*[.$L$4]+[.M305]*[.$M$4]+[.N305]*[.$N$4]+[.O305]*[.$O$4]+[.P305]*[.$P$4]+[.Q305]*[.$Q$4]+[.R305]*[.$R$4]+[.S305]*[.$S$4]+[.T305]*[.$T$4]+[.U305]*[.$U$4]+[.V305]*[.$V$4]+[.W305]*[.$W$4]+[.X30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0-28">
            <text:p>Dienstag, 28. Oktober 2014</text:p>
          </table:table-cell>
          <table:table-cell table:number-columns-repeated="22"/>
          <table:table-cell/>
          <table:table-cell table:formula="of:=[.C306]*[.$C$4]+[.D306]*[.$D$4]+[.E306]*[.$E$4]+[.F306]*[.$F$4]+[.G306]*[.$G$4]+[.H306]*[.$H$4]+[.I306]*[.$I$4]+[.J306]*[.$J$4]+[.K306]*[.$K$4]+[.L306]*[.$L$4]+[.M306]*[.$M$4]+[.N306]*[.$N$4]+[.O306]*[.$O$4]+[.P306]*[.$P$4]+[.Q306]*[.$Q$4]+[.R306]*[.$R$4]+[.S306]*[.$S$4]+[.T306]*[.$T$4]+[.U306]*[.$U$4]+[.V306]*[.$V$4]+[.W306]*[.$W$4]+[.X30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0-29">
            <text:p>Mittwoch, 29. Oktober 2014</text:p>
          </table:table-cell>
          <table:table-cell table:number-columns-repeated="22"/>
          <table:table-cell/>
          <table:table-cell table:formula="of:=[.C307]*[.$C$4]+[.D307]*[.$D$4]+[.E307]*[.$E$4]+[.F307]*[.$F$4]+[.G307]*[.$G$4]+[.H307]*[.$H$4]+[.I307]*[.$I$4]+[.J307]*[.$J$4]+[.K307]*[.$K$4]+[.L307]*[.$L$4]+[.M307]*[.$M$4]+[.N307]*[.$N$4]+[.O307]*[.$O$4]+[.P307]*[.$P$4]+[.Q307]*[.$Q$4]+[.R307]*[.$R$4]+[.S307]*[.$S$4]+[.T307]*[.$T$4]+[.U307]*[.$U$4]+[.V307]*[.$V$4]+[.W307]*[.$W$4]+[.X30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0-30">
            <text:p>Donnerstag, 30. Oktober 2014</text:p>
          </table:table-cell>
          <table:table-cell table:number-columns-repeated="22"/>
          <table:table-cell/>
          <table:table-cell table:formula="of:=[.C308]*[.$C$4]+[.D308]*[.$D$4]+[.E308]*[.$E$4]+[.F308]*[.$F$4]+[.G308]*[.$G$4]+[.H308]*[.$H$4]+[.I308]*[.$I$4]+[.J308]*[.$J$4]+[.K308]*[.$K$4]+[.L308]*[.$L$4]+[.M308]*[.$M$4]+[.N308]*[.$N$4]+[.O308]*[.$O$4]+[.P308]*[.$P$4]+[.Q308]*[.$Q$4]+[.R308]*[.$R$4]+[.S308]*[.$S$4]+[.T308]*[.$T$4]+[.U308]*[.$U$4]+[.V308]*[.$V$4]+[.W308]*[.$W$4]+[.X30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0-31">
            <text:p>Freitag, 31. Oktober 2014</text:p>
          </table:table-cell>
          <table:table-cell table:number-columns-repeated="22"/>
          <table:table-cell/>
          <table:table-cell table:formula="of:=[.C309]*[.$C$4]+[.D309]*[.$D$4]+[.E309]*[.$E$4]+[.F309]*[.$F$4]+[.G309]*[.$G$4]+[.H309]*[.$H$4]+[.I309]*[.$I$4]+[.J309]*[.$J$4]+[.K309]*[.$K$4]+[.L309]*[.$L$4]+[.M309]*[.$M$4]+[.N309]*[.$N$4]+[.O309]*[.$O$4]+[.P309]*[.$P$4]+[.Q309]*[.$Q$4]+[.R309]*[.$R$4]+[.S309]*[.$S$4]+[.T309]*[.$T$4]+[.U309]*[.$U$4]+[.V309]*[.$V$4]+[.W309]*[.$W$4]+[.X30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1-01">
            <text:p>Samstag, 01. November 2014</text:p>
          </table:table-cell>
          <table:table-cell table:number-columns-repeated="22"/>
          <table:table-cell/>
          <table:table-cell table:formula="of:=[.C310]*[.$C$4]+[.D310]*[.$D$4]+[.E310]*[.$E$4]+[.F310]*[.$F$4]+[.G310]*[.$G$4]+[.H310]*[.$H$4]+[.I310]*[.$I$4]+[.J310]*[.$J$4]+[.K310]*[.$K$4]+[.L310]*[.$L$4]+[.M310]*[.$M$4]+[.N310]*[.$N$4]+[.O310]*[.$O$4]+[.P310]*[.$P$4]+[.Q310]*[.$Q$4]+[.R310]*[.$R$4]+[.S310]*[.$S$4]+[.T310]*[.$T$4]+[.U310]*[.$U$4]+[.V310]*[.$V$4]+[.W310]*[.$W$4]+[.X31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1-02">
            <text:p>Sonntag, 02. November 2014</text:p>
          </table:table-cell>
          <table:table-cell table:number-columns-repeated="22"/>
          <table:table-cell/>
          <table:table-cell table:formula="of:=[.C311]*[.$C$4]+[.D311]*[.$D$4]+[.E311]*[.$E$4]+[.F311]*[.$F$4]+[.G311]*[.$G$4]+[.H311]*[.$H$4]+[.I311]*[.$I$4]+[.J311]*[.$J$4]+[.K311]*[.$K$4]+[.L311]*[.$L$4]+[.M311]*[.$M$4]+[.N311]*[.$N$4]+[.O311]*[.$O$4]+[.P311]*[.$P$4]+[.Q311]*[.$Q$4]+[.R311]*[.$R$4]+[.S311]*[.$S$4]+[.T311]*[.$T$4]+[.U311]*[.$U$4]+[.V311]*[.$V$4]+[.W311]*[.$W$4]+[.X31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1-03">
            <text:p>Montag, 03. November 2014</text:p>
          </table:table-cell>
          <table:table-cell table:number-columns-repeated="22"/>
          <table:table-cell/>
          <table:table-cell table:formula="of:=[.C312]*[.$C$4]+[.D312]*[.$D$4]+[.E312]*[.$E$4]+[.F312]*[.$F$4]+[.G312]*[.$G$4]+[.H312]*[.$H$4]+[.I312]*[.$I$4]+[.J312]*[.$J$4]+[.K312]*[.$K$4]+[.L312]*[.$L$4]+[.M312]*[.$M$4]+[.N312]*[.$N$4]+[.O312]*[.$O$4]+[.P312]*[.$P$4]+[.Q312]*[.$Q$4]+[.R312]*[.$R$4]+[.S312]*[.$S$4]+[.T312]*[.$T$4]+[.U312]*[.$U$4]+[.V312]*[.$V$4]+[.W312]*[.$W$4]+[.X31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1-04">
            <text:p>Dienstag, 04. November 2014</text:p>
          </table:table-cell>
          <table:table-cell table:number-columns-repeated="22"/>
          <table:table-cell/>
          <table:table-cell table:formula="of:=[.C313]*[.$C$4]+[.D313]*[.$D$4]+[.E313]*[.$E$4]+[.F313]*[.$F$4]+[.G313]*[.$G$4]+[.H313]*[.$H$4]+[.I313]*[.$I$4]+[.J313]*[.$J$4]+[.K313]*[.$K$4]+[.L313]*[.$L$4]+[.M313]*[.$M$4]+[.N313]*[.$N$4]+[.O313]*[.$O$4]+[.P313]*[.$P$4]+[.Q313]*[.$Q$4]+[.R313]*[.$R$4]+[.S313]*[.$S$4]+[.T313]*[.$T$4]+[.U313]*[.$U$4]+[.V313]*[.$V$4]+[.W313]*[.$W$4]+[.X31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1-05">
            <text:p>Mittwoch, 05. November 2014</text:p>
          </table:table-cell>
          <table:table-cell table:number-columns-repeated="22"/>
          <table:table-cell/>
          <table:table-cell table:formula="of:=[.C314]*[.$C$4]+[.D314]*[.$D$4]+[.E314]*[.$E$4]+[.F314]*[.$F$4]+[.G314]*[.$G$4]+[.H314]*[.$H$4]+[.I314]*[.$I$4]+[.J314]*[.$J$4]+[.K314]*[.$K$4]+[.L314]*[.$L$4]+[.M314]*[.$M$4]+[.N314]*[.$N$4]+[.O314]*[.$O$4]+[.P314]*[.$P$4]+[.Q314]*[.$Q$4]+[.R314]*[.$R$4]+[.S314]*[.$S$4]+[.T314]*[.$T$4]+[.U314]*[.$U$4]+[.V314]*[.$V$4]+[.W314]*[.$W$4]+[.X314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1-06">
            <text:p>Donnerstag, 06. November 2014</text:p>
          </table:table-cell>
          <table:table-cell table:number-columns-repeated="22"/>
          <table:table-cell/>
          <table:table-cell table:formula="of:=[.C315]*[.$C$4]+[.D315]*[.$D$4]+[.E315]*[.$E$4]+[.F315]*[.$F$4]+[.G315]*[.$G$4]+[.H315]*[.$H$4]+[.I315]*[.$I$4]+[.J315]*[.$J$4]+[.K315]*[.$K$4]+[.L315]*[.$L$4]+[.M315]*[.$M$4]+[.N315]*[.$N$4]+[.O315]*[.$O$4]+[.P315]*[.$P$4]+[.Q315]*[.$Q$4]+[.R315]*[.$R$4]+[.S315]*[.$S$4]+[.T315]*[.$T$4]+[.U315]*[.$U$4]+[.V315]*[.$V$4]+[.W315]*[.$W$4]+[.X31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1-07">
            <text:p>Freitag, 07. November 2014</text:p>
          </table:table-cell>
          <table:table-cell table:number-columns-repeated="22"/>
          <table:table-cell/>
          <table:table-cell table:formula="of:=[.C316]*[.$C$4]+[.D316]*[.$D$4]+[.E316]*[.$E$4]+[.F316]*[.$F$4]+[.G316]*[.$G$4]+[.H316]*[.$H$4]+[.I316]*[.$I$4]+[.J316]*[.$J$4]+[.K316]*[.$K$4]+[.L316]*[.$L$4]+[.M316]*[.$M$4]+[.N316]*[.$N$4]+[.O316]*[.$O$4]+[.P316]*[.$P$4]+[.Q316]*[.$Q$4]+[.R316]*[.$R$4]+[.S316]*[.$S$4]+[.T316]*[.$T$4]+[.U316]*[.$U$4]+[.V316]*[.$V$4]+[.W316]*[.$W$4]+[.X31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1-08">
            <text:p>Samstag, 08. November 2014</text:p>
          </table:table-cell>
          <table:table-cell table:number-columns-repeated="22"/>
          <table:table-cell/>
          <table:table-cell table:formula="of:=[.C317]*[.$C$4]+[.D317]*[.$D$4]+[.E317]*[.$E$4]+[.F317]*[.$F$4]+[.G317]*[.$G$4]+[.H317]*[.$H$4]+[.I317]*[.$I$4]+[.J317]*[.$J$4]+[.K317]*[.$K$4]+[.L317]*[.$L$4]+[.M317]*[.$M$4]+[.N317]*[.$N$4]+[.O317]*[.$O$4]+[.P317]*[.$P$4]+[.Q317]*[.$Q$4]+[.R317]*[.$R$4]+[.S317]*[.$S$4]+[.T317]*[.$T$4]+[.U317]*[.$U$4]+[.V317]*[.$V$4]+[.W317]*[.$W$4]+[.X31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1-09">
            <text:p>Sonntag, 09. November 2014</text:p>
          </table:table-cell>
          <table:table-cell table:number-columns-repeated="22"/>
          <table:table-cell/>
          <table:table-cell table:formula="of:=[.C318]*[.$C$4]+[.D318]*[.$D$4]+[.E318]*[.$E$4]+[.F318]*[.$F$4]+[.G318]*[.$G$4]+[.H318]*[.$H$4]+[.I318]*[.$I$4]+[.J318]*[.$J$4]+[.K318]*[.$K$4]+[.L318]*[.$L$4]+[.M318]*[.$M$4]+[.N318]*[.$N$4]+[.O318]*[.$O$4]+[.P318]*[.$P$4]+[.Q318]*[.$Q$4]+[.R318]*[.$R$4]+[.S318]*[.$S$4]+[.T318]*[.$T$4]+[.U318]*[.$U$4]+[.V318]*[.$V$4]+[.W318]*[.$W$4]+[.X31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1-10">
            <text:p>Montag, 10. November 2014</text:p>
          </table:table-cell>
          <table:table-cell table:number-columns-repeated="22"/>
          <table:table-cell/>
          <table:table-cell table:formula="of:=[.C319]*[.$C$4]+[.D319]*[.$D$4]+[.E319]*[.$E$4]+[.F319]*[.$F$4]+[.G319]*[.$G$4]+[.H319]*[.$H$4]+[.I319]*[.$I$4]+[.J319]*[.$J$4]+[.K319]*[.$K$4]+[.L319]*[.$L$4]+[.M319]*[.$M$4]+[.N319]*[.$N$4]+[.O319]*[.$O$4]+[.P319]*[.$P$4]+[.Q319]*[.$Q$4]+[.R319]*[.$R$4]+[.S319]*[.$S$4]+[.T319]*[.$T$4]+[.U319]*[.$U$4]+[.V319]*[.$V$4]+[.W319]*[.$W$4]+[.X31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1-11">
            <text:p>Dienstag, 11. November 2014</text:p>
          </table:table-cell>
          <table:table-cell table:number-columns-repeated="22"/>
          <table:table-cell/>
          <table:table-cell table:formula="of:=[.C320]*[.$C$4]+[.D320]*[.$D$4]+[.E320]*[.$E$4]+[.F320]*[.$F$4]+[.G320]*[.$G$4]+[.H320]*[.$H$4]+[.I320]*[.$I$4]+[.J320]*[.$J$4]+[.K320]*[.$K$4]+[.L320]*[.$L$4]+[.M320]*[.$M$4]+[.N320]*[.$N$4]+[.O320]*[.$O$4]+[.P320]*[.$P$4]+[.Q320]*[.$Q$4]+[.R320]*[.$R$4]+[.S320]*[.$S$4]+[.T320]*[.$T$4]+[.U320]*[.$U$4]+[.V320]*[.$V$4]+[.W320]*[.$W$4]+[.X32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1-12">
            <text:p>Mittwoch, 12. November 2014</text:p>
          </table:table-cell>
          <table:table-cell table:number-columns-repeated="22"/>
          <table:table-cell/>
          <table:table-cell table:formula="of:=[.C321]*[.$C$4]+[.D321]*[.$D$4]+[.E321]*[.$E$4]+[.F321]*[.$F$4]+[.G321]*[.$G$4]+[.H321]*[.$H$4]+[.I321]*[.$I$4]+[.J321]*[.$J$4]+[.K321]*[.$K$4]+[.L321]*[.$L$4]+[.M321]*[.$M$4]+[.N321]*[.$N$4]+[.O321]*[.$O$4]+[.P321]*[.$P$4]+[.Q321]*[.$Q$4]+[.R321]*[.$R$4]+[.S321]*[.$S$4]+[.T321]*[.$T$4]+[.U321]*[.$U$4]+[.V321]*[.$V$4]+[.W321]*[.$W$4]+[.X32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1-13">
            <text:p>Donnerstag, 13. November 2014</text:p>
          </table:table-cell>
          <table:table-cell table:number-columns-repeated="22"/>
          <table:table-cell/>
          <table:table-cell table:formula="of:=[.C322]*[.$C$4]+[.D322]*[.$D$4]+[.E322]*[.$E$4]+[.F322]*[.$F$4]+[.G322]*[.$G$4]+[.H322]*[.$H$4]+[.I322]*[.$I$4]+[.J322]*[.$J$4]+[.K322]*[.$K$4]+[.L322]*[.$L$4]+[.M322]*[.$M$4]+[.N322]*[.$N$4]+[.O322]*[.$O$4]+[.P322]*[.$P$4]+[.Q322]*[.$Q$4]+[.R322]*[.$R$4]+[.S322]*[.$S$4]+[.T322]*[.$T$4]+[.U322]*[.$U$4]+[.V322]*[.$V$4]+[.W322]*[.$W$4]+[.X32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1-14">
            <text:p>Freitag, 14. November 2014</text:p>
          </table:table-cell>
          <table:table-cell table:number-columns-repeated="22"/>
          <table:table-cell/>
          <table:table-cell table:formula="of:=[.C323]*[.$C$4]+[.D323]*[.$D$4]+[.E323]*[.$E$4]+[.F323]*[.$F$4]+[.G323]*[.$G$4]+[.H323]*[.$H$4]+[.I323]*[.$I$4]+[.J323]*[.$J$4]+[.K323]*[.$K$4]+[.L323]*[.$L$4]+[.M323]*[.$M$4]+[.N323]*[.$N$4]+[.O323]*[.$O$4]+[.P323]*[.$P$4]+[.Q323]*[.$Q$4]+[.R323]*[.$R$4]+[.S323]*[.$S$4]+[.T323]*[.$T$4]+[.U323]*[.$U$4]+[.V323]*[.$V$4]+[.W323]*[.$W$4]+[.X32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1-15">
            <text:p>Samstag, 15. November 2014</text:p>
          </table:table-cell>
          <table:table-cell table:number-columns-repeated="22"/>
          <table:table-cell/>
          <table:table-cell table:formula="of:=[.C324]*[.$C$4]+[.D324]*[.$D$4]+[.E324]*[.$E$4]+[.F324]*[.$F$4]+[.G324]*[.$G$4]+[.H324]*[.$H$4]+[.I324]*[.$I$4]+[.J324]*[.$J$4]+[.K324]*[.$K$4]+[.L324]*[.$L$4]+[.M324]*[.$M$4]+[.N324]*[.$N$4]+[.O324]*[.$O$4]+[.P324]*[.$P$4]+[.Q324]*[.$Q$4]+[.R324]*[.$R$4]+[.S324]*[.$S$4]+[.T324]*[.$T$4]+[.U324]*[.$U$4]+[.V324]*[.$V$4]+[.W324]*[.$W$4]+[.X324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1-16">
            <text:p>Sonntag, 16. November 2014</text:p>
          </table:table-cell>
          <table:table-cell table:number-columns-repeated="22"/>
          <table:table-cell/>
          <table:table-cell table:formula="of:=[.C325]*[.$C$4]+[.D325]*[.$D$4]+[.E325]*[.$E$4]+[.F325]*[.$F$4]+[.G325]*[.$G$4]+[.H325]*[.$H$4]+[.I325]*[.$I$4]+[.J325]*[.$J$4]+[.K325]*[.$K$4]+[.L325]*[.$L$4]+[.M325]*[.$M$4]+[.N325]*[.$N$4]+[.O325]*[.$O$4]+[.P325]*[.$P$4]+[.Q325]*[.$Q$4]+[.R325]*[.$R$4]+[.S325]*[.$S$4]+[.T325]*[.$T$4]+[.U325]*[.$U$4]+[.V325]*[.$V$4]+[.W325]*[.$W$4]+[.X32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1-17">
            <text:p>Montag, 17. November 2014</text:p>
          </table:table-cell>
          <table:table-cell table:number-columns-repeated="22"/>
          <table:table-cell/>
          <table:table-cell table:formula="of:=[.C326]*[.$C$4]+[.D326]*[.$D$4]+[.E326]*[.$E$4]+[.F326]*[.$F$4]+[.G326]*[.$G$4]+[.H326]*[.$H$4]+[.I326]*[.$I$4]+[.J326]*[.$J$4]+[.K326]*[.$K$4]+[.L326]*[.$L$4]+[.M326]*[.$M$4]+[.N326]*[.$N$4]+[.O326]*[.$O$4]+[.P326]*[.$P$4]+[.Q326]*[.$Q$4]+[.R326]*[.$R$4]+[.S326]*[.$S$4]+[.T326]*[.$T$4]+[.U326]*[.$U$4]+[.V326]*[.$V$4]+[.W326]*[.$W$4]+[.X32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1-18">
            <text:p>Dienstag, 18. November 2014</text:p>
          </table:table-cell>
          <table:table-cell table:number-columns-repeated="22"/>
          <table:table-cell/>
          <table:table-cell table:formula="of:=[.C327]*[.$C$4]+[.D327]*[.$D$4]+[.E327]*[.$E$4]+[.F327]*[.$F$4]+[.G327]*[.$G$4]+[.H327]*[.$H$4]+[.I327]*[.$I$4]+[.J327]*[.$J$4]+[.K327]*[.$K$4]+[.L327]*[.$L$4]+[.M327]*[.$M$4]+[.N327]*[.$N$4]+[.O327]*[.$O$4]+[.P327]*[.$P$4]+[.Q327]*[.$Q$4]+[.R327]*[.$R$4]+[.S327]*[.$S$4]+[.T327]*[.$T$4]+[.U327]*[.$U$4]+[.V327]*[.$V$4]+[.W327]*[.$W$4]+[.X32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1-19">
            <text:p>Mittwoch, 19. November 2014</text:p>
          </table:table-cell>
          <table:table-cell table:number-columns-repeated="22"/>
          <table:table-cell/>
          <table:table-cell table:formula="of:=[.C328]*[.$C$4]+[.D328]*[.$D$4]+[.E328]*[.$E$4]+[.F328]*[.$F$4]+[.G328]*[.$G$4]+[.H328]*[.$H$4]+[.I328]*[.$I$4]+[.J328]*[.$J$4]+[.K328]*[.$K$4]+[.L328]*[.$L$4]+[.M328]*[.$M$4]+[.N328]*[.$N$4]+[.O328]*[.$O$4]+[.P328]*[.$P$4]+[.Q328]*[.$Q$4]+[.R328]*[.$R$4]+[.S328]*[.$S$4]+[.T328]*[.$T$4]+[.U328]*[.$U$4]+[.V328]*[.$V$4]+[.W328]*[.$W$4]+[.X32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1-20">
            <text:p>Donnerstag, 20. November 2014</text:p>
          </table:table-cell>
          <table:table-cell table:number-columns-repeated="22"/>
          <table:table-cell/>
          <table:table-cell table:formula="of:=[.C329]*[.$C$4]+[.D329]*[.$D$4]+[.E329]*[.$E$4]+[.F329]*[.$F$4]+[.G329]*[.$G$4]+[.H329]*[.$H$4]+[.I329]*[.$I$4]+[.J329]*[.$J$4]+[.K329]*[.$K$4]+[.L329]*[.$L$4]+[.M329]*[.$M$4]+[.N329]*[.$N$4]+[.O329]*[.$O$4]+[.P329]*[.$P$4]+[.Q329]*[.$Q$4]+[.R329]*[.$R$4]+[.S329]*[.$S$4]+[.T329]*[.$T$4]+[.U329]*[.$U$4]+[.V329]*[.$V$4]+[.W329]*[.$W$4]+[.X32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1-21">
            <text:p>Freitag, 21. November 2014</text:p>
          </table:table-cell>
          <table:table-cell table:number-columns-repeated="22"/>
          <table:table-cell/>
          <table:table-cell table:formula="of:=[.C330]*[.$C$4]+[.D330]*[.$D$4]+[.E330]*[.$E$4]+[.F330]*[.$F$4]+[.G330]*[.$G$4]+[.H330]*[.$H$4]+[.I330]*[.$I$4]+[.J330]*[.$J$4]+[.K330]*[.$K$4]+[.L330]*[.$L$4]+[.M330]*[.$M$4]+[.N330]*[.$N$4]+[.O330]*[.$O$4]+[.P330]*[.$P$4]+[.Q330]*[.$Q$4]+[.R330]*[.$R$4]+[.S330]*[.$S$4]+[.T330]*[.$T$4]+[.U330]*[.$U$4]+[.V330]*[.$V$4]+[.W330]*[.$W$4]+[.X33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1-22">
            <text:p>Samstag, 22. November 2014</text:p>
          </table:table-cell>
          <table:table-cell table:number-columns-repeated="22"/>
          <table:table-cell/>
          <table:table-cell table:formula="of:=[.C331]*[.$C$4]+[.D331]*[.$D$4]+[.E331]*[.$E$4]+[.F331]*[.$F$4]+[.G331]*[.$G$4]+[.H331]*[.$H$4]+[.I331]*[.$I$4]+[.J331]*[.$J$4]+[.K331]*[.$K$4]+[.L331]*[.$L$4]+[.M331]*[.$M$4]+[.N331]*[.$N$4]+[.O331]*[.$O$4]+[.P331]*[.$P$4]+[.Q331]*[.$Q$4]+[.R331]*[.$R$4]+[.S331]*[.$S$4]+[.T331]*[.$T$4]+[.U331]*[.$U$4]+[.V331]*[.$V$4]+[.W331]*[.$W$4]+[.X33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1-23">
            <text:p>Sonntag, 23. November 2014</text:p>
          </table:table-cell>
          <table:table-cell table:number-columns-repeated="22"/>
          <table:table-cell/>
          <table:table-cell table:formula="of:=[.C332]*[.$C$4]+[.D332]*[.$D$4]+[.E332]*[.$E$4]+[.F332]*[.$F$4]+[.G332]*[.$G$4]+[.H332]*[.$H$4]+[.I332]*[.$I$4]+[.J332]*[.$J$4]+[.K332]*[.$K$4]+[.L332]*[.$L$4]+[.M332]*[.$M$4]+[.N332]*[.$N$4]+[.O332]*[.$O$4]+[.P332]*[.$P$4]+[.Q332]*[.$Q$4]+[.R332]*[.$R$4]+[.S332]*[.$S$4]+[.T332]*[.$T$4]+[.U332]*[.$U$4]+[.V332]*[.$V$4]+[.W332]*[.$W$4]+[.X33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1-24">
            <text:p>Montag, 24. November 2014</text:p>
          </table:table-cell>
          <table:table-cell table:number-columns-repeated="22"/>
          <table:table-cell/>
          <table:table-cell table:formula="of:=[.C333]*[.$C$4]+[.D333]*[.$D$4]+[.E333]*[.$E$4]+[.F333]*[.$F$4]+[.G333]*[.$G$4]+[.H333]*[.$H$4]+[.I333]*[.$I$4]+[.J333]*[.$J$4]+[.K333]*[.$K$4]+[.L333]*[.$L$4]+[.M333]*[.$M$4]+[.N333]*[.$N$4]+[.O333]*[.$O$4]+[.P333]*[.$P$4]+[.Q333]*[.$Q$4]+[.R333]*[.$R$4]+[.S333]*[.$S$4]+[.T333]*[.$T$4]+[.U333]*[.$U$4]+[.V333]*[.$V$4]+[.W333]*[.$W$4]+[.X33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1-25">
            <text:p>Dienstag, 25. November 2014</text:p>
          </table:table-cell>
          <table:table-cell table:number-columns-repeated="22"/>
          <table:table-cell/>
          <table:table-cell table:formula="of:=[.C334]*[.$C$4]+[.D334]*[.$D$4]+[.E334]*[.$E$4]+[.F334]*[.$F$4]+[.G334]*[.$G$4]+[.H334]*[.$H$4]+[.I334]*[.$I$4]+[.J334]*[.$J$4]+[.K334]*[.$K$4]+[.L334]*[.$L$4]+[.M334]*[.$M$4]+[.N334]*[.$N$4]+[.O334]*[.$O$4]+[.P334]*[.$P$4]+[.Q334]*[.$Q$4]+[.R334]*[.$R$4]+[.S334]*[.$S$4]+[.T334]*[.$T$4]+[.U334]*[.$U$4]+[.V334]*[.$V$4]+[.W334]*[.$W$4]+[.X334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1-26">
            <text:p>Mittwoch, 26. November 2014</text:p>
          </table:table-cell>
          <table:table-cell table:number-columns-repeated="22"/>
          <table:table-cell/>
          <table:table-cell table:formula="of:=[.C335]*[.$C$4]+[.D335]*[.$D$4]+[.E335]*[.$E$4]+[.F335]*[.$F$4]+[.G335]*[.$G$4]+[.H335]*[.$H$4]+[.I335]*[.$I$4]+[.J335]*[.$J$4]+[.K335]*[.$K$4]+[.L335]*[.$L$4]+[.M335]*[.$M$4]+[.N335]*[.$N$4]+[.O335]*[.$O$4]+[.P335]*[.$P$4]+[.Q335]*[.$Q$4]+[.R335]*[.$R$4]+[.S335]*[.$S$4]+[.T335]*[.$T$4]+[.U335]*[.$U$4]+[.V335]*[.$V$4]+[.W335]*[.$W$4]+[.X33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1-27">
            <text:p>Donnerstag, 27. November 2014</text:p>
          </table:table-cell>
          <table:table-cell table:number-columns-repeated="22"/>
          <table:table-cell/>
          <table:table-cell table:formula="of:=[.C336]*[.$C$4]+[.D336]*[.$D$4]+[.E336]*[.$E$4]+[.F336]*[.$F$4]+[.G336]*[.$G$4]+[.H336]*[.$H$4]+[.I336]*[.$I$4]+[.J336]*[.$J$4]+[.K336]*[.$K$4]+[.L336]*[.$L$4]+[.M336]*[.$M$4]+[.N336]*[.$N$4]+[.O336]*[.$O$4]+[.P336]*[.$P$4]+[.Q336]*[.$Q$4]+[.R336]*[.$R$4]+[.S336]*[.$S$4]+[.T336]*[.$T$4]+[.U336]*[.$U$4]+[.V336]*[.$V$4]+[.W336]*[.$W$4]+[.X33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1-28">
            <text:p>Freitag, 28. November 2014</text:p>
          </table:table-cell>
          <table:table-cell table:number-columns-repeated="22"/>
          <table:table-cell/>
          <table:table-cell table:formula="of:=[.C337]*[.$C$4]+[.D337]*[.$D$4]+[.E337]*[.$E$4]+[.F337]*[.$F$4]+[.G337]*[.$G$4]+[.H337]*[.$H$4]+[.I337]*[.$I$4]+[.J337]*[.$J$4]+[.K337]*[.$K$4]+[.L337]*[.$L$4]+[.M337]*[.$M$4]+[.N337]*[.$N$4]+[.O337]*[.$O$4]+[.P337]*[.$P$4]+[.Q337]*[.$Q$4]+[.R337]*[.$R$4]+[.S337]*[.$S$4]+[.T337]*[.$T$4]+[.U337]*[.$U$4]+[.V337]*[.$V$4]+[.W337]*[.$W$4]+[.X33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1-29">
            <text:p>Samstag, 29. November 2014</text:p>
          </table:table-cell>
          <table:table-cell table:number-columns-repeated="22"/>
          <table:table-cell/>
          <table:table-cell table:formula="of:=[.C338]*[.$C$4]+[.D338]*[.$D$4]+[.E338]*[.$E$4]+[.F338]*[.$F$4]+[.G338]*[.$G$4]+[.H338]*[.$H$4]+[.I338]*[.$I$4]+[.J338]*[.$J$4]+[.K338]*[.$K$4]+[.L338]*[.$L$4]+[.M338]*[.$M$4]+[.N338]*[.$N$4]+[.O338]*[.$O$4]+[.P338]*[.$P$4]+[.Q338]*[.$Q$4]+[.R338]*[.$R$4]+[.S338]*[.$S$4]+[.T338]*[.$T$4]+[.U338]*[.$U$4]+[.V338]*[.$V$4]+[.W338]*[.$W$4]+[.X33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1-30">
            <text:p>Sonntag, 30. November 2014</text:p>
          </table:table-cell>
          <table:table-cell table:number-columns-repeated="22"/>
          <table:table-cell/>
          <table:table-cell table:formula="of:=[.C339]*[.$C$4]+[.D339]*[.$D$4]+[.E339]*[.$E$4]+[.F339]*[.$F$4]+[.G339]*[.$G$4]+[.H339]*[.$H$4]+[.I339]*[.$I$4]+[.J339]*[.$J$4]+[.K339]*[.$K$4]+[.L339]*[.$L$4]+[.M339]*[.$M$4]+[.N339]*[.$N$4]+[.O339]*[.$O$4]+[.P339]*[.$P$4]+[.Q339]*[.$Q$4]+[.R339]*[.$R$4]+[.S339]*[.$S$4]+[.T339]*[.$T$4]+[.U339]*[.$U$4]+[.V339]*[.$V$4]+[.W339]*[.$W$4]+[.X33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2-01">
            <text:p>Montag, 01. Dezember 2014</text:p>
          </table:table-cell>
          <table:table-cell table:number-columns-repeated="22"/>
          <table:table-cell/>
          <table:table-cell table:formula="of:=[.C340]*[.$C$4]+[.D340]*[.$D$4]+[.E340]*[.$E$4]+[.F340]*[.$F$4]+[.G340]*[.$G$4]+[.H340]*[.$H$4]+[.I340]*[.$I$4]+[.J340]*[.$J$4]+[.K340]*[.$K$4]+[.L340]*[.$L$4]+[.M340]*[.$M$4]+[.N340]*[.$N$4]+[.O340]*[.$O$4]+[.P340]*[.$P$4]+[.Q340]*[.$Q$4]+[.R340]*[.$R$4]+[.S340]*[.$S$4]+[.T340]*[.$T$4]+[.U340]*[.$U$4]+[.V340]*[.$V$4]+[.W340]*[.$W$4]+[.X34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2-02">
            <text:p>Dienstag, 02. Dezember 2014</text:p>
          </table:table-cell>
          <table:table-cell table:number-columns-repeated="22"/>
          <table:table-cell/>
          <table:table-cell table:formula="of:=[.C341]*[.$C$4]+[.D341]*[.$D$4]+[.E341]*[.$E$4]+[.F341]*[.$F$4]+[.G341]*[.$G$4]+[.H341]*[.$H$4]+[.I341]*[.$I$4]+[.J341]*[.$J$4]+[.K341]*[.$K$4]+[.L341]*[.$L$4]+[.M341]*[.$M$4]+[.N341]*[.$N$4]+[.O341]*[.$O$4]+[.P341]*[.$P$4]+[.Q341]*[.$Q$4]+[.R341]*[.$R$4]+[.S341]*[.$S$4]+[.T341]*[.$T$4]+[.U341]*[.$U$4]+[.V341]*[.$V$4]+[.W341]*[.$W$4]+[.X34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2-03">
            <text:p>Mittwoch, 03. Dezember 2014</text:p>
          </table:table-cell>
          <table:table-cell table:number-columns-repeated="22"/>
          <table:table-cell/>
          <table:table-cell table:formula="of:=[.C342]*[.$C$4]+[.D342]*[.$D$4]+[.E342]*[.$E$4]+[.F342]*[.$F$4]+[.G342]*[.$G$4]+[.H342]*[.$H$4]+[.I342]*[.$I$4]+[.J342]*[.$J$4]+[.K342]*[.$K$4]+[.L342]*[.$L$4]+[.M342]*[.$M$4]+[.N342]*[.$N$4]+[.O342]*[.$O$4]+[.P342]*[.$P$4]+[.Q342]*[.$Q$4]+[.R342]*[.$R$4]+[.S342]*[.$S$4]+[.T342]*[.$T$4]+[.U342]*[.$U$4]+[.V342]*[.$V$4]+[.W342]*[.$W$4]+[.X34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2-04">
            <text:p>Donnerstag, 04. Dezember 2014</text:p>
          </table:table-cell>
          <table:table-cell table:number-columns-repeated="22"/>
          <table:table-cell/>
          <table:table-cell table:formula="of:=[.C343]*[.$C$4]+[.D343]*[.$D$4]+[.E343]*[.$E$4]+[.F343]*[.$F$4]+[.G343]*[.$G$4]+[.H343]*[.$H$4]+[.I343]*[.$I$4]+[.J343]*[.$J$4]+[.K343]*[.$K$4]+[.L343]*[.$L$4]+[.M343]*[.$M$4]+[.N343]*[.$N$4]+[.O343]*[.$O$4]+[.P343]*[.$P$4]+[.Q343]*[.$Q$4]+[.R343]*[.$R$4]+[.S343]*[.$S$4]+[.T343]*[.$T$4]+[.U343]*[.$U$4]+[.V343]*[.$V$4]+[.W343]*[.$W$4]+[.X34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2-05">
            <text:p>Freitag, 05. Dezember 2014</text:p>
          </table:table-cell>
          <table:table-cell table:number-columns-repeated="22"/>
          <table:table-cell/>
          <table:table-cell table:formula="of:=[.C344]*[.$C$4]+[.D344]*[.$D$4]+[.E344]*[.$E$4]+[.F344]*[.$F$4]+[.G344]*[.$G$4]+[.H344]*[.$H$4]+[.I344]*[.$I$4]+[.J344]*[.$J$4]+[.K344]*[.$K$4]+[.L344]*[.$L$4]+[.M344]*[.$M$4]+[.N344]*[.$N$4]+[.O344]*[.$O$4]+[.P344]*[.$P$4]+[.Q344]*[.$Q$4]+[.R344]*[.$R$4]+[.S344]*[.$S$4]+[.T344]*[.$T$4]+[.U344]*[.$U$4]+[.V344]*[.$V$4]+[.W344]*[.$W$4]+[.X344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2-06">
            <text:p>Samstag, 06. Dezember 2014</text:p>
          </table:table-cell>
          <table:table-cell table:number-columns-repeated="22"/>
          <table:table-cell/>
          <table:table-cell table:formula="of:=[.C345]*[.$C$4]+[.D345]*[.$D$4]+[.E345]*[.$E$4]+[.F345]*[.$F$4]+[.G345]*[.$G$4]+[.H345]*[.$H$4]+[.I345]*[.$I$4]+[.J345]*[.$J$4]+[.K345]*[.$K$4]+[.L345]*[.$L$4]+[.M345]*[.$M$4]+[.N345]*[.$N$4]+[.O345]*[.$O$4]+[.P345]*[.$P$4]+[.Q345]*[.$Q$4]+[.R345]*[.$R$4]+[.S345]*[.$S$4]+[.T345]*[.$T$4]+[.U345]*[.$U$4]+[.V345]*[.$V$4]+[.W345]*[.$W$4]+[.X34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2-07">
            <text:p>Sonntag, 07. Dezember 2014</text:p>
          </table:table-cell>
          <table:table-cell table:number-columns-repeated="22"/>
          <table:table-cell/>
          <table:table-cell table:formula="of:=[.C346]*[.$C$4]+[.D346]*[.$D$4]+[.E346]*[.$E$4]+[.F346]*[.$F$4]+[.G346]*[.$G$4]+[.H346]*[.$H$4]+[.I346]*[.$I$4]+[.J346]*[.$J$4]+[.K346]*[.$K$4]+[.L346]*[.$L$4]+[.M346]*[.$M$4]+[.N346]*[.$N$4]+[.O346]*[.$O$4]+[.P346]*[.$P$4]+[.Q346]*[.$Q$4]+[.R346]*[.$R$4]+[.S346]*[.$S$4]+[.T346]*[.$T$4]+[.U346]*[.$U$4]+[.V346]*[.$V$4]+[.W346]*[.$W$4]+[.X34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2-08">
            <text:p>Montag, 08. Dezember 2014</text:p>
          </table:table-cell>
          <table:table-cell table:number-columns-repeated="22"/>
          <table:table-cell/>
          <table:table-cell table:formula="of:=[.C347]*[.$C$4]+[.D347]*[.$D$4]+[.E347]*[.$E$4]+[.F347]*[.$F$4]+[.G347]*[.$G$4]+[.H347]*[.$H$4]+[.I347]*[.$I$4]+[.J347]*[.$J$4]+[.K347]*[.$K$4]+[.L347]*[.$L$4]+[.M347]*[.$M$4]+[.N347]*[.$N$4]+[.O347]*[.$O$4]+[.P347]*[.$P$4]+[.Q347]*[.$Q$4]+[.R347]*[.$R$4]+[.S347]*[.$S$4]+[.T347]*[.$T$4]+[.U347]*[.$U$4]+[.V347]*[.$V$4]+[.W347]*[.$W$4]+[.X34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2-09">
            <text:p>Dienstag, 09. Dezember 2014</text:p>
          </table:table-cell>
          <table:table-cell table:number-columns-repeated="22"/>
          <table:table-cell/>
          <table:table-cell table:formula="of:=[.C348]*[.$C$4]+[.D348]*[.$D$4]+[.E348]*[.$E$4]+[.F348]*[.$F$4]+[.G348]*[.$G$4]+[.H348]*[.$H$4]+[.I348]*[.$I$4]+[.J348]*[.$J$4]+[.K348]*[.$K$4]+[.L348]*[.$L$4]+[.M348]*[.$M$4]+[.N348]*[.$N$4]+[.O348]*[.$O$4]+[.P348]*[.$P$4]+[.Q348]*[.$Q$4]+[.R348]*[.$R$4]+[.S348]*[.$S$4]+[.T348]*[.$T$4]+[.U348]*[.$U$4]+[.V348]*[.$V$4]+[.W348]*[.$W$4]+[.X34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2-10">
            <text:p>Mittwoch, 10. Dezember 2014</text:p>
          </table:table-cell>
          <table:table-cell table:number-columns-repeated="22"/>
          <table:table-cell/>
          <table:table-cell table:formula="of:=[.C349]*[.$C$4]+[.D349]*[.$D$4]+[.E349]*[.$E$4]+[.F349]*[.$F$4]+[.G349]*[.$G$4]+[.H349]*[.$H$4]+[.I349]*[.$I$4]+[.J349]*[.$J$4]+[.K349]*[.$K$4]+[.L349]*[.$L$4]+[.M349]*[.$M$4]+[.N349]*[.$N$4]+[.O349]*[.$O$4]+[.P349]*[.$P$4]+[.Q349]*[.$Q$4]+[.R349]*[.$R$4]+[.S349]*[.$S$4]+[.T349]*[.$T$4]+[.U349]*[.$U$4]+[.V349]*[.$V$4]+[.W349]*[.$W$4]+[.X34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2-11">
            <text:p>Donnerstag, 11. Dezember 2014</text:p>
          </table:table-cell>
          <table:table-cell table:number-columns-repeated="22"/>
          <table:table-cell/>
          <table:table-cell table:formula="of:=[.C350]*[.$C$4]+[.D350]*[.$D$4]+[.E350]*[.$E$4]+[.F350]*[.$F$4]+[.G350]*[.$G$4]+[.H350]*[.$H$4]+[.I350]*[.$I$4]+[.J350]*[.$J$4]+[.K350]*[.$K$4]+[.L350]*[.$L$4]+[.M350]*[.$M$4]+[.N350]*[.$N$4]+[.O350]*[.$O$4]+[.P350]*[.$P$4]+[.Q350]*[.$Q$4]+[.R350]*[.$R$4]+[.S350]*[.$S$4]+[.T350]*[.$T$4]+[.U350]*[.$U$4]+[.V350]*[.$V$4]+[.W350]*[.$W$4]+[.X35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2-12">
            <text:p>Freitag, 12. Dezember 2014</text:p>
          </table:table-cell>
          <table:table-cell table:number-columns-repeated="22"/>
          <table:table-cell/>
          <table:table-cell table:formula="of:=[.C351]*[.$C$4]+[.D351]*[.$D$4]+[.E351]*[.$E$4]+[.F351]*[.$F$4]+[.G351]*[.$G$4]+[.H351]*[.$H$4]+[.I351]*[.$I$4]+[.J351]*[.$J$4]+[.K351]*[.$K$4]+[.L351]*[.$L$4]+[.M351]*[.$M$4]+[.N351]*[.$N$4]+[.O351]*[.$O$4]+[.P351]*[.$P$4]+[.Q351]*[.$Q$4]+[.R351]*[.$R$4]+[.S351]*[.$S$4]+[.T351]*[.$T$4]+[.U351]*[.$U$4]+[.V351]*[.$V$4]+[.W351]*[.$W$4]+[.X35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2-13">
            <text:p>Samstag, 13. Dezember 2014</text:p>
          </table:table-cell>
          <table:table-cell table:number-columns-repeated="22"/>
          <table:table-cell/>
          <table:table-cell table:formula="of:=[.C352]*[.$C$4]+[.D352]*[.$D$4]+[.E352]*[.$E$4]+[.F352]*[.$F$4]+[.G352]*[.$G$4]+[.H352]*[.$H$4]+[.I352]*[.$I$4]+[.J352]*[.$J$4]+[.K352]*[.$K$4]+[.L352]*[.$L$4]+[.M352]*[.$M$4]+[.N352]*[.$N$4]+[.O352]*[.$O$4]+[.P352]*[.$P$4]+[.Q352]*[.$Q$4]+[.R352]*[.$R$4]+[.S352]*[.$S$4]+[.T352]*[.$T$4]+[.U352]*[.$U$4]+[.V352]*[.$V$4]+[.W352]*[.$W$4]+[.X35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2-14">
            <text:p>Sonntag, 14. Dezember 2014</text:p>
          </table:table-cell>
          <table:table-cell table:number-columns-repeated="22"/>
          <table:table-cell/>
          <table:table-cell table:formula="of:=[.C353]*[.$C$4]+[.D353]*[.$D$4]+[.E353]*[.$E$4]+[.F353]*[.$F$4]+[.G353]*[.$G$4]+[.H353]*[.$H$4]+[.I353]*[.$I$4]+[.J353]*[.$J$4]+[.K353]*[.$K$4]+[.L353]*[.$L$4]+[.M353]*[.$M$4]+[.N353]*[.$N$4]+[.O353]*[.$O$4]+[.P353]*[.$P$4]+[.Q353]*[.$Q$4]+[.R353]*[.$R$4]+[.S353]*[.$S$4]+[.T353]*[.$T$4]+[.U353]*[.$U$4]+[.V353]*[.$V$4]+[.W353]*[.$W$4]+[.X35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2-15">
            <text:p>Montag, 15. Dezember 2014</text:p>
          </table:table-cell>
          <table:table-cell table:number-columns-repeated="22"/>
          <table:table-cell/>
          <table:table-cell table:formula="of:=[.C354]*[.$C$4]+[.D354]*[.$D$4]+[.E354]*[.$E$4]+[.F354]*[.$F$4]+[.G354]*[.$G$4]+[.H354]*[.$H$4]+[.I354]*[.$I$4]+[.J354]*[.$J$4]+[.K354]*[.$K$4]+[.L354]*[.$L$4]+[.M354]*[.$M$4]+[.N354]*[.$N$4]+[.O354]*[.$O$4]+[.P354]*[.$P$4]+[.Q354]*[.$Q$4]+[.R354]*[.$R$4]+[.S354]*[.$S$4]+[.T354]*[.$T$4]+[.U354]*[.$U$4]+[.V354]*[.$V$4]+[.W354]*[.$W$4]+[.X354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2-16">
            <text:p>Dienstag, 16. Dezember 2014</text:p>
          </table:table-cell>
          <table:table-cell table:number-columns-repeated="22"/>
          <table:table-cell/>
          <table:table-cell table:formula="of:=[.C355]*[.$C$4]+[.D355]*[.$D$4]+[.E355]*[.$E$4]+[.F355]*[.$F$4]+[.G355]*[.$G$4]+[.H355]*[.$H$4]+[.I355]*[.$I$4]+[.J355]*[.$J$4]+[.K355]*[.$K$4]+[.L355]*[.$L$4]+[.M355]*[.$M$4]+[.N355]*[.$N$4]+[.O355]*[.$O$4]+[.P355]*[.$P$4]+[.Q355]*[.$Q$4]+[.R355]*[.$R$4]+[.S355]*[.$S$4]+[.T355]*[.$T$4]+[.U355]*[.$U$4]+[.V355]*[.$V$4]+[.W355]*[.$W$4]+[.X35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2-17">
            <text:p>Mittwoch, 17. Dezember 2014</text:p>
          </table:table-cell>
          <table:table-cell table:number-columns-repeated="22"/>
          <table:table-cell/>
          <table:table-cell table:formula="of:=[.C356]*[.$C$4]+[.D356]*[.$D$4]+[.E356]*[.$E$4]+[.F356]*[.$F$4]+[.G356]*[.$G$4]+[.H356]*[.$H$4]+[.I356]*[.$I$4]+[.J356]*[.$J$4]+[.K356]*[.$K$4]+[.L356]*[.$L$4]+[.M356]*[.$M$4]+[.N356]*[.$N$4]+[.O356]*[.$O$4]+[.P356]*[.$P$4]+[.Q356]*[.$Q$4]+[.R356]*[.$R$4]+[.S356]*[.$S$4]+[.T356]*[.$T$4]+[.U356]*[.$U$4]+[.V356]*[.$V$4]+[.W356]*[.$W$4]+[.X35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2-18">
            <text:p>Donnerstag, 18. Dezember 2014</text:p>
          </table:table-cell>
          <table:table-cell table:number-columns-repeated="22"/>
          <table:table-cell/>
          <table:table-cell table:formula="of:=[.C357]*[.$C$4]+[.D357]*[.$D$4]+[.E357]*[.$E$4]+[.F357]*[.$F$4]+[.G357]*[.$G$4]+[.H357]*[.$H$4]+[.I357]*[.$I$4]+[.J357]*[.$J$4]+[.K357]*[.$K$4]+[.L357]*[.$L$4]+[.M357]*[.$M$4]+[.N357]*[.$N$4]+[.O357]*[.$O$4]+[.P357]*[.$P$4]+[.Q357]*[.$Q$4]+[.R357]*[.$R$4]+[.S357]*[.$S$4]+[.T357]*[.$T$4]+[.U357]*[.$U$4]+[.V357]*[.$V$4]+[.W357]*[.$W$4]+[.X35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2-19">
            <text:p>Freitag, 19. Dezember 2014</text:p>
          </table:table-cell>
          <table:table-cell table:number-columns-repeated="22"/>
          <table:table-cell/>
          <table:table-cell table:formula="of:=[.C358]*[.$C$4]+[.D358]*[.$D$4]+[.E358]*[.$E$4]+[.F358]*[.$F$4]+[.G358]*[.$G$4]+[.H358]*[.$H$4]+[.I358]*[.$I$4]+[.J358]*[.$J$4]+[.K358]*[.$K$4]+[.L358]*[.$L$4]+[.M358]*[.$M$4]+[.N358]*[.$N$4]+[.O358]*[.$O$4]+[.P358]*[.$P$4]+[.Q358]*[.$Q$4]+[.R358]*[.$R$4]+[.S358]*[.$S$4]+[.T358]*[.$T$4]+[.U358]*[.$U$4]+[.V358]*[.$V$4]+[.W358]*[.$W$4]+[.X35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2-20">
            <text:p>Samstag, 20. Dezember 2014</text:p>
          </table:table-cell>
          <table:table-cell table:number-columns-repeated="22"/>
          <table:table-cell/>
          <table:table-cell table:formula="of:=[.C359]*[.$C$4]+[.D359]*[.$D$4]+[.E359]*[.$E$4]+[.F359]*[.$F$4]+[.G359]*[.$G$4]+[.H359]*[.$H$4]+[.I359]*[.$I$4]+[.J359]*[.$J$4]+[.K359]*[.$K$4]+[.L359]*[.$L$4]+[.M359]*[.$M$4]+[.N359]*[.$N$4]+[.O359]*[.$O$4]+[.P359]*[.$P$4]+[.Q359]*[.$Q$4]+[.R359]*[.$R$4]+[.S359]*[.$S$4]+[.T359]*[.$T$4]+[.U359]*[.$U$4]+[.V359]*[.$V$4]+[.W359]*[.$W$4]+[.X35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2-21">
            <text:p>Sonntag, 21. Dezember 2014</text:p>
          </table:table-cell>
          <table:table-cell table:number-columns-repeated="22"/>
          <table:table-cell/>
          <table:table-cell table:formula="of:=[.C360]*[.$C$4]+[.D360]*[.$D$4]+[.E360]*[.$E$4]+[.F360]*[.$F$4]+[.G360]*[.$G$4]+[.H360]*[.$H$4]+[.I360]*[.$I$4]+[.J360]*[.$J$4]+[.K360]*[.$K$4]+[.L360]*[.$L$4]+[.M360]*[.$M$4]+[.N360]*[.$N$4]+[.O360]*[.$O$4]+[.P360]*[.$P$4]+[.Q360]*[.$Q$4]+[.R360]*[.$R$4]+[.S360]*[.$S$4]+[.T360]*[.$T$4]+[.U360]*[.$U$4]+[.V360]*[.$V$4]+[.W360]*[.$W$4]+[.X360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2-22">
            <text:p>Montag, 22. Dezember 2014</text:p>
          </table:table-cell>
          <table:table-cell table:number-columns-repeated="22"/>
          <table:table-cell/>
          <table:table-cell table:formula="of:=[.C361]*[.$C$4]+[.D361]*[.$D$4]+[.E361]*[.$E$4]+[.F361]*[.$F$4]+[.G361]*[.$G$4]+[.H361]*[.$H$4]+[.I361]*[.$I$4]+[.J361]*[.$J$4]+[.K361]*[.$K$4]+[.L361]*[.$L$4]+[.M361]*[.$M$4]+[.N361]*[.$N$4]+[.O361]*[.$O$4]+[.P361]*[.$P$4]+[.Q361]*[.$Q$4]+[.R361]*[.$R$4]+[.S361]*[.$S$4]+[.T361]*[.$T$4]+[.U361]*[.$U$4]+[.V361]*[.$V$4]+[.W361]*[.$W$4]+[.X361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2-23">
            <text:p>Dienstag, 23. Dezember 2014</text:p>
          </table:table-cell>
          <table:table-cell table:number-columns-repeated="22"/>
          <table:table-cell/>
          <table:table-cell table:formula="of:=[.C362]*[.$C$4]+[.D362]*[.$D$4]+[.E362]*[.$E$4]+[.F362]*[.$F$4]+[.G362]*[.$G$4]+[.H362]*[.$H$4]+[.I362]*[.$I$4]+[.J362]*[.$J$4]+[.K362]*[.$K$4]+[.L362]*[.$L$4]+[.M362]*[.$M$4]+[.N362]*[.$N$4]+[.O362]*[.$O$4]+[.P362]*[.$P$4]+[.Q362]*[.$Q$4]+[.R362]*[.$R$4]+[.S362]*[.$S$4]+[.T362]*[.$T$4]+[.U362]*[.$U$4]+[.V362]*[.$V$4]+[.W362]*[.$W$4]+[.X362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2-24">
            <text:p>Mittwoch, 24. Dezember 2014</text:p>
          </table:table-cell>
          <table:table-cell table:number-columns-repeated="22"/>
          <table:table-cell/>
          <table:table-cell table:formula="of:=[.C363]*[.$C$4]+[.D363]*[.$D$4]+[.E363]*[.$E$4]+[.F363]*[.$F$4]+[.G363]*[.$G$4]+[.H363]*[.$H$4]+[.I363]*[.$I$4]+[.J363]*[.$J$4]+[.K363]*[.$K$4]+[.L363]*[.$L$4]+[.M363]*[.$M$4]+[.N363]*[.$N$4]+[.O363]*[.$O$4]+[.P363]*[.$P$4]+[.Q363]*[.$Q$4]+[.R363]*[.$R$4]+[.S363]*[.$S$4]+[.T363]*[.$T$4]+[.U363]*[.$U$4]+[.V363]*[.$V$4]+[.W363]*[.$W$4]+[.X363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2-25">
            <text:p>Donnerstag, 25. Dezember 2014</text:p>
          </table:table-cell>
          <table:table-cell table:number-columns-repeated="22"/>
          <table:table-cell/>
          <table:table-cell table:formula="of:=[.C364]*[.$C$4]+[.D364]*[.$D$4]+[.E364]*[.$E$4]+[.F364]*[.$F$4]+[.G364]*[.$G$4]+[.H364]*[.$H$4]+[.I364]*[.$I$4]+[.J364]*[.$J$4]+[.K364]*[.$K$4]+[.L364]*[.$L$4]+[.M364]*[.$M$4]+[.N364]*[.$N$4]+[.O364]*[.$O$4]+[.P364]*[.$P$4]+[.Q364]*[.$Q$4]+[.R364]*[.$R$4]+[.S364]*[.$S$4]+[.T364]*[.$T$4]+[.U364]*[.$U$4]+[.V364]*[.$V$4]+[.W364]*[.$W$4]+[.X364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2-26">
            <text:p>Freitag, 26. Dezember 2014</text:p>
          </table:table-cell>
          <table:table-cell table:number-columns-repeated="22"/>
          <table:table-cell/>
          <table:table-cell table:formula="of:=[.C365]*[.$C$4]+[.D365]*[.$D$4]+[.E365]*[.$E$4]+[.F365]*[.$F$4]+[.G365]*[.$G$4]+[.H365]*[.$H$4]+[.I365]*[.$I$4]+[.J365]*[.$J$4]+[.K365]*[.$K$4]+[.L365]*[.$L$4]+[.M365]*[.$M$4]+[.N365]*[.$N$4]+[.O365]*[.$O$4]+[.P365]*[.$P$4]+[.Q365]*[.$Q$4]+[.R365]*[.$R$4]+[.S365]*[.$S$4]+[.T365]*[.$T$4]+[.U365]*[.$U$4]+[.V365]*[.$V$4]+[.W365]*[.$W$4]+[.X365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2-27">
            <text:p>Samstag, 27. Dezember 2014</text:p>
          </table:table-cell>
          <table:table-cell table:number-columns-repeated="22"/>
          <table:table-cell/>
          <table:table-cell table:formula="of:=[.C366]*[.$C$4]+[.D366]*[.$D$4]+[.E366]*[.$E$4]+[.F366]*[.$F$4]+[.G366]*[.$G$4]+[.H366]*[.$H$4]+[.I366]*[.$I$4]+[.J366]*[.$J$4]+[.K366]*[.$K$4]+[.L366]*[.$L$4]+[.M366]*[.$M$4]+[.N366]*[.$N$4]+[.O366]*[.$O$4]+[.P366]*[.$P$4]+[.Q366]*[.$Q$4]+[.R366]*[.$R$4]+[.S366]*[.$S$4]+[.T366]*[.$T$4]+[.U366]*[.$U$4]+[.V366]*[.$V$4]+[.W366]*[.$W$4]+[.X366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2-28">
            <text:p>Sonntag, 28. Dezember 2014</text:p>
          </table:table-cell>
          <table:table-cell table:number-columns-repeated="22"/>
          <table:table-cell/>
          <table:table-cell table:formula="of:=[.C367]*[.$C$4]+[.D367]*[.$D$4]+[.E367]*[.$E$4]+[.F367]*[.$F$4]+[.G367]*[.$G$4]+[.H367]*[.$H$4]+[.I367]*[.$I$4]+[.J367]*[.$J$4]+[.K367]*[.$K$4]+[.L367]*[.$L$4]+[.M367]*[.$M$4]+[.N367]*[.$N$4]+[.O367]*[.$O$4]+[.P367]*[.$P$4]+[.Q367]*[.$Q$4]+[.R367]*[.$R$4]+[.S367]*[.$S$4]+[.T367]*[.$T$4]+[.U367]*[.$U$4]+[.V367]*[.$V$4]+[.W367]*[.$W$4]+[.X367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2-29">
            <text:p>Montag, 29. Dezember 2014</text:p>
          </table:table-cell>
          <table:table-cell table:number-columns-repeated="22"/>
          <table:table-cell/>
          <table:table-cell table:formula="of:=[.C368]*[.$C$4]+[.D368]*[.$D$4]+[.E368]*[.$E$4]+[.F368]*[.$F$4]+[.G368]*[.$G$4]+[.H368]*[.$H$4]+[.I368]*[.$I$4]+[.J368]*[.$J$4]+[.K368]*[.$K$4]+[.L368]*[.$L$4]+[.M368]*[.$M$4]+[.N368]*[.$N$4]+[.O368]*[.$O$4]+[.P368]*[.$P$4]+[.Q368]*[.$Q$4]+[.R368]*[.$R$4]+[.S368]*[.$S$4]+[.T368]*[.$T$4]+[.U368]*[.$U$4]+[.V368]*[.$V$4]+[.W368]*[.$W$4]+[.X368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2-30">
            <text:p>Dienstag, 30. Dezember 2014</text:p>
          </table:table-cell>
          <table:table-cell table:number-columns-repeated="22"/>
          <table:table-cell/>
          <table:table-cell table:formula="of:=[.C369]*[.$C$4]+[.D369]*[.$D$4]+[.E369]*[.$E$4]+[.F369]*[.$F$4]+[.G369]*[.$G$4]+[.H369]*[.$H$4]+[.I369]*[.$I$4]+[.J369]*[.$J$4]+[.K369]*[.$K$4]+[.L369]*[.$L$4]+[.M369]*[.$M$4]+[.N369]*[.$N$4]+[.O369]*[.$O$4]+[.P369]*[.$P$4]+[.Q369]*[.$Q$4]+[.R369]*[.$R$4]+[.S369]*[.$S$4]+[.T369]*[.$T$4]+[.U369]*[.$U$4]+[.V369]*[.$V$4]+[.W369]*[.$W$4]+[.X369]*[.$X$4]" office:value-type="float" office:value="0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date" office:date-value="2014-12-31">
            <text:p>Mittwoch, 31. Dezember 2014</text:p>
          </table:table-cell>
          <table:table-cell table:number-columns-repeated="22"/>
          <table:table-cell/>
          <table:table-cell table:formula="of:=[.C370]*[.$C$4]+[.D370]*[.$D$4]+[.E370]*[.$E$4]+[.F370]*[.$F$4]+[.G370]*[.$G$4]+[.H370]*[.$H$4]+[.I370]*[.$I$4]+[.J370]*[.$J$4]+[.K370]*[.$K$4]+[.L370]*[.$L$4]+[.M370]*[.$M$4]+[.N370]*[.$N$4]+[.O370]*[.$O$4]+[.P370]*[.$P$4]+[.Q370]*[.$Q$4]+[.R370]*[.$R$4]+[.S370]*[.$S$4]+[.T370]*[.$T$4]+[.U370]*[.$U$4]+[.V370]*[.$V$4]+[.W370]*[.$W$4]+[.X370]*[.$X$4]" office:value-type="float" office:value="0">
            <text:p>0</text:p>
          </table:table-cell>
          <table:table-cell table:number-columns-repeated="998"/>
        </table:table-row>
        <table:table-row table:style-name="ro2" table:number-rows-repeated="10482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1T20:06:31</meta:creation-date>
    <dc:date>2014-01-06T20:17:16</dc:date>
    <meta:editing-duration>PT3H24M53S</meta:editing-duration>
    <meta:editing-cycles>264</meta:editing-cycles>
    <meta:generator>LibreOffice/3.5$Linux_X86_64 LibreOffice_project/350m1$Build-2</meta:generator>
    <meta:document-statistic meta:table-count="3" meta:cell-count="8813" meta:object-count="0"/>
  </office:meta>
</office:document-meta>
</file>